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17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Generate Near Pareto Solution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wide-range-optimization.py$ParetoPointsGeneration?language=Python&amp;location=user" xlink:type="simple"/>
              </office:event-listeners>
            </form:button>
          </form:form>
        </office:forms>
        <table:shapes>
          <draw:frame draw:z-index="0" draw:style-name="gr1" draw:text-style-name="P1" svg:width="7.4516in" svg:height="5.9429in" svg:x="12.6705in" svg:y="0.9728in">
            <draw:object draw:notify-on-update-of-ranges="Sheet1.I9:Sheet1.I1008 Sheet1.J9:Sheet1.J10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text-style-name="P2" svg:width="2.9154in" svg:height="0.3114in" svg:x="9.361in" svg:y="0.415in" draw:control="control1"/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offset</text:p>
          </table:table-cell>
        </table:table-row>
        <table:table-row table:style-name="ro1">
          <table:table-cell/>
          <table:table-cell table:style-name="ce1" office:value-type="float" office:value="2.47504642530618" calcext:value-type="float">
            <text:p>2.47504642530618</text:p>
          </table:table-cell>
          <table:table-cell table:style-name="ce1" office:value-type="float" office:value="1.59663494404948" calcext:value-type="float">
            <text:p>1.59663494404948</text:p>
          </table:table-cell>
          <table:table-cell table:style-name="ce2" table:formula="of:= (x-5)*(x-5) + y*y" office:value-type="float" office:value="8.92463369891899" calcext:value-type="float">
            <text:p>8.92463369891899</text:p>
          </table:table-cell>
          <table:table-cell table:style-name="ce2" table:formula="of:= (x-8)*(x-8) + (y+3)*(y+3)" office:value-type="float" office:value="51.6541648113788" calcext:value-type="float">
            <text:p>51.654164811378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 4*x*x + 4*y*y" office:value-type="float" office:value="34.7003918079231" calcext:value-type="float">
            <text:p>34.7003918079231</text:p>
          </table:table-cell>
          <table:table-cell table:formula="of:= (x-5)*(x-5) + (y-5)*(y-5)" office:value-type="float" office:value="17.9582842584242" calcext:value-type="float">
            <text:p>17.9582842584242</text:p>
          </table:table-cell>
          <table:table-cell table:style-name="ce3" table:formula="of:= wa*fa + wb*fb" office:value-type="float" office:value="1053.17352132695" calcext:value-type="float">
            <text:p>1053.173521326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wer B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0" calcext:value-type="float">
            <text:p>-1000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per Boun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ghts Rang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float" office:value="3.25777162994657" calcext:value-type="float">
            <text:p>3.25777162994657</text:p>
          </table:table-cell>
          <table:table-cell office:value-type="float" office:value="1.04033812611771" calcext:value-type="float">
            <text:p>1.04033812611771</text:p>
          </table:table-cell>
          <table:table-cell office:value-type="float" office:value="4.11766311007315" calcext:value-type="float">
            <text:p>4.11766311007315</text:p>
          </table:table-cell>
          <table:table-cell office:value-type="float" office:value="38.8130620871" calcext:value-type="float">
            <text:p>38.8130620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7815176381554" calcext:value-type="float">
            <text:p>46.7815176381554</text:p>
          </table:table-cell>
          <table:table-cell office:value-type="float" office:value="18.714281848896" calcext:value-type="float">
            <text:p>18.7142818488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5927670504021" calcext:value-type="float">
            <text:p>3.25927670504021</text:p>
          </table:table-cell>
          <table:table-cell office:value-type="float" office:value="2.47119171463588" calcext:value-type="float">
            <text:p>2.47119171463588</text:p>
          </table:table-cell>
          <table:table-cell office:value-type="float" office:value="9.13690608010069" calcext:value-type="float">
            <text:p>9.13690608010069</text:p>
          </table:table-cell>
          <table:table-cell office:value-type="float" office:value="52.4083961376747" calcext:value-type="float">
            <text:p>52.40839613767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.9186925220112" calcext:value-type="float">
            <text:p>66.9186925220112</text:p>
          </table:table-cell>
          <table:table-cell office:value-type="float" office:value="9.42498893374188" calcext:value-type="float">
            <text:p>9.424988933741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0629589606924" calcext:value-type="float">
            <text:p>0.840629589606924</text:p>
          </table:table-cell>
          <table:table-cell office:value-type="float" office:value="1.22525010624344" calcext:value-type="float">
            <text:p>1.22525010624344</text:p>
          </table:table-cell>
          <table:table-cell office:value-type="float" office:value="18.801600033703" calcext:value-type="float">
            <text:p>18.801600033703</text:p>
          </table:table-cell>
          <table:table-cell office:value-type="float" office:value="69.1093231335221" calcext:value-type="float">
            <text:p>69.1093231335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.83158371908902" calcext:value-type="float">
            <text:p>8.83158371908902</text:p>
          </table:table-cell>
          <table:table-cell office:value-type="float" office:value="31.5490989712687" calcext:value-type="float">
            <text:p>31.54909897126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6206852478797" calcext:value-type="float">
            <text:p>4.46206852478797</text:p>
          </table:table-cell>
          <table:table-cell office:value-type="float" office:value="2.04597613995633" calcext:value-type="float">
            <text:p>2.04597613995633</text:p>
          </table:table-cell>
          <table:table-cell office:value-type="float" office:value="4.47538863729438" calcext:value-type="float">
            <text:p>4.47538863729438</text:p>
          </table:table-cell>
          <table:table-cell office:value-type="float" office:value="37.9788343283045" calcext:value-type="float">
            <text:p>37.9788343283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.3842955406964" calcext:value-type="float">
            <text:p>96.3842955406964</text:p>
          </table:table-cell>
          <table:table-cell office:value-type="float" office:value="9.01562723773111" calcext:value-type="float">
            <text:p>9.01562723773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2814418124522" calcext:value-type="float">
            <text:p>3.52814418124522</text:p>
          </table:table-cell>
          <table:table-cell office:value-type="float" office:value="0.519297139237532" calcext:value-type="float">
            <text:p>0.519297139237532</text:p>
          </table:table-cell>
          <table:table-cell office:value-type="float" office:value="2.43602907002258" calcext:value-type="float">
            <text:p>2.43602907002258</text:p>
          </table:table-cell>
          <table:table-cell office:value-type="float" office:value="32.3829468179764" calcext:value-type="float">
            <text:p>32.38294681797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.8698835298993" calcext:value-type="float">
            <text:p>50.8698835298993</text:p>
          </table:table-cell>
          <table:table-cell office:value-type="float" office:value="22.2430576776473" calcext:value-type="float">
            <text:p>22.24305767764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7650866776634" calcext:value-type="float">
            <text:p>3.57650866776634</text:p>
          </table:table-cell>
          <table:table-cell office:value-type="float" office:value="1.74858613061829" calcext:value-type="float">
            <text:p>1.74858613061829</text:p>
          </table:table-cell>
          <table:table-cell office:value-type="float" office:value="5.08388102913499" calcext:value-type="float">
            <text:p>5.08388102913499</text:p>
          </table:table-cell>
          <table:table-cell office:value-type="float" office:value="42.1163458062467" calcext:value-type="float">
            <text:p>42.1163458062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3.3958708271936" calcext:value-type="float">
            <text:p>63.3958708271936</text:p>
          </table:table-cell>
          <table:table-cell office:value-type="float" office:value="12.5980197229521" calcext:value-type="float">
            <text:p>12.5980197229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503121290083" calcext:value-type="float">
            <text:p>1.4503121290083</text:p>
          </table:table-cell>
          <table:table-cell office:value-type="float" office:value="0.901122768425784" calcext:value-type="float">
            <text:p>0.901122768425784</text:p>
          </table:table-cell>
          <table:table-cell office:value-type="float" office:value="13.4123062252409" calcext:value-type="float">
            <text:p>13.4123062252409</text:p>
          </table:table-cell>
          <table:table-cell office:value-type="float" office:value="58.1171700617458" calcext:value-type="float">
            <text:p>58.11717006174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.6617100612958" calcext:value-type="float">
            <text:p>11.6617100612958</text:p>
          </table:table-cell>
          <table:table-cell office:value-type="float" office:value="29.4010785409831" calcext:value-type="float">
            <text:p>29.40107854098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6715162430088" calcext:value-type="float">
            <text:p>1.76715162430088</text:p>
          </table:table-cell>
          <table:table-cell office:value-type="float" office:value="2.39204206487871" calcext:value-type="float">
            <text:p>2.39204206487871</text:p>
          </table:table-cell>
          <table:table-cell office:value-type="float" office:value="16.1731738604096" calcext:value-type="float">
            <text:p>16.1731738604096</text:p>
          </table:table-cell>
          <table:table-cell office:value-type="float" office:value="67.9225165038766" calcext:value-type="float">
            <text:p>67.9225165038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.3787604136739" calcext:value-type="float">
            <text:p>35.3787604136739</text:p>
          </table:table-cell>
          <table:table-cell office:value-type="float" office:value="17.2527532116225" calcext:value-type="float">
            <text:p>17.25275321162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9764289986266" calcext:value-type="float">
            <text:p>2.49764289986266</text:p>
          </table:table-cell>
          <table:table-cell office:value-type="float" office:value="0.840547704878662" calcext:value-type="float">
            <text:p>0.840547704878662</text:p>
          </table:table-cell>
          <table:table-cell office:value-type="float" office:value="6.96831150078456" calcext:value-type="float">
            <text:p>6.96831150078456</text:p>
          </table:table-cell>
          <table:table-cell office:value-type="float" office:value="45.0257403308806" calcext:value-type="float">
            <text:p>45.02574033088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7.7789619976445" calcext:value-type="float">
            <text:p>27.7789619976445</text:p>
          </table:table-cell>
          <table:table-cell office:value-type="float" office:value="23.5628344519979" calcext:value-type="float">
            <text:p>23.562834451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83311557023995" calcext:value-type="float">
            <text:p>0.383311557023995</text:p>
          </table:table-cell>
          <table:table-cell office:value-type="float" office:value="2.91160930809705" calcext:value-type="float">
            <text:p>2.91160930809705</text:p>
          </table:table-cell>
          <table:table-cell office:value-type="float" office:value="29.7912809425056" calcext:value-type="float">
            <text:p>29.7912809425056</text:p>
          </table:table-cell>
          <table:table-cell office:value-type="float" office:value="92.9610674489439" calcext:value-type="float">
            <text:p>92.9610674489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.4975860509821" calcext:value-type="float">
            <text:p>34.4975860509821</text:p>
          </table:table-cell>
          <table:table-cell office:value-type="float" office:value="25.6751878615351" calcext:value-type="float">
            <text:p>25.67518786153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5162260968326" calcext:value-type="float">
            <text:p>0.135162260968326</text:p>
          </table:table-cell>
          <table:table-cell office:value-type="float" office:value="1.15374648290219" calcext:value-type="float">
            <text:p>1.15374648290219</text:p>
          </table:table-cell>
          <table:table-cell office:value-type="float" office:value="24.997777173916" calcext:value-type="float">
            <text:p>24.997777173916</text:p>
          </table:table-cell>
          <table:table-cell office:value-type="float" office:value="79.1092825055192" calcext:value-type="float">
            <text:p>79.1092825055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39759913439701" calcext:value-type="float">
            <text:p>5.39759913439701</text:p>
          </table:table-cell>
          <table:table-cell office:value-type="float" office:value="38.460312344894" calcext:value-type="float">
            <text:p>38.4603123448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9746068554638" calcext:value-type="float">
            <text:p>0.439746068554638</text:p>
          </table:table-cell>
          <table:table-cell office:value-type="float" office:value="2.58969013822807" calcext:value-type="float">
            <text:p>2.58969013822807</text:p>
          </table:table-cell>
          <table:table-cell office:value-type="float" office:value="27.5024109312986" calcext:value-type="float">
            <text:p>27.5024109312986</text:p>
          </table:table-cell>
          <table:table-cell office:value-type="float" office:value="88.4020753493392" calcext:value-type="float">
            <text:p>88.40207534933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7.59948646738" calcext:value-type="float">
            <text:p>27.59948646738</text:p>
          </table:table-cell>
          <table:table-cell office:value-type="float" office:value="26.6055095490179" calcext:value-type="float">
            <text:p>26.6055095490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9608699121141" calcext:value-type="float">
            <text:p>1.29608699121141</text:p>
          </table:table-cell>
          <table:table-cell office:value-type="float" office:value="1.08603370786121" calcext:value-type="float">
            <text:p>1.08603370786121</text:p>
          </table:table-cell>
          <table:table-cell office:value-type="float" office:value="14.8984407912841" calcext:value-type="float">
            <text:p>14.8984407912841</text:p>
          </table:table-cell>
          <table:table-cell office:value-type="float" office:value="61.6381210911829" calcext:value-type="float">
            <text:p>61.6381210911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.4372428135929" calcext:value-type="float">
            <text:p>11.4372428135929</text:p>
          </table:table-cell>
          <table:table-cell office:value-type="float" office:value="29.038103712672" calcext:value-type="float">
            <text:p>29.038103712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3543561087822" calcext:value-type="float">
            <text:p>3.63543561087822</text:p>
          </table:table-cell>
          <table:table-cell office:value-type="float" office:value="2.75701026690719" calcext:value-type="float">
            <text:p>2.75701026690719</text:p>
          </table:table-cell>
          <table:table-cell office:value-type="float" office:value="9.46314158389095" calcext:value-type="float">
            <text:p>9.46314158389095</text:p>
          </table:table-cell>
          <table:table-cell office:value-type="float" office:value="52.1925895200648" calcext:value-type="float">
            <text:p>52.1925895200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3.2699907706925" calcext:value-type="float">
            <text:p>83.2699907706925</text:p>
          </table:table-cell>
          <table:table-cell office:value-type="float" office:value="6.89303891481906" calcext:value-type="float">
            <text:p>6.893038914819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4489274507141" calcext:value-type="float">
            <text:p>3.24489274507141</text:p>
          </table:table-cell>
          <table:table-cell office:value-type="float" office:value="2.15490644560325" calcext:value-type="float">
            <text:p>2.15490644560325</text:p>
          </table:table-cell>
          <table:table-cell office:value-type="float" office:value="7.72402326560539" calcext:value-type="float">
            <text:p>7.72402326560539</text:p>
          </table:table-cell>
          <table:table-cell office:value-type="float" office:value="49.1841054687964" calcext:value-type="float">
            <text:p>49.18410546879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0.6918028652779" calcext:value-type="float">
            <text:p>60.6918028652779</text:p>
          </table:table-cell>
          <table:table-cell office:value-type="float" office:value="11.1749588095729" calcext:value-type="float">
            <text:p>11.1749588095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1160741092079" calcext:value-type="float">
            <text:p>3.41160741092079</text:p>
          </table:table-cell>
          <table:table-cell office:value-type="float" office:value="1.43765548140612" calcext:value-type="float">
            <text:p>1.43765548140612</text:p>
          </table:table-cell>
          <table:table-cell office:value-type="float" office:value="4.58984430025884" calcext:value-type="float">
            <text:p>4.58984430025884</text:p>
          </table:table-cell>
          <table:table-cell office:value-type="float" office:value="40.7461327231709" calcext:value-type="float">
            <text:p>40.74613272317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4.8236736378668" calcext:value-type="float">
            <text:p>54.8236736378668</text:p>
          </table:table-cell>
          <table:table-cell office:value-type="float" office:value="15.2132894861976" calcext:value-type="float">
            <text:p>15.2132894861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8472326435256" calcext:value-type="float">
            <text:p>0.778472326435256</text:p>
          </table:table-cell>
          <table:table-cell office:value-type="float" office:value="0.601604096808387" calcext:value-type="float">
            <text:p>0.601604096808387</text:p>
          </table:table-cell>
          <table:table-cell office:value-type="float" office:value="18.1832233879696" calcext:value-type="float">
            <text:p>18.1832233879696</text:p>
          </table:table-cell>
          <table:table-cell office:value-type="float" office:value="65.1220140102084" calcext:value-type="float">
            <text:p>65.1220140102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.87178660928862" calcext:value-type="float">
            <text:p>3.87178660928862</text:p>
          </table:table-cell>
          <table:table-cell office:value-type="float" office:value="37.1671824198857" calcext:value-type="float">
            <text:p>37.1671824198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1049296915999" calcext:value-type="float">
            <text:p>2.31049296915999</text:p>
          </table:table-cell>
          <table:table-cell office:value-type="float" office:value="2.27127268732039" calcext:value-type="float">
            <text:p>2.27127268732039</text:p>
          </table:table-cell>
          <table:table-cell office:value-type="float" office:value="12.3921276891054" calcext:value-type="float">
            <text:p>12.3921276891054</text:p>
          </table:table-cell>
          <table:table-cell office:value-type="float" office:value="60.1568059980677" calcext:value-type="float">
            <text:p>60.15680599806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1.9882295228214" calcext:value-type="float">
            <text:p>41.9882295228214</text:p>
          </table:table-cell>
          <table:table-cell office:value-type="float" office:value="14.6794008159015" calcext:value-type="float">
            <text:p>14.6794008159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3457878055722" calcext:value-type="float">
            <text:p>1.23457878055722</text:p>
          </table:table-cell>
          <table:table-cell office:value-type="float" office:value="2.21982291323991" calcext:value-type="float">
            <text:p>2.21982291323991</text:p>
          </table:table-cell>
          <table:table-cell office:value-type="float" office:value="19.1060107259749" calcext:value-type="float">
            <text:p>19.1060107259749</text:p>
          </table:table-cell>
          <table:table-cell office:value-type="float" office:value="73.0174755220711" calcext:value-type="float">
            <text:p>73.01747552207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5.8071941261883" calcext:value-type="float">
            <text:p>25.8071941261883</text:p>
          </table:table-cell>
          <table:table-cell office:value-type="float" office:value="21.9077815935758" calcext:value-type="float">
            <text:p>21.9077815935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1738515882905" calcext:value-type="float">
            <text:p>4.51738515882905</text:p>
          </table:table-cell>
          <table:table-cell office:value-type="float" office:value="2.54469295931667" calcext:value-type="float">
            <text:p>2.54469295931667</text:p>
          </table:table-cell>
          <table:table-cell office:value-type="float" office:value="6.7083793421143" calcext:value-type="float">
            <text:p>6.7083793421143</text:p>
          </table:table-cell>
          <table:table-cell office:value-type="float" office:value="42.8722261450401" calcext:value-type="float">
            <text:p>42.8722261450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7.528923721619" calcext:value-type="float">
            <text:p>107.528923721619</text:p>
          </table:table-cell>
          <table:table-cell office:value-type="float" office:value="6.26144974894759" calcext:value-type="float">
            <text:p>6.261449748947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150505292013" calcext:value-type="float">
            <text:p>1.8150505292013</text:p>
          </table:table-cell>
          <table:table-cell office:value-type="float" office:value="1.77858268359024" calcext:value-type="float">
            <text:p>1.77858268359024</text:p>
          </table:table-cell>
          <table:table-cell office:value-type="float" office:value="13.307259493908" calcext:value-type="float">
            <text:p>13.307259493908</text:p>
          </table:table-cell>
          <table:table-cell office:value-type="float" office:value="61.0884524202416" calcext:value-type="float">
            <text:p>61.08845242024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.831059143684" calcext:value-type="float">
            <text:p>25.831059143684</text:p>
          </table:table-cell>
          <table:table-cell office:value-type="float" office:value="20.5214326580055" calcext:value-type="float">
            <text:p>20.5214326580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2235772884752" calcext:value-type="float">
            <text:p>3.32235772884752</text:p>
          </table:table-cell>
          <table:table-cell office:value-type="float" office:value="0.512053231736944" calcext:value-type="float">
            <text:p>0.512053231736944</text:p>
          </table:table-cell>
          <table:table-cell office:value-type="float" office:value="3.07668210208988" calcext:value-type="float">
            <text:p>3.07668210208988</text:p>
          </table:table-cell>
          <table:table-cell office:value-type="float" office:value="34.2148551194264" calcext:value-type="float">
            <text:p>34.2148551194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.2010375622605" calcext:value-type="float">
            <text:p>45.2010375622605</text:p>
          </table:table-cell>
          <table:table-cell office:value-type="float" office:value="22.9561497847204" calcext:value-type="float">
            <text:p>22.9561497847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25398922176974" calcext:value-type="float">
            <text:p>4.25398922176974</text:p>
          </table:table-cell>
          <table:table-cell office:value-type="float" office:value="0.386565144710964" calcext:value-type="float">
            <text:p>0.386565144710964</text:p>
          </table:table-cell>
          <table:table-cell office:value-type="float" office:value="0.705964692341125" calcext:value-type="float">
            <text:p>0.705964692341125</text:p>
          </table:table-cell>
          <table:table-cell office:value-type="float" office:value="25.5014202299885" calcext:value-type="float">
            <text:p>25.50142022998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2.9834276401541" calcext:value-type="float">
            <text:p>72.9834276401541</text:p>
          </table:table-cell>
          <table:table-cell office:value-type="float" office:value="21.8403132452315" calcext:value-type="float">
            <text:p>21.84031324523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009159221719" calcext:value-type="float">
            <text:p>4.3009159221719</text:p>
          </table:table-cell>
          <table:table-cell office:value-type="float" office:value="1.5367269744786" calcext:value-type="float">
            <text:p>1.5367269744786</text:p>
          </table:table-cell>
          <table:table-cell office:value-type="float" office:value="2.85024834196292" calcext:value-type="float">
            <text:p>2.85024834196292</text:p>
          </table:table-cell>
          <table:table-cell office:value-type="float" office:value="34.2651146558031" calcext:value-type="float">
            <text:p>34.26511465580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.4376302547278" calcext:value-type="float">
            <text:p>83.4376302547278</text:p>
          </table:table-cell>
          <table:table-cell office:value-type="float" office:value="12.4829785971769" calcext:value-type="float">
            <text:p>12.48297859717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1831703299124" calcext:value-type="float">
            <text:p>2.11831703299124</text:p>
          </table:table-cell>
          <table:table-cell office:value-type="float" office:value="1.85539413732636" calcext:value-type="float">
            <text:p>1.85539413732636</text:p>
          </table:table-cell>
          <table:table-cell office:value-type="float" office:value="11.7465841271734" calcext:value-type="float">
            <text:p>11.7465841271734</text:p>
          </table:table-cell>
          <table:table-cell office:value-type="float" office:value="58.1690467531841" calcext:value-type="float">
            <text:p>58.16904675318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.7190178283434" calcext:value-type="float">
            <text:p>31.7190178283434</text:p>
          </table:table-cell>
          <table:table-cell office:value-type="float" office:value="18.1926427539098" calcext:value-type="float">
            <text:p>18.1926427539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6472918833072" calcext:value-type="float">
            <text:p>2.06472918833072</text:p>
          </table:table-cell>
          <table:table-cell office:value-type="float" office:value="0.430049238910377" calcext:value-type="float">
            <text:p>0.430049238910377</text:p>
          </table:table-cell>
          <table:table-cell office:value-type="float" office:value="8.80075708572506" calcext:value-type="float">
            <text:p>8.80075708572506</text:p>
          </table:table-cell>
          <table:table-cell office:value-type="float" office:value="46.992677389203" calcext:value-type="float">
            <text:p>46.9926773892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.7921958761288" calcext:value-type="float">
            <text:p>17.7921958761288</text:p>
          </table:table-cell>
          <table:table-cell office:value-type="float" office:value="29.5002646966213" calcext:value-type="float">
            <text:p>29.50026469662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61480720327473" calcext:value-type="float">
            <text:p>0.096148072032747</text:p>
          </table:table-cell>
          <table:table-cell office:value-type="float" office:value="2.07828707273523" calcext:value-type="float">
            <text:p>2.07828707273523</text:p>
          </table:table-cell>
          <table:table-cell office:value-type="float" office:value="28.3670408881265" calcext:value-type="float">
            <text:p>28.3670408881265</text:p>
          </table:table-cell>
          <table:table-cell office:value-type="float" office:value="88.2598748923414" calcext:value-type="float">
            <text:p>88.2598748923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.3140864338159" calcext:value-type="float">
            <text:p>17.3140864338159</text:p>
          </table:table-cell>
          <table:table-cell office:value-type="float" office:value="32.5841701607742" calcext:value-type="float">
            <text:p>32.58417016077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2752422860652" calcext:value-type="float">
            <text:p>4.12752422860652</text:p>
          </table:table-cell>
          <table:table-cell office:value-type="float" office:value="0.234567630482599" calcext:value-type="float">
            <text:p>0.234567630482599</text:p>
          </table:table-cell>
          <table:table-cell office:value-type="float" office:value="0.816235944938863" calcext:value-type="float">
            <text:p>0.816235944938863</text:p>
          </table:table-cell>
          <table:table-cell office:value-type="float" office:value="25.4584963561953" calcext:value-type="float">
            <text:p>25.45849635619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8.3659129240164" calcext:value-type="float">
            <text:p>68.3659129240164</text:p>
          </table:table-cell>
          <table:table-cell office:value-type="float" office:value="23.4705596401129" calcext:value-type="float">
            <text:p>23.47055964011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0481013898691" calcext:value-type="float">
            <text:p>3.70481013898691</text:p>
          </table:table-cell>
          <table:table-cell office:value-type="float" office:value="2.56188278232641" calcext:value-type="float">
            <text:p>2.56188278232641</text:p>
          </table:table-cell>
          <table:table-cell office:value-type="float" office:value="8.24076016645159" calcext:value-type="float">
            <text:p>8.24076016645159</text:p>
          </table:table-cell>
          <table:table-cell office:value-type="float" office:value="49.3831960264886" calcext:value-type="float">
            <text:p>49.38319602648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1.1554462252829" calcext:value-type="float">
            <text:p>81.1554462252829</text:p>
          </table:table-cell>
          <table:table-cell office:value-type="float" office:value="7.62193234318753" calcext:value-type="float">
            <text:p>7.621932343187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408855012535" calcext:value-type="float">
            <text:p>1.17408855012535</text:p>
          </table:table-cell>
          <table:table-cell office:value-type="float" office:value="2.77819692127402" calcext:value-type="float">
            <text:p>2.77819692127402</text:p>
          </table:table-cell>
          <table:table-cell office:value-type="float" office:value="22.3559765556584" calcext:value-type="float">
            <text:p>22.3559765556584</text:p>
          </table:table-cell>
          <table:table-cell office:value-type="float" office:value="79.9806267825504" calcext:value-type="float">
            <text:p>79.98062678255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6.3874482276476" calcext:value-type="float">
            <text:p>36.3874482276476</text:p>
          </table:table-cell>
          <table:table-cell office:value-type="float" office:value="19.5740073429182" calcext:value-type="float">
            <text:p>19.57400734291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9858109452084" calcext:value-type="float">
            <text:p>3.49858109452084</text:p>
          </table:table-cell>
          <table:table-cell office:value-type="float" office:value="1.47855681915738" calcext:value-type="float">
            <text:p>1.47855681915738</text:p>
          </table:table-cell>
          <table:table-cell office:value-type="float" office:value="4.44038899720704" calcext:value-type="float">
            <text:p>4.44038899720704</text:p>
          </table:table-cell>
          <table:table-cell office:value-type="float" office:value="40.3202433450263" calcext:value-type="float">
            <text:p>40.32024334502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7.7047997696616" calcext:value-type="float">
            <text:p>57.7047997696616</text:p>
          </table:table-cell>
          <table:table-cell office:value-type="float" office:value="14.6548208056333" calcext:value-type="float">
            <text:p>14.6548208056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0884653029003" calcext:value-type="float">
            <text:p>3.10884653029003</text:p>
          </table:table-cell>
          <table:table-cell office:value-type="float" office:value="0.402060091783189" calcext:value-type="float">
            <text:p>0.402060091783189</text:p>
          </table:table-cell>
          <table:table-cell office:value-type="float" office:value="3.73811376340078" calcext:value-type="float">
            <text:p>3.73811376340078</text:p>
          </table:table-cell>
          <table:table-cell office:value-type="float" office:value="35.4973951323598" calcext:value-type="float">
            <text:p>35.49739513235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.3063162652042" calcext:value-type="float">
            <text:p>39.3063162652042</text:p>
          </table:table-cell>
          <table:table-cell office:value-type="float" office:value="24.7175128455689" calcext:value-type="float">
            <text:p>24.7175128455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2551207897628" calcext:value-type="float">
            <text:p>2.02551207897628</text:p>
          </table:table-cell>
          <table:table-cell office:value-type="float" office:value="2.45670289103407" calcext:value-type="float">
            <text:p>2.45670289103407</text:p>
          </table:table-cell>
          <table:table-cell office:value-type="float" office:value="14.8829674871312" calcext:value-type="float">
            <text:p>14.8829674871312</text:p>
          </table:table-cell>
          <table:table-cell office:value-type="float" office:value="65.4701123594779" calcext:value-type="float">
            <text:p>65.47011235947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0.5523531075758" calcext:value-type="float">
            <text:p>40.5523531075758</text:p>
          </table:table-cell>
          <table:table-cell office:value-type="float" office:value="15.3159385767905" calcext:value-type="float">
            <text:p>15.31593857679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8101879430256" calcext:value-type="float">
            <text:p>3.18101879430256</text:p>
          </table:table-cell>
          <table:table-cell office:value-type="float" office:value="0.0437603512943688" calcext:value-type="float">
            <text:p>0.043760351294369</text:p>
          </table:table-cell>
          <table:table-cell office:value-type="float" office:value="3.31060759502593" calcext:value-type="float">
            <text:p>3.31060759502593</text:p>
          </table:table-cell>
          <table:table-cell office:value-type="float" office:value="32.4870569369768" calcext:value-type="float">
            <text:p>32.48705693697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.483182152206" calcext:value-type="float">
            <text:p>40.483182152206</text:p>
          </table:table-cell>
          <table:table-cell office:value-type="float" office:value="27.8730040820822" calcext:value-type="float">
            <text:p>27.87300408208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9404790262202" calcext:value-type="float">
            <text:p>4.49404790262202</text:p>
          </table:table-cell>
          <table:table-cell office:value-type="float" office:value="1.93869070856272" calcext:value-type="float">
            <text:p>1.93869070856272</text:p>
          </table:table-cell>
          <table:table-cell office:value-type="float" office:value="4.01450918830859" calcext:value-type="float">
            <text:p>4.01450918830859</text:p>
          </table:table-cell>
          <table:table-cell office:value-type="float" office:value="36.6823660239528" calcext:value-type="float">
            <text:p>36.68236602395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5.819952858115" calcext:value-type="float">
            <text:p>95.819952858115</text:p>
          </table:table-cell>
          <table:table-cell office:value-type="float" office:value="9.62760210268143" calcext:value-type="float">
            <text:p>9.62760210268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994886157576" calcext:value-type="float">
            <text:p>0.62994886157576</text:p>
          </table:table-cell>
          <table:table-cell office:value-type="float" office:value="1.96169253868406" calcext:value-type="float">
            <text:p>1.96169253868406</text:p>
          </table:table-cell>
          <table:table-cell office:value-type="float" office:value="22.9455845687717" calcext:value-type="float">
            <text:p>22.9455845687717</text:p>
          </table:table-cell>
          <table:table-cell office:value-type="float" office:value="78.9360466314215" calcext:value-type="float">
            <text:p>78.93604663142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6.9802927381172" calcext:value-type="float">
            <text:p>16.9802927381172</text:p>
          </table:table-cell>
          <table:table-cell office:value-type="float" office:value="28.3286591819311" calcext:value-type="float">
            <text:p>28.3286591819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1495076489158" calcext:value-type="float">
            <text:p>4.81495076489158</text:p>
          </table:table-cell>
          <table:table-cell office:value-type="float" office:value="2.6255067821636" calcext:value-type="float">
            <text:p>2.6255067821636</text:p>
          </table:table-cell>
          <table:table-cell office:value-type="float" office:value="6.92752908260128" calcext:value-type="float">
            <text:p>6.92752908260128</text:p>
          </table:table-cell>
          <table:table-cell office:value-type="float" office:value="41.7908651862334" calcext:value-type="float">
            <text:p>41.79086518623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20.308146926068" calcext:value-type="float">
            <text:p>120.308146926068</text:p>
          </table:table-cell>
          <table:table-cell office:value-type="float" office:value="5.67246126096527" calcext:value-type="float">
            <text:p>5.672461260965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6921625182704" calcext:value-type="float">
            <text:p>3.26921625182704</text:p>
          </table:table-cell>
          <table:table-cell office:value-type="float" office:value="1.0171586503976" calcext:value-type="float">
            <text:p>1.0171586503976</text:p>
          </table:table-cell>
          <table:table-cell office:value-type="float" office:value="4.03022410301832" calcext:value-type="float">
            <text:p>4.03022410301832</text:p>
          </table:table-cell>
          <table:table-cell office:value-type="float" office:value="38.5178784944417" calcext:value-type="float">
            <text:p>38.51787849444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6.8895464851548" calcext:value-type="float">
            <text:p>46.8895464851548</text:p>
          </table:table-cell>
          <table:table-cell office:value-type="float" office:value="18.8586375990423" calcext:value-type="float">
            <text:p>18.85863759904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3845559405494" calcext:value-type="float">
            <text:p>0.353845559405494</text:p>
          </table:table-cell>
          <table:table-cell office:value-type="float" office:value="0.863073649037247" calcext:value-type="float">
            <text:p>0.863073649037247</text:p>
          </table:table-cell>
          <table:table-cell office:value-type="float" office:value="22.3316472095185" calcext:value-type="float">
            <text:p>22.3316472095185</text:p>
          </table:table-cell>
          <table:table-cell office:value-type="float" office:value="73.387015747309" calcext:value-type="float">
            <text:p>73.387015747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.48041121429383" calcext:value-type="float">
            <text:p>3.48041121429383</text:p>
          </table:table-cell>
          <table:table-cell office:value-type="float" office:value="38.700910719146" calcext:value-type="float">
            <text:p>38.7009107191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0967499736602" calcext:value-type="float">
            <text:p>2.30967499736602</text:p>
          </table:table-cell>
          <table:table-cell office:value-type="float" office:value="0.748068565887031" calcext:value-type="float">
            <text:p>0.748068565887031</text:p>
          </table:table-cell>
          <table:table-cell office:value-type="float" office:value="7.79745519906578" calcext:value-type="float">
            <text:p>7.79745519906578</text:p>
          </table:table-cell>
          <table:table-cell office:value-type="float" office:value="46.4278166101918" calcext:value-type="float">
            <text:p>46.42781661019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3.5768206909041" calcext:value-type="float">
            <text:p>23.5768206909041</text:p>
          </table:table-cell>
          <table:table-cell office:value-type="float" office:value="25.3167695401955" calcext:value-type="float">
            <text:p>25.31676954019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0967828499741" calcext:value-type="float">
            <text:p>4.90967828499741</text:p>
          </table:table-cell>
          <table:table-cell office:value-type="float" office:value="2.00801400712258" calcext:value-type="float">
            <text:p>2.00801400712258</text:p>
          </table:table-cell>
          <table:table-cell office:value-type="float" office:value="4.04027826500148" calcext:value-type="float">
            <text:p>4.04027826500148</text:p>
          </table:table-cell>
          <table:table-cell office:value-type="float" office:value="34.6302925977525" calcext:value-type="float">
            <text:p>34.6302925977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.548244459902" calcext:value-type="float">
            <text:p>112.548244459902</text:p>
          </table:table-cell>
          <table:table-cell office:value-type="float" office:value="8.96013819377571" calcext:value-type="float">
            <text:p>8.96013819377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98895692988877" calcext:value-type="float">
            <text:p>0.039889569298888</text:p>
          </table:table-cell>
          <table:table-cell office:value-type="float" office:value="1.46812048975254" calcext:value-type="float">
            <text:p>1.46812048975254</text:p>
          </table:table-cell>
          <table:table-cell office:value-type="float" office:value="26.7580732571812" calcext:value-type="float">
            <text:p>26.7580732571812</text:p>
          </table:table-cell>
          <table:table-cell office:value-type="float" office:value="83.3274587799032" calcext:value-type="float">
            <text:p>83.32745877990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.62787580068039" calcext:value-type="float">
            <text:p>8.62787580068039</text:p>
          </table:table-cell>
          <table:table-cell office:value-type="float" office:value="37.0768683596558" calcext:value-type="float">
            <text:p>37.0768683596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0671834279612" calcext:value-type="float">
            <text:p>1.10671834279612</text:p>
          </table:table-cell>
          <table:table-cell office:value-type="float" office:value="2.98548337335337" calcext:value-type="float">
            <text:p>2.98548337335337</text:p>
          </table:table-cell>
          <table:table-cell office:value-type="float" office:value="24.0707530348896" calcext:value-type="float">
            <text:p>24.0707530348896</text:p>
          </table:table-cell>
          <table:table-cell office:value-type="float" office:value="83.3433432182332" calcext:value-type="float">
            <text:p>83.34334321823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.5517458514032" calcext:value-type="float">
            <text:p>40.5517458514032</text:p>
          </table:table-cell>
          <table:table-cell office:value-type="float" office:value="19.2159193013559" calcext:value-type="float">
            <text:p>19.2159193013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9532041503662" calcext:value-type="float">
            <text:p>0.749532041503662</text:p>
          </table:table-cell>
          <table:table-cell office:value-type="float" office:value="1.99010344508144" calcext:value-type="float">
            <text:p>1.99010344508144</text:p>
          </table:table-cell>
          <table:table-cell office:value-type="float" office:value="22.0269895883291" calcext:value-type="float">
            <text:p>22.0269895883291</text:p>
          </table:table-cell>
          <table:table-cell office:value-type="float" office:value="77.4704180097958" calcext:value-type="float">
            <text:p>77.47041800979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0892400134627" calcext:value-type="float">
            <text:p>18.0892400134627</text:p>
          </table:table-cell>
          <table:table-cell office:value-type="float" office:value="27.1259551375146" calcext:value-type="float">
            <text:p>27.12595513751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2803081005784" calcext:value-type="float">
            <text:p>1.62803081005784</text:p>
          </table:table-cell>
          <table:table-cell office:value-type="float" office:value="0.76438084529125" calcext:value-type="float">
            <text:p>0.76438084529125</text:p>
          </table:table-cell>
          <table:table-cell office:value-type="float" office:value="11.9544542945674" calcext:value-type="float">
            <text:p>11.9544542945674</text:p>
          </table:table-cell>
          <table:table-cell office:value-type="float" office:value="54.7725545059678" calcext:value-type="float">
            <text:p>54.77255450596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.939049580583" calcext:value-type="float">
            <text:p>12.939049580583</text:p>
          </table:table-cell>
          <table:table-cell office:value-type="float" office:value="29.3106458416549" calcext:value-type="float">
            <text:p>29.31064584165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0188702887346" calcext:value-type="float">
            <text:p>3.00188702887346</text:p>
          </table:table-cell>
          <table:table-cell office:value-type="float" office:value="2.66872938962177" calcext:value-type="float">
            <text:p>2.66872938962177</text:p>
          </table:table-cell>
          <table:table-cell office:value-type="float" office:value="11.1145720004151" calcext:value-type="float">
            <text:p>11.1145720004151</text:p>
          </table:table-cell>
          <table:table-cell office:value-type="float" office:value="57.115626164905" calcext:value-type="float">
            <text:p>57.1156261649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4.5337691565988" calcext:value-type="float">
            <text:p>64.5337691565988</text:p>
          </table:table-cell>
          <table:table-cell office:value-type="float" office:value="9.42727810419742" calcext:value-type="float">
            <text:p>9.427278104197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2578852582829" calcext:value-type="float">
            <text:p>3.42578852582829</text:p>
          </table:table-cell>
          <table:table-cell office:value-type="float" office:value="2.06930501019842" calcext:value-type="float">
            <text:p>2.06930501019842</text:p>
          </table:table-cell>
          <table:table-cell office:value-type="float" office:value="6.76016499064616" calcext:value-type="float">
            <text:p>6.76016499064616</text:p>
          </table:table-cell>
          <table:table-cell office:value-type="float" office:value="46.621263896867" calcext:value-type="float">
            <text:p>46.6212638968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4.0722009957161" calcext:value-type="float">
            <text:p>64.0722009957161</text:p>
          </table:table-cell>
          <table:table-cell office:value-type="float" office:value="11.067114888662" calcext:value-type="float">
            <text:p>11.0671148886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002240846731" calcext:value-type="float">
            <text:p>3.0002240846731</text:p>
          </table:table-cell>
          <table:table-cell office:value-type="float" office:value="1.01113393455783" calcext:value-type="float">
            <text:p>1.01113393455783</text:p>
          </table:table-cell>
          <table:table-cell office:value-type="float" office:value="5.02149554513596" calcext:value-type="float">
            <text:p>5.02149554513596</text:p>
          </table:table-cell>
          <table:table-cell office:value-type="float" office:value="41.0869546444444" calcext:value-type="float">
            <text:p>41.08695464444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0.0949455674677" calcext:value-type="float">
            <text:p>40.0949455674677</text:p>
          </table:table-cell>
          <table:table-cell office:value-type="float" office:value="19.9101561995577" calcext:value-type="float">
            <text:p>19.91015619955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9096475769619" calcext:value-type="float">
            <text:p>2.19096475769619</text:p>
          </table:table-cell>
          <table:table-cell office:value-type="float" office:value="2.63733911989221" calcext:value-type="float">
            <text:p>2.63733911989221</text:p>
          </table:table-cell>
          <table:table-cell office:value-type="float" office:value="14.8462366258186" calcext:value-type="float">
            <text:p>14.8462366258186</text:p>
          </table:table-cell>
          <table:table-cell office:value-type="float" office:value="65.5244827989947" calcext:value-type="float">
            <text:p>65.5244827989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.0235368111223" calcext:value-type="float">
            <text:p>47.0235368111223</text:p>
          </table:table-cell>
          <table:table-cell office:value-type="float" office:value="13.4728454268965" calcext:value-type="float">
            <text:p>13.4728454268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5339156103195" calcext:value-type="float">
            <text:p>3.45339156103195</text:p>
          </table:table-cell>
          <table:table-cell office:value-type="float" office:value="1.14249325300054" calcext:value-type="float">
            <text:p>1.14249325300054</text:p>
          </table:table-cell>
          <table:table-cell office:value-type="float" office:value="3.69728849663894" calcext:value-type="float">
            <text:p>3.69728849663894</text:p>
          </table:table-cell>
          <table:table-cell office:value-type="float" office:value="37.8318986484505" calcext:value-type="float">
            <text:p>37.83189864845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2.9248164278339" calcext:value-type="float">
            <text:p>52.9248164278339</text:p>
          </table:table-cell>
          <table:table-cell office:value-type="float" office:value="17.2723559666335" calcext:value-type="float">
            <text:p>17.2723559666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8268230982204" calcext:value-type="float">
            <text:p>1.98268230982204</text:p>
          </table:table-cell>
          <table:table-cell office:value-type="float" office:value="2.27632518477505" calcext:value-type="float">
            <text:p>2.27632518477505</text:p>
          </table:table-cell>
          <table:table-cell office:value-type="float" office:value="14.285862390302" calcext:value-type="float">
            <text:p>14.285862390302</text:p>
          </table:table-cell>
          <table:table-cell office:value-type="float" office:value="64.04771964002" calcext:value-type="float">
            <text:p>64.04771964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6.4507419540897" calcext:value-type="float">
            <text:p>36.4507419540897</text:p>
          </table:table-cell>
          <table:table-cell office:value-type="float" office:value="16.5226105425515" calcext:value-type="float">
            <text:p>16.52261054255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116280208456" calcext:value-type="float">
            <text:p>0.59116280208456</text:p>
          </table:table-cell>
          <table:table-cell office:value-type="float" office:value="2.80827446135258" calcext:value-type="float">
            <text:p>2.80827446135258</text:p>
          </table:table-cell>
          <table:table-cell office:value-type="float" office:value="27.324250888008" calcext:value-type="float">
            <text:p>27.324250888008</text:p>
          </table:table-cell>
          <table:table-cell office:value-type="float" office:value="88.6269208436161" calcext:value-type="float">
            <text:p>88.6269208436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.9435156354144" calcext:value-type="float">
            <text:p>32.9435156354144</text:p>
          </table:table-cell>
          <table:table-cell office:value-type="float" office:value="24.2415062744822" calcext:value-type="float">
            <text:p>24.24150627448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0424441974073" calcext:value-type="float">
            <text:p>2.10424441974073</text:p>
          </table:table-cell>
          <table:table-cell office:value-type="float" office:value="2.28018452183039" calcext:value-type="float">
            <text:p>2.28018452183039</text:p>
          </table:table-cell>
          <table:table-cell office:value-type="float" office:value="13.5846418341976" calcext:value-type="float">
            <text:p>13.5846418341976</text:p>
          </table:table-cell>
          <table:table-cell office:value-type="float" office:value="62.6402824467355" calcext:value-type="float">
            <text:p>62.6402824467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8.5083441264194" calcext:value-type="float">
            <text:p>38.5083441264194</text:p>
          </table:table-cell>
          <table:table-cell office:value-type="float" office:value="15.7827966158937" calcext:value-type="float">
            <text:p>15.78279661589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1676967647407" calcext:value-type="float">
            <text:p>2.61676967647407</text:p>
          </table:table-cell>
          <table:table-cell office:value-type="float" office:value="1.70852410313673" calcext:value-type="float">
            <text:p>1.70852410313673</text:p>
          </table:table-cell>
          <table:table-cell office:value-type="float" office:value="8.59884138597266" calcext:value-type="float">
            <text:p>8.59884138597266</text:p>
          </table:table-cell>
          <table:table-cell office:value-type="float" office:value="51.1493679459486" calcext:value-type="float">
            <text:p>51.1493679459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.0661526028537" calcext:value-type="float">
            <text:p>39.0661526028537</text:p>
          </table:table-cell>
          <table:table-cell office:value-type="float" office:value="16.5136003546053" calcext:value-type="float">
            <text:p>16.5136003546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9397176087419" calcext:value-type="float">
            <text:p>0.889397176087419</text:p>
          </table:table-cell>
          <table:table-cell office:value-type="float" office:value="2.62220136696596" calcext:value-type="float">
            <text:p>2.62220136696596</text:p>
          </table:table-cell>
          <table:table-cell office:value-type="float" office:value="23.7729955848762" calcext:value-type="float">
            <text:p>23.7729955848762</text:p>
          </table:table-cell>
          <table:table-cell office:value-type="float" office:value="82.1698207301475" calcext:value-type="float">
            <text:p>82.1698207301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.6678693830017" calcext:value-type="float">
            <text:p>30.6678693830017</text:p>
          </table:table-cell>
          <table:table-cell office:value-type="float" office:value="22.5509819152166" calcext:value-type="float">
            <text:p>22.5509819152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2262378590333" calcext:value-type="float">
            <text:p>4.2262378590333</text:p>
          </table:table-cell>
          <table:table-cell office:value-type="float" office:value="1.59326182450866" calcext:value-type="float">
            <text:p>1.59326182450866</text:p>
          </table:table-cell>
          <table:table-cell office:value-type="float" office:value="3.13719109223002" calcext:value-type="float">
            <text:p>3.13719109223002</text:p>
          </table:table-cell>
          <table:table-cell office:value-type="float" office:value="35.3393348850822" calcext:value-type="float">
            <text:p>35.33933488508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1.5982787302522" calcext:value-type="float">
            <text:p>81.5982787302522</text:p>
          </table:table-cell>
          <table:table-cell office:value-type="float" office:value="12.2045728471434" calcext:value-type="float">
            <text:p>12.20457284714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4981538218118" calcext:value-type="float">
            <text:p>1.24981538218118</text:p>
          </table:table-cell>
          <table:table-cell office:value-type="float" office:value="0.627569383042578" calcext:value-type="float">
            <text:p>0.627569383042578</text:p>
          </table:table-cell>
          <table:table-cell office:value-type="float" office:value="14.4577279982573" calcext:value-type="float">
            <text:p>14.4577279982573</text:p>
          </table:table-cell>
          <table:table-cell office:value-type="float" office:value="58.7242520034257" calcext:value-type="float">
            <text:p>58.7242520034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.82352728027654" calcext:value-type="float">
            <text:p>7.82352728027654</text:p>
          </table:table-cell>
          <table:table-cell office:value-type="float" office:value="33.1820341678315" calcext:value-type="float">
            <text:p>33.18203416783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5534295801471" calcext:value-type="float">
            <text:p>3.15534295801471</text:p>
          </table:table-cell>
          <table:table-cell office:value-type="float" office:value="0.0671306512256292" calcext:value-type="float">
            <text:p>0.067130651225629</text:p>
          </table:table-cell>
          <table:table-cell office:value-type="float" office:value="3.40726612687989" calcext:value-type="float">
            <text:p>3.40726612687989</text:p>
          </table:table-cell>
          <table:table-cell office:value-type="float" office:value="32.8779922861454" calcext:value-type="float">
            <text:p>32.8779922861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.842782828108" calcext:value-type="float">
            <text:p>39.842782828108</text:p>
          </table:table-cell>
          <table:table-cell office:value-type="float" office:value="27.7359596146236" calcext:value-type="float">
            <text:p>27.73595961462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2733090674524" calcext:value-type="float">
            <text:p>1.12733090674524</text:p>
          </table:table-cell>
          <table:table-cell office:value-type="float" office:value="2.54007162708733" calcext:value-type="float">
            <text:p>2.54007162708733</text:p>
          </table:table-cell>
          <table:table-cell office:value-type="float" office:value="21.4495297765847" calcext:value-type="float">
            <text:p>21.4495297765847</text:p>
          </table:table-cell>
          <table:table-cell office:value-type="float" office:value="77.9259740986372" calcext:value-type="float">
            <text:p>77.9259740986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0.8913553761484" calcext:value-type="float">
            <text:p>30.8913553761484</text:p>
          </table:table-cell>
          <table:table-cell office:value-type="float" office:value="21.0488135057114" calcext:value-type="float">
            <text:p>21.0488135057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6770502882254" calcext:value-type="float">
            <text:p>2.46770502882254</text:p>
          </table:table-cell>
          <table:table-cell office:value-type="float" office:value="1.95801103516411" calcext:value-type="float">
            <text:p>1.95801103516411</text:p>
          </table:table-cell>
          <table:table-cell office:value-type="float" office:value="10.2463250348751" calcext:value-type="float">
            <text:p>10.2463250348751</text:p>
          </table:table-cell>
          <table:table-cell office:value-type="float" office:value="55.1881610729245" calcext:value-type="float">
            <text:p>55.1881610729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9.6935012924019" calcext:value-type="float">
            <text:p>39.6935012924019</text:p>
          </table:table-cell>
          <table:table-cell office:value-type="float" office:value="15.666214683234" calcext:value-type="float">
            <text:p>15.666214683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8236586565881" calcext:value-type="float">
            <text:p>1.18236586565881</text:p>
          </table:table-cell>
          <table:table-cell office:value-type="float" office:value="1.0080604343873" calcext:value-type="float">
            <text:p>1.0080604343873</text:p>
          </table:table-cell>
          <table:table-cell office:value-type="float" office:value="15.5905162230641" calcext:value-type="float">
            <text:p>15.5905162230641</text:p>
          </table:table-cell>
          <table:table-cell office:value-type="float" office:value="62.5446836354351" calcext:value-type="float">
            <text:p>62.54468363543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65669951860884" calcext:value-type="float">
            <text:p>9.65669951860884</text:p>
          </table:table-cell>
          <table:table-cell office:value-type="float" office:value="30.5099118791912" calcext:value-type="float">
            <text:p>30.5099118791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2239500786209" calcext:value-type="float">
            <text:p>1.32239500786209</text:p>
          </table:table-cell>
          <table:table-cell office:value-type="float" office:value="0.212193215291147" calcext:value-type="float">
            <text:p>0.212193215291147</text:p>
          </table:table-cell>
          <table:table-cell office:value-type="float" office:value="13.5698044388133" calcext:value-type="float">
            <text:p>13.5698044388133</text:p>
          </table:table-cell>
          <table:table-cell office:value-type="float" office:value="54.9085936833877" calcext:value-type="float">
            <text:p>54.908593683387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.17501806973664" calcext:value-type="float">
            <text:p>7.17501806973664</text:p>
          </table:table-cell>
          <table:table-cell office:value-type="float" office:value="36.4478722859018" calcext:value-type="float">
            <text:p>36.44787228590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4343091141707" calcext:value-type="float">
            <text:p>2.24343091141707</text:p>
          </table:table-cell>
          <table:table-cell office:value-type="float" office:value="0.431471208859544" calcext:value-type="float">
            <text:p>0.431471208859544</text:p>
          </table:table-cell>
          <table:table-cell office:value-type="float" office:value="7.78484054420565" calcext:value-type="float">
            <text:p>7.78484054420565</text:p>
          </table:table-cell>
          <table:table-cell office:value-type="float" office:value="44.9130823288605" calcext:value-type="float">
            <text:p>44.91308232886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.8765986335053" calcext:value-type="float">
            <text:p>20.8765986335053</text:p>
          </table:table-cell>
          <table:table-cell office:value-type="float" office:value="28.4701284556102" calcext:value-type="float">
            <text:p>28.47012845561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4443351941906" calcext:value-type="float">
            <text:p>2.44443351941906</text:p>
          </table:table-cell>
          <table:table-cell office:value-type="float" office:value="2.13547548926241" calcext:value-type="float">
            <text:p>2.13547548926241</text:p>
          </table:table-cell>
          <table:table-cell office:value-type="float" office:value="11.0911756019094" calcext:value-type="float">
            <text:p>11.0911756019094</text:p>
          </table:table-cell>
          <table:table-cell office:value-type="float" office:value="57.2374274209695" calcext:value-type="float">
            <text:p>57.23742742096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.1420431843998" calcext:value-type="float">
            <text:p>42.1420431843998</text:p>
          </table:table-cell>
          <table:table-cell office:value-type="float" office:value="14.7364207092853" calcext:value-type="float">
            <text:p>14.73642070928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6508725806258" calcext:value-type="float">
            <text:p>0.916508725806258</text:p>
          </table:table-cell>
          <table:table-cell office:value-type="float" office:value="0.666964466521915" calcext:value-type="float">
            <text:p>0.666964466521915</text:p>
          </table:table-cell>
          <table:table-cell office:value-type="float" office:value="17.1197425860193" calcext:value-type="float">
            <text:p>17.1197425860193</text:p>
          </table:table-cell>
          <table:table-cell office:value-type="float" office:value="63.6224770303132" calcext:value-type="float">
            <text:p>63.62247703031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.1393193763275" calcext:value-type="float">
            <text:p>5.1393193763275</text:p>
          </table:table-cell>
          <table:table-cell office:value-type="float" office:value="35.4500979208001" calcext:value-type="float">
            <text:p>35.4500979208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5500416835651" calcext:value-type="float">
            <text:p>1.35500416835651</text:p>
          </table:table-cell>
          <table:table-cell office:value-type="float" office:value="1.4784735403133" calcext:value-type="float">
            <text:p>1.4784735403133</text:p>
          </table:table-cell>
          <table:table-cell office:value-type="float" office:value="15.4718786221049" calcext:value-type="float">
            <text:p>15.4718786221049</text:p>
          </table:table-cell>
          <table:table-cell office:value-type="float" office:value="64.2126948538457" calcext:value-type="float">
            <text:p>64.21269485384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.0876812226803" calcext:value-type="float">
            <text:p>16.0876812226803</text:p>
          </table:table-cell>
          <table:table-cell office:value-type="float" office:value="25.6871432189719" calcext:value-type="float">
            <text:p>25.68714321897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0899774728526" calcext:value-type="float">
            <text:p>3.60899774728526</text:p>
          </table:table-cell>
          <table:table-cell office:value-type="float" office:value="1.25867972367251" calcext:value-type="float">
            <text:p>1.25867972367251</text:p>
          </table:table-cell>
          <table:table-cell office:value-type="float" office:value="3.51916191384177" calcext:value-type="float">
            <text:p>3.51916191384177</text:p>
          </table:table-cell>
          <table:table-cell office:value-type="float" office:value="37.4172537721652" calcext:value-type="float">
            <text:p>37.41725377216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8.4365575467776" calcext:value-type="float">
            <text:p>58.4365575467776</text:p>
          </table:table-cell>
          <table:table-cell office:value-type="float" office:value="15.9323646771167" calcext:value-type="float">
            <text:p>15.93236467711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7042832924382" calcext:value-type="float">
            <text:p>1.37042832924382</text:p>
          </table:table-cell>
          <table:table-cell office:value-type="float" office:value="1.64967581762822" calcext:value-type="float">
            <text:p>1.64967581762822</text:p>
          </table:table-cell>
          <table:table-cell office:value-type="float" office:value="15.8952208164232" calcext:value-type="float">
            <text:p>15.8952208164232</text:p>
          </table:table-cell>
          <table:table-cell office:value-type="float" office:value="65.5707057467295" calcext:value-type="float">
            <text:p>65.57070574672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.3980164354453" calcext:value-type="float">
            <text:p>18.3980164354453</text:p>
          </table:table-cell>
          <table:table-cell office:value-type="float" office:value="24.398462640141" calcext:value-type="float">
            <text:p>24.398462640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0847729291438" calcext:value-type="float">
            <text:p>4.30847729291438</text:p>
          </table:table-cell>
          <table:table-cell office:value-type="float" office:value="1.8805993017949" calcext:value-type="float">
            <text:p>1.8805993017949</text:p>
          </table:table-cell>
          <table:table-cell office:value-type="float" office:value="4.01485738832651" calcext:value-type="float">
            <text:p>4.01485738832651</text:p>
          </table:table-cell>
          <table:table-cell office:value-type="float" office:value="37.4475894416096" calcext:value-type="float">
            <text:p>37.44758944160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8.3985212698812" calcext:value-type="float">
            <text:p>88.3985212698812</text:p>
          </table:table-cell>
          <table:table-cell office:value-type="float" office:value="10.2088643703775" calcext:value-type="float">
            <text:p>10.20886437037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2883982942962" calcext:value-type="float">
            <text:p>1.72883982942962</text:p>
          </table:table-cell>
          <table:table-cell office:value-type="float" office:value="2.81564441298048" calcext:value-type="float">
            <text:p>2.81564441298048</text:p>
          </table:table-cell>
          <table:table-cell office:value-type="float" office:value="18.6283423218742" calcext:value-type="float">
            <text:p>18.6283423218742</text:p>
          </table:table-cell>
          <table:table-cell office:value-type="float" office:value="73.1491698231793" calcext:value-type="float">
            <text:p>73.14916982317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3.6669624646817" calcext:value-type="float">
            <text:p>43.6669624646817</text:p>
          </table:table-cell>
          <table:table-cell office:value-type="float" office:value="15.4718981920694" calcext:value-type="float">
            <text:p>15.47189819206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7170319956603" calcext:value-type="float">
            <text:p>3.67170319956603</text:p>
          </table:table-cell>
          <table:table-cell office:value-type="float" office:value="0.772190604628051" calcext:value-type="float">
            <text:p>0.772190604628051</text:p>
          </table:table-cell>
          <table:table-cell office:value-type="float" office:value="2.36065071991896" calcext:value-type="float">
            <text:p>2.36065071991896</text:p>
          </table:table-cell>
          <table:table-cell office:value-type="float" office:value="32.9635751502911" calcext:value-type="float">
            <text:p>32.96357515029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6.310730862317" calcext:value-type="float">
            <text:p>56.310730862317</text:p>
          </table:table-cell>
          <table:table-cell office:value-type="float" office:value="19.6387446736385" calcext:value-type="float">
            <text:p>19.63874467363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1157505602283" calcext:value-type="float">
            <text:p>1.01157505602283</text:p>
          </table:table-cell>
          <table:table-cell office:value-type="float" office:value="2.95130010553984" calcext:value-type="float">
            <text:p>2.95130010553984</text:p>
          </table:table-cell>
          <table:table-cell office:value-type="float" office:value="24.6177058466988" calcext:value-type="float">
            <text:p>24.6177058466988</text:p>
          </table:table-cell>
          <table:table-cell office:value-type="float" office:value="84.2560561438008" calcext:value-type="float">
            <text:p>84.25605614380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.9338256277082" calcext:value-type="float">
            <text:p>38.9338256277082</text:p>
          </table:table-cell>
          <table:table-cell office:value-type="float" office:value="20.1047047913004" calcext:value-type="float">
            <text:p>20.1047047913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4179836909511" calcext:value-type="float">
            <text:p>1.34179836909511</text:p>
          </table:table-cell>
          <table:table-cell office:value-type="float" office:value="2.77008272162176" calcext:value-type="float">
            <text:p>2.77008272162176</text:p>
          </table:table-cell>
          <table:table-cell office:value-type="float" office:value="21.0557974569826" calcext:value-type="float">
            <text:p>21.0557974569826</text:p>
          </table:table-cell>
          <table:table-cell office:value-type="float" office:value="77.6255035721425" calcext:value-type="float">
            <text:p>77.62550357214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7.8951245917349" calcext:value-type="float">
            <text:p>37.8951245917349</text:p>
          </table:table-cell>
          <table:table-cell office:value-type="float" office:value="18.354970240765" calcext:value-type="float">
            <text:p>18.354970240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5849855462494" calcext:value-type="float">
            <text:p>4.15849855462494</text:p>
          </table:table-cell>
          <table:table-cell office:value-type="float" office:value="0.113539481234388" calcext:value-type="float">
            <text:p>0.113539481234388</text:p>
          </table:table-cell>
          <table:table-cell office:value-type="float" office:value="0.721015896367282" calcext:value-type="float">
            <text:p>0.721015896367282</text:p>
          </table:table-cell>
          <table:table-cell office:value-type="float" office:value="24.451261456024" calcext:value-type="float">
            <text:p>24.4512614560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9.2240057704669" calcext:value-type="float">
            <text:p>69.2240057704669</text:p>
          </table:table-cell>
          <table:table-cell office:value-type="float" office:value="24.5856210840234" calcext:value-type="float">
            <text:p>24.5856210840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9447222448288" calcext:value-type="float">
            <text:p>0.419447222448288</text:p>
          </table:table-cell>
          <table:table-cell office:value-type="float" office:value="1.68041155056541" calcext:value-type="float">
            <text:p>1.68041155056541</text:p>
          </table:table-cell>
          <table:table-cell office:value-type="float" office:value="23.8052467272104" calcext:value-type="float">
            <text:p>23.8052467272104</text:p>
          </table:table-cell>
          <table:table-cell office:value-type="float" office:value="79.3710326959131" calcext:value-type="float">
            <text:p>79.37103269591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.9988758067729" calcext:value-type="float">
            <text:p>11.9988758067729</text:p>
          </table:table-cell>
          <table:table-cell office:value-type="float" office:value="32.0011312215562" calcext:value-type="float">
            <text:p>32.00113122155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1883167883147" calcext:value-type="float">
            <text:p>1.41883167883147</text:p>
          </table:table-cell>
          <table:table-cell office:value-type="float" office:value="2.85299532062753" calcext:value-type="float">
            <text:p>2.85299532062753</text:p>
          </table:table-cell>
          <table:table-cell office:value-type="float" office:value="20.9643488440636" calcext:value-type="float">
            <text:p>20.9643488440636</text:p>
          </table:table-cell>
          <table:table-cell office:value-type="float" office:value="77.56933069484" calcext:value-type="float">
            <text:p>77.569330694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0.6106625295133" calcext:value-type="float">
            <text:p>40.6106625295133</text:p>
          </table:table-cell>
          <table:table-cell office:value-type="float" office:value="17.4343956377883" calcext:value-type="float">
            <text:p>17.43439563778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92376491847308" calcext:value-type="float">
            <text:p>0.492376491847308</text:p>
          </table:table-cell>
          <table:table-cell office:value-type="float" office:value="2.3073218288221" calcext:value-type="float">
            <text:p>2.3073218288221</text:p>
          </table:table-cell>
          <table:table-cell office:value-type="float" office:value="25.6424037130098" calcext:value-type="float">
            <text:p>25.6424037130098</text:p>
          </table:table-cell>
          <table:table-cell office:value-type="float" office:value="84.5320757348585" calcext:value-type="float">
            <text:p>84.53207573485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.2646745259313" calcext:value-type="float">
            <text:p>22.2646745259313</text:p>
          </table:table-cell>
          <table:table-cell office:value-type="float" office:value="27.5691854247887" calcext:value-type="float">
            <text:p>27.56918542478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9960342060494" calcext:value-type="float">
            <text:p>2.19960342060494</text:p>
          </table:table-cell>
          <table:table-cell office:value-type="float" office:value="2.75227533895758" calcext:value-type="float">
            <text:p>2.75227533895758</text:p>
          </table:table-cell>
          <table:table-cell office:value-type="float" office:value="15.4172405433216" calcext:value-type="float">
            <text:p>15.4172405433216</text:p>
          </table:table-cell>
          <table:table-cell office:value-type="float" office:value="66.7332720534375" calcext:value-type="float">
            <text:p>66.73327205343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9.653098997484" calcext:value-type="float">
            <text:p>49.653098997484</text:p>
          </table:table-cell>
          <table:table-cell office:value-type="float" office:value="12.8944871537458" calcext:value-type="float">
            <text:p>12.8944871537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2254532184468" calcext:value-type="float">
            <text:p>1.72254532184468</text:p>
          </table:table-cell>
          <table:table-cell office:value-type="float" office:value="1.11902325600669" calcext:value-type="float">
            <text:p>1.11902325600669</text:p>
          </table:table-cell>
          <table:table-cell office:value-type="float" office:value="11.993922214846" calcext:value-type="float">
            <text:p>11.993922214846</text:p>
          </table:table-cell>
          <table:table-cell office:value-type="float" office:value="56.3727898198181" calcext:value-type="float">
            <text:p>56.37278981981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.8775017331713" calcext:value-type="float">
            <text:p>16.8775017331713</text:p>
          </table:table-cell>
          <table:table-cell office:value-type="float" office:value="25.8036896547791" calcext:value-type="float">
            <text:p>25.80368965477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5301286009877" calcext:value-type="float">
            <text:p>2.35301286009877</text:p>
          </table:table-cell>
          <table:table-cell office:value-type="float" office:value="0.740836776070774" calcext:value-type="float">
            <text:p>0.740836776070774</text:p>
          </table:table-cell>
          <table:table-cell office:value-type="float" office:value="7.55538004758144" calcext:value-type="float">
            <text:p>7.55538004758144</text:p>
          </table:table-cell>
          <table:table-cell office:value-type="float" office:value="45.8823235434135" calcext:value-type="float">
            <text:p>45.88232354341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.3420345942765" calcext:value-type="float">
            <text:p>24.3420345942765</text:p>
          </table:table-cell>
          <table:table-cell office:value-type="float" office:value="25.1470122868737" calcext:value-type="float">
            <text:p>25.14701228687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4139816422266" calcext:value-type="float">
            <text:p>4.14139816422266</text:p>
          </table:table-cell>
          <table:table-cell office:value-type="float" office:value="1.01809621162303" calcext:value-type="float">
            <text:p>1.01809621162303</text:p>
          </table:table-cell>
          <table:table-cell office:value-type="float" office:value="1.77371700852138" calcext:value-type="float">
            <text:p>1.77371700852138</text:p>
          </table:table-cell>
          <table:table-cell office:value-type="float" office:value="31.0339052929236" calcext:value-type="float">
            <text:p>31.03390529292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.750794602992" calcext:value-type="float">
            <text:p>72.750794602992</text:p>
          </table:table-cell>
          <table:table-cell office:value-type="float" office:value="16.5927548922911" calcext:value-type="float">
            <text:p>16.59275489229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48917361475954" calcext:value-type="float">
            <text:p>0.094891736147595</text:p>
          </table:table-cell>
          <table:table-cell office:value-type="float" office:value="0.726999878122543" calcext:value-type="float">
            <text:p>0.726999878122543</text:p>
          </table:table-cell>
          <table:table-cell office:value-type="float" office:value="24.5886159029033" calcext:value-type="float">
            <text:p>24.5886159029033</text:p>
          </table:table-cell>
          <table:table-cell office:value-type="float" office:value="76.381264754753" calcext:value-type="float">
            <text:p>76.3812647547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15013305751719" calcext:value-type="float">
            <text:p>2.15013305751719</text:p>
          </table:table-cell>
          <table:table-cell office:value-type="float" office:value="42.3186171216779" calcext:value-type="float">
            <text:p>42.31861712167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9942322874968" calcext:value-type="float">
            <text:p>2.69942322874968</text:p>
          </table:table-cell>
          <table:table-cell office:value-type="float" office:value="2.77500980070818" calcext:value-type="float">
            <text:p>2.77500980070818</text:p>
          </table:table-cell>
          <table:table-cell office:value-type="float" office:value="12.993332874443" calcext:value-type="float">
            <text:p>12.993332874443</text:p>
          </table:table-cell>
          <table:table-cell office:value-type="float" office:value="61.446852306194" calcext:value-type="float">
            <text:p>61.4468523061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9.950260647759" calcext:value-type="float">
            <text:p>59.950260647759</text:p>
          </table:table-cell>
          <table:table-cell office:value-type="float" office:value="10.2432348673612" calcext:value-type="float">
            <text:p>10.24323486736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6266572891414" calcext:value-type="float">
            <text:p>0.256266572891414</text:p>
          </table:table-cell>
          <table:table-cell office:value-type="float" office:value="2.16205810565331" calcext:value-type="float">
            <text:p>2.16205810565331</text:p>
          </table:table-cell>
          <table:table-cell office:value-type="float" office:value="27.1775020796885" calcext:value-type="float">
            <text:p>27.1775020796885</text:p>
          </table:table-cell>
          <table:table-cell office:value-type="float" office:value="86.6122512762599" calcext:value-type="float">
            <text:p>86.61225127625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.9606712344107" calcext:value-type="float">
            <text:p>18.9606712344107</text:p>
          </table:table-cell>
          <table:table-cell office:value-type="float" office:value="30.5569210231555" calcext:value-type="float">
            <text:p>30.5569210231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5514374336967" calcext:value-type="float">
            <text:p>0.595514374336967</text:p>
          </table:table-cell>
          <table:table-cell office:value-type="float" office:value="2.70120058320295" calcext:value-type="float">
            <text:p>2.70120058320295</text:p>
          </table:table-cell>
          <table:table-cell office:value-type="float" office:value="26.6959782173682" calcext:value-type="float">
            <text:p>26.6959782173682</text:p>
          </table:table-cell>
          <table:table-cell office:value-type="float" office:value="87.3300954705642" calcext:value-type="float">
            <text:p>87.33009547056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.6044878429516" calcext:value-type="float">
            <text:p>30.6044878429516</text:p>
          </table:table-cell>
          <table:table-cell office:value-type="float" office:value="24.6839723853387" calcext:value-type="float">
            <text:p>24.6839723853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0975388346902" calcext:value-type="float">
            <text:p>0.860975388346902</text:p>
          </table:table-cell>
          <table:table-cell office:value-type="float" office:value="1.51897061543846" calcext:value-type="float">
            <text:p>1.51897061543846</text:p>
          </table:table-cell>
          <table:table-cell office:value-type="float" office:value="19.4387964664356" calcext:value-type="float">
            <text:p>19.4387964664356</text:p>
          </table:table-cell>
          <table:table-cell office:value-type="float" office:value="71.3867678289849" calcext:value-type="float">
            <text:p>71.38676782898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.1942013996183" calcext:value-type="float">
            <text:p>12.1942013996183</text:p>
          </table:table-cell>
          <table:table-cell office:value-type="float" office:value="29.249090312051" calcext:value-type="float">
            <text:p>29.249090312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041079507166" calcext:value-type="float">
            <text:p>1.6041079507166</text:p>
          </table:table-cell>
          <table:table-cell office:value-type="float" office:value="2.92631631419009" calcext:value-type="float">
            <text:p>2.92631631419009</text:p>
          </table:table-cell>
          <table:table-cell office:value-type="float" office:value="20.0954099810813" calcext:value-type="float">
            <text:p>20.0954099810813</text:p>
          </table:table-cell>
          <table:table-cell office:value-type="float" office:value="76.0286601619222" calcext:value-type="float">
            <text:p>76.02866016192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4.5459579529891" calcext:value-type="float">
            <text:p>44.5459579529891</text:p>
          </table:table-cell>
          <table:table-cell office:value-type="float" office:value="15.8322468391804" calcext:value-type="float">
            <text:p>15.83224683918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4122846332186" calcext:value-type="float">
            <text:p>2.24122846332186</text:p>
          </table:table-cell>
          <table:table-cell office:value-type="float" office:value="0.385755196698145" calcext:value-type="float">
            <text:p>0.385755196698145</text:p>
          </table:table-cell>
          <table:table-cell office:value-type="float" office:value="7.7596274633651" calcext:value-type="float">
            <text:p>7.7596274633651</text:p>
          </table:table-cell>
          <table:table-cell office:value-type="float" office:value="44.6267878636228" calcext:value-type="float">
            <text:p>44.62678786362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.6876483863347" calcext:value-type="float">
            <text:p>20.6876483863347</text:p>
          </table:table-cell>
          <table:table-cell office:value-type="float" office:value="28.9020754963836" calcext:value-type="float">
            <text:p>28.90207549638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5081235692087" calcext:value-type="float">
            <text:p>2.95081235692087</text:p>
          </table:table-cell>
          <table:table-cell office:value-type="float" office:value="0.72120863462622" calcext:value-type="float">
            <text:p>0.72120863462622</text:p>
          </table:table-cell>
          <table:table-cell office:value-type="float" office:value="4.71931189120761" calcext:value-type="float">
            <text:p>4.71931189120761</text:p>
          </table:table-cell>
          <table:table-cell office:value-type="float" office:value="39.3416895574397" calcext:value-type="float">
            <text:p>39.34168955743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6.9097418416653" calcext:value-type="float">
            <text:p>36.9097418416653</text:p>
          </table:table-cell>
          <table:table-cell office:value-type="float" office:value="22.5072255449454" calcext:value-type="float">
            <text:p>22.5072255449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6105136475409" calcext:value-type="float">
            <text:p>3.06105136475409</text:p>
          </table:table-cell>
          <table:table-cell office:value-type="float" office:value="0.583977455297416" calcext:value-type="float">
            <text:p>0.583977455297416</text:p>
          </table:table-cell>
          <table:table-cell office:value-type="float" office:value="4.1005514784176" calcext:value-type="float">
            <text:p>4.1005514784176</text:p>
          </table:table-cell>
          <table:table-cell office:value-type="float" office:value="37.2381080216775" calcext:value-type="float">
            <text:p>37.23810802167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8.8442605038342" calcext:value-type="float">
            <text:p>38.8442605038342</text:p>
          </table:table-cell>
          <table:table-cell office:value-type="float" office:value="23.2607769254434" calcext:value-type="float">
            <text:p>23.26077692544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7968108707175" calcext:value-type="float">
            <text:p>4.97968108707175</text:p>
          </table:table-cell>
          <table:table-cell office:value-type="float" office:value="2.11722607957838" calcext:value-type="float">
            <text:p>2.11722607957838</text:p>
          </table:table-cell>
          <table:table-cell office:value-type="float" office:value="4.48305913026943" calcext:value-type="float">
            <text:p>4.48305913026943</text:p>
          </table:table-cell>
          <table:table-cell office:value-type="float" office:value="35.3083290853092" calcext:value-type="float">
            <text:p>35.30832908530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7.119480003948" calcext:value-type="float">
            <text:p>117.119480003948</text:p>
          </table:table-cell>
          <table:table-cell office:value-type="float" office:value="8.31079833448561" calcext:value-type="float">
            <text:p>8.310798334485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1808208863885" calcext:value-type="float">
            <text:p>3.21808208863885</text:p>
          </table:table-cell>
          <table:table-cell office:value-type="float" office:value="1.43653059256232" calcext:value-type="float">
            <text:p>1.43653059256232</text:p>
          </table:table-cell>
          <table:table-cell office:value-type="float" office:value="5.23885158619711" calcext:value-type="float">
            <text:p>5.23885158619711</text:p>
          </table:table-cell>
          <table:table-cell office:value-type="float" office:value="42.5495426097379" calcext:value-type="float">
            <text:p>42.54954260973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9.6786898903426" calcext:value-type="float">
            <text:p>49.6786898903426</text:p>
          </table:table-cell>
          <table:table-cell office:value-type="float" office:value="15.8735456605739" calcext:value-type="float">
            <text:p>15.8735456605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8350062999427" calcext:value-type="float">
            <text:p>1.78350062999427</text:p>
          </table:table-cell>
          <table:table-cell office:value-type="float" office:value="2.80769765273344" calcext:value-type="float">
            <text:p>2.80769765273344</text:p>
          </table:table-cell>
          <table:table-cell office:value-type="float" office:value="18.2290343064121" calcext:value-type="float">
            <text:p>18.2290343064121</text:p>
          </table:table-cell>
          <table:table-cell office:value-type="float" office:value="72.3742164428471" calcext:value-type="float">
            <text:p>72.37421644284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4.2561624254192" calcext:value-type="float">
            <text:p>44.2561624254192</text:p>
          </table:table-cell>
          <table:table-cell office:value-type="float" office:value="15.1520577790777" calcext:value-type="float">
            <text:p>15.15205777907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4267131292976" calcext:value-type="float">
            <text:p>2.34267131292976</text:p>
          </table:table-cell>
          <table:table-cell office:value-type="float" office:value="0.701622974464642" calcext:value-type="float">
            <text:p>0.701622974464642</text:p>
          </table:table-cell>
          <table:table-cell office:value-type="float" office:value="7.55367054942304" calcext:value-type="float">
            <text:p>7.55367054942304</text:p>
          </table:table-cell>
          <table:table-cell office:value-type="float" office:value="45.7073805186323" calcext:value-type="float">
            <text:p>45.70738051863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.9215347148827" calcext:value-type="float">
            <text:p>23.9215347148827</text:p>
          </table:table-cell>
          <table:table-cell office:value-type="float" office:value="25.5374408047766" calcext:value-type="float">
            <text:p>25.53744080477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29473281891055" calcext:value-type="float">
            <text:p>4.29473281891055</text:p>
          </table:table-cell>
          <table:table-cell office:value-type="float" office:value="1.68407602832146" calcext:value-type="float">
            <text:p>1.68407602832146</text:p>
          </table:table-cell>
          <table:table-cell office:value-type="float" office:value="3.33351386588883" calcext:value-type="float">
            <text:p>3.33351386588883</text:p>
          </table:table-cell>
          <table:table-cell office:value-type="float" office:value="35.6695731223543" calcext:value-type="float">
            <text:p>35.66957312235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5.1233682199774" calcext:value-type="float">
            <text:p>85.1233682199774</text:p>
          </table:table-cell>
          <table:table-cell office:value-type="float" office:value="11.4927535826743" calcext:value-type="float">
            <text:p>11.4927535826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7227797050386" calcext:value-type="float">
            <text:p>0.857227797050386</text:p>
          </table:table-cell>
          <table:table-cell office:value-type="float" office:value="2.40355495151331" calcext:value-type="float">
            <text:p>2.40355495151331</text:p>
          </table:table-cell>
          <table:table-cell office:value-type="float" office:value="22.9396379304762" calcext:value-type="float">
            <text:p>22.9396379304762</text:p>
          </table:table-cell>
          <table:table-cell office:value-type="float" office:value="80.2176008572537" calcext:value-type="float">
            <text:p>80.21760085725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.04766360392" calcext:value-type="float">
            <text:p>26.04766360392</text:p>
          </table:table-cell>
          <table:table-cell office:value-type="float" office:value="23.9040884153431" calcext:value-type="float">
            <text:p>23.90408841534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93975293285768" calcext:value-type="float">
            <text:p>0.493975293285768</text:p>
          </table:table-cell>
          <table:table-cell office:value-type="float" office:value="2.43595019208697" calcext:value-type="float">
            <text:p>2.43595019208697</text:p>
          </table:table-cell>
          <table:table-cell office:value-type="float" office:value="26.2381119958476" calcext:value-type="float">
            <text:p>26.2381119958476</text:p>
          </table:table-cell>
          <table:table-cell office:value-type="float" office:value="85.8899613886549" calcext:value-type="float">
            <text:p>85.88996138865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7114597148213" calcext:value-type="float">
            <text:p>24.7114597148213</text:p>
          </table:table-cell>
          <table:table-cell office:value-type="float" office:value="26.8786100749779" calcext:value-type="float">
            <text:p>26.87861007497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452595402582" calcext:value-type="float">
            <text:p>3.8452595402582</text:p>
          </table:table-cell>
          <table:table-cell office:value-type="float" office:value="2.52889876558072" calcext:value-type="float">
            <text:p>2.52889876558072</text:p>
          </table:table-cell>
          <table:table-cell office:value-type="float" office:value="7.72875449592041" calcext:value-type="float">
            <text:p>7.72875449592041</text:p>
          </table:table-cell>
          <table:table-cell office:value-type="float" office:value="47.8305898478556" calcext:value-type="float">
            <text:p>47.83058984785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4.7253995940097" calcext:value-type="float">
            <text:p>84.7253995940097</text:p>
          </table:table-cell>
          <table:table-cell office:value-type="float" office:value="7.43976684011316" calcext:value-type="float">
            <text:p>7.43976684011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4405009281303" calcext:value-type="float">
            <text:p>4.84405009281303</text:p>
          </table:table-cell>
          <table:table-cell office:value-type="float" office:value="1.32248772776007" calcext:value-type="float">
            <text:p>1.32248772776007</text:p>
          </table:table-cell>
          <table:table-cell office:value-type="float" office:value="1.77329416362762" calcext:value-type="float">
            <text:p>1.77329416362762</text:p>
          </table:table-cell>
          <table:table-cell office:value-type="float" office:value="28.6439199733099" calcext:value-type="float">
            <text:p>28.64391997330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0.855180367032" calcext:value-type="float">
            <text:p>100.855180367032</text:p>
          </table:table-cell>
          <table:table-cell office:value-type="float" office:value="13.5484168860269" calcext:value-type="float">
            <text:p>13.5484168860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7168509768323" calcext:value-type="float">
            <text:p>2.97168509768323</text:p>
          </table:table-cell>
          <table:table-cell office:value-type="float" office:value="1.99727739103568" calcext:value-type="float">
            <text:p>1.99727739103568</text:p>
          </table:table-cell>
          <table:table-cell office:value-type="float" office:value="8.10317831970257" calcext:value-type="float">
            <text:p>8.10317831970257</text:p>
          </table:table-cell>
          <table:table-cell office:value-type="float" office:value="50.2567320798173" calcext:value-type="float">
            <text:p>50.25673207981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1.2801171861396" calcext:value-type="float">
            <text:p>51.2801171861396</text:p>
          </table:table-cell>
          <table:table-cell office:value-type="float" office:value="13.1304044093458" calcext:value-type="float">
            <text:p>13.1304044093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1343691104513" calcext:value-type="float">
            <text:p>3.71343691104513</text:p>
          </table:table-cell>
          <table:table-cell office:value-type="float" office:value="0.865775992316576" calcext:value-type="float">
            <text:p>0.865775992316576</text:p>
          </table:table-cell>
          <table:table-cell office:value-type="float" office:value="2.40481265073284" calcext:value-type="float">
            <text:p>2.40481265073284</text:p>
          </table:table-cell>
          <table:table-cell office:value-type="float" office:value="33.3188471383615" calcext:value-type="float">
            <text:p>33.31884713836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8.1567270447367" calcext:value-type="float">
            <text:p>58.1567270447367</text:p>
          </table:table-cell>
          <table:table-cell office:value-type="float" office:value="18.7470527275671" calcext:value-type="float">
            <text:p>18.74705272756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6403558200905" calcext:value-type="float">
            <text:p>3.56403558200905</text:p>
          </table:table-cell>
          <table:table-cell office:value-type="float" office:value="0.269213856935513" calcext:value-type="float">
            <text:p>0.269213856935513</text:p>
          </table:table-cell>
          <table:table-cell office:value-type="float" office:value="2.13446991050218" calcext:value-type="float">
            <text:p>2.13446991050218</text:p>
          </table:table-cell>
          <table:table-cell office:value-type="float" office:value="30.365539560061" calcext:value-type="float">
            <text:p>30.3655395600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1.0993029223708" calcext:value-type="float">
            <text:p>51.0993029223708</text:p>
          </table:table-cell>
          <table:table-cell office:value-type="float" office:value="24.442331341147" calcext:value-type="float">
            <text:p>24.4423313411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4029633322885" calcext:value-type="float">
            <text:p>1.04029633322885</text:p>
          </table:table-cell>
          <table:table-cell office:value-type="float" office:value="0.00819510650411359" calcext:value-type="float">
            <text:p>0.008195106504114</text:p>
          </table:table-cell>
          <table:table-cell office:value-type="float" office:value="15.6793202884115" calcext:value-type="float">
            <text:p>15.6793202884115</text:p>
          </table:table-cell>
          <table:table-cell office:value-type="float" office:value="57.4867129280631" calcext:value-type="float">
            <text:p>57.48671292806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32913448279999" calcext:value-type="float">
            <text:p>4.32913448279999</text:p>
          </table:table-cell>
          <table:table-cell office:value-type="float" office:value="40.5973692233704" calcext:value-type="float">
            <text:p>40.59736922337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1728617898424" calcext:value-type="float">
            <text:p>4.51728617898424</text:p>
          </table:table-cell>
          <table:table-cell office:value-type="float" office:value="2.14243074245022" calcext:value-type="float">
            <text:p>2.14243074245022</text:p>
          </table:table-cell>
          <table:table-cell office:value-type="float" office:value="4.82302211919546" calcext:value-type="float">
            <text:p>4.82302211919546</text:p>
          </table:table-cell>
          <table:table-cell office:value-type="float" office:value="38.5738894999914" calcext:value-type="float">
            <text:p>38.57388949999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.9835356361515" calcext:value-type="float">
            <text:p>99.9835356361515</text:p>
          </table:table-cell>
          <table:table-cell office:value-type="float" office:value="8.39871469469321" calcext:value-type="float">
            <text:p>8.398714694693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3345753277222" calcext:value-type="float">
            <text:p>4.63345753277222</text:p>
          </table:table-cell>
          <table:table-cell office:value-type="float" office:value="0.969209773016823" calcext:value-type="float">
            <text:p>0.969209773016823</text:p>
          </table:table-cell>
          <table:table-cell office:value-type="float" office:value="1.07372096439275" calcext:value-type="float">
            <text:p>1.07372096439275</text:p>
          </table:table-cell>
          <table:table-cell office:value-type="float" office:value="27.0882344058603" calcext:value-type="float">
            <text:p>27.08823440586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9.6331851684599" calcext:value-type="float">
            <text:p>89.6331851684599</text:p>
          </table:table-cell>
          <table:table-cell office:value-type="float" office:value="16.3816232342245" calcext:value-type="float">
            <text:p>16.38162323422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521958519805" calcext:value-type="float">
            <text:p>3.9521958519805</text:p>
          </table:table-cell>
          <table:table-cell office:value-type="float" office:value="0.0193754086544716" calcext:value-type="float">
            <text:p>0.019375408654472</text:p>
          </table:table-cell>
          <table:table-cell office:value-type="float" office:value="1.09826893906739" calcext:value-type="float">
            <text:p>1.09826893906739</text:p>
          </table:table-cell>
          <table:table-cell office:value-type="float" office:value="25.5013462791112" calcext:value-type="float">
            <text:p>25.5013462791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.4809098354897" calcext:value-type="float">
            <text:p>62.4809098354897</text:p>
          </table:table-cell>
          <table:table-cell office:value-type="float" office:value="25.9045148525227" calcext:value-type="float">
            <text:p>25.9045148525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2799819614428" calcext:value-type="float">
            <text:p>4.92799819614428</text:p>
          </table:table-cell>
          <table:table-cell office:value-type="float" office:value="2.72876392655127" calcext:value-type="float">
            <text:p>2.72876392655127</text:p>
          </table:table-cell>
          <table:table-cell office:value-type="float" office:value="7.45133682660596" calcext:value-type="float">
            <text:p>7.45133682660596</text:p>
          </table:table-cell>
          <table:table-cell office:value-type="float" office:value="42.2559312090479" calcext:value-type="float">
            <text:p>42.25593120904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6.925275152195" calcext:value-type="float">
            <text:p>126.925275152195</text:p>
          </table:table-cell>
          <table:table-cell office:value-type="float" office:value="5.1636975610933" calcext:value-type="float">
            <text:p>5.1636975610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4074976402203" calcext:value-type="float">
            <text:p>2.44074976402203</text:p>
          </table:table-cell>
          <table:table-cell office:value-type="float" office:value="2.31518482843112" calcext:value-type="float">
            <text:p>2.31518482843112</text:p>
          </table:table-cell>
          <table:table-cell office:value-type="float" office:value="11.9098425601509" calcext:value-type="float">
            <text:p>11.9098425601509</text:p>
          </table:table-cell>
          <table:table-cell office:value-type="float" office:value="59.1564529466055" calcext:value-type="float">
            <text:p>59.15645294660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5.2693608014849" calcext:value-type="float">
            <text:p>45.2693608014849</text:p>
          </table:table-cell>
          <table:table-cell office:value-type="float" office:value="13.7579942758397" calcext:value-type="float">
            <text:p>13.75799427583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8522634001425" calcext:value-type="float">
            <text:p>0.368522634001425</text:p>
          </table:table-cell>
          <table:table-cell office:value-type="float" office:value="0.970591065710392" calcext:value-type="float">
            <text:p>0.970591065710392</text:p>
          </table:table-cell>
          <table:table-cell office:value-type="float" office:value="22.3926296085939" calcext:value-type="float">
            <text:p>22.3926296085939</text:p>
          </table:table-cell>
          <table:table-cell office:value-type="float" office:value="74.0050401988478" calcext:value-type="float">
            <text:p>74.00504019884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.31142379443273" calcext:value-type="float">
            <text:p>4.31142379443273</text:p>
          </table:table-cell>
          <table:table-cell office:value-type="float" office:value="37.68671895149" calcext:value-type="float">
            <text:p>37.686718951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9241681867749" calcext:value-type="float">
            <text:p>2.29241681867749</text:p>
          </table:table-cell>
          <table:table-cell office:value-type="float" office:value="0.0767674718050453" calcext:value-type="float">
            <text:p>0.076767471805045</text:p>
          </table:table-cell>
          <table:table-cell office:value-type="float" office:value="7.33689992850788" calcext:value-type="float">
            <text:p>7.33689992850788</text:p>
          </table:table-cell>
          <table:table-cell office:value-type="float" office:value="42.0430038472732" calcext:value-type="float">
            <text:p>42.04300384727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.044272461131" calcext:value-type="float">
            <text:p>21.044272461131</text:p>
          </table:table-cell>
          <table:table-cell office:value-type="float" office:value="31.5692252104574" calcext:value-type="float">
            <text:p>31.56922521045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4417232641175" calcext:value-type="float">
            <text:p>0.794417232641175</text:p>
          </table:table-cell>
          <table:table-cell office:value-type="float" office:value="0.694823950076355" calcext:value-type="float">
            <text:p>0.694823950076355</text:p>
          </table:table-cell>
          <table:table-cell office:value-type="float" office:value="18.1697067347052" calcext:value-type="float">
            <text:p>18.1697067347052</text:p>
          </table:table-cell>
          <table:table-cell office:value-type="float" office:value="65.5721470393163" calcext:value-type="float">
            <text:p>65.572147039316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.45551624446788" calcext:value-type="float">
            <text:p>4.45551624446788</text:p>
          </table:table-cell>
          <table:table-cell office:value-type="float" office:value="36.2214672339417" calcext:value-type="float">
            <text:p>36.22146723394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6266767949153" calcext:value-type="float">
            <text:p>0.086266767949153</text:p>
          </table:table-cell>
          <table:table-cell office:value-type="float" office:value="1.55583522916859" calcext:value-type="float">
            <text:p>1.55583522916859</text:p>
          </table:table-cell>
          <table:table-cell office:value-type="float" office:value="26.5653975360829" calcext:value-type="float">
            <text:p>26.5653975360829</text:p>
          </table:table-cell>
          <table:table-cell office:value-type="float" office:value="83.3828083033996" calcext:value-type="float">
            <text:p>83.38280830339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.71226086229792" calcext:value-type="float">
            <text:p>9.71226086229792</text:p>
          </table:table-cell>
          <table:table-cell office:value-type="float" office:value="36.007045244397" calcext:value-type="float">
            <text:p>36.0070452443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7469583504119" calcext:value-type="float">
            <text:p>4.47469583504119</text:p>
          </table:table-cell>
          <table:table-cell office:value-type="float" office:value="1.56721519679609" calcext:value-type="float">
            <text:p>1.56721519679609</text:p>
          </table:table-cell>
          <table:table-cell office:value-type="float" office:value="2.73210793879166" calcext:value-type="float">
            <text:p>2.73210793879166</text:p>
          </table:table-cell>
          <table:table-cell office:value-type="float" office:value="33.287224109321" calcext:value-type="float">
            <text:p>33.2872241093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9.9162651568143" calcext:value-type="float">
            <text:p>89.9162651568143</text:p>
          </table:table-cell>
          <table:table-cell office:value-type="float" office:value="12.0599559708308" calcext:value-type="float">
            <text:p>12.05995597083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1270350632525" calcext:value-type="float">
            <text:p>0.161270350632525</text:p>
          </table:table-cell>
          <table:table-cell office:value-type="float" office:value="2.67145276560005" calcext:value-type="float">
            <text:p>2.67145276560005</text:p>
          </table:table-cell>
          <table:table-cell office:value-type="float" office:value="30.5499644985" calcext:value-type="float">
            <text:p>30.5499644985</text:p>
          </table:table-cell>
          <table:table-cell office:value-type="float" office:value="93.6110589883052" calcext:value-type="float">
            <text:p>93.61105898830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8.6506720193011" calcext:value-type="float">
            <text:p>28.6506720193011</text:p>
          </table:table-cell>
          <table:table-cell office:value-type="float" office:value="28.8354368424996" calcext:value-type="float">
            <text:p>28.8354368424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1162161481467" calcext:value-type="float">
            <text:p>2.91162161481467</text:p>
          </table:table-cell>
          <table:table-cell office:value-type="float" office:value="2.23780894825571" calcext:value-type="float">
            <text:p>2.23780894825571</text:p>
          </table:table-cell>
          <table:table-cell office:value-type="float" office:value="9.36911316860263" calcext:value-type="float">
            <text:p>9.36911316860263</text:p>
          </table:table-cell>
          <table:table-cell office:value-type="float" office:value="53.3262371692489" calcext:value-type="float">
            <text:p>53.32623716924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3.9413172669972" calcext:value-type="float">
            <text:p>53.9413172669972</text:p>
          </table:table-cell>
          <table:table-cell office:value-type="float" office:value="11.9910236860455" calcext:value-type="float">
            <text:p>11.99102368604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470949558935" calcext:value-type="float">
            <text:p>3.2470949558935</text:p>
          </table:table-cell>
          <table:table-cell office:value-type="float" office:value="2.53255037671319" calcext:value-type="float">
            <text:p>2.53255037671319</text:p>
          </table:table-cell>
          <table:table-cell office:value-type="float" office:value="9.48648750424412" calcext:value-type="float">
            <text:p>9.48648750424412</text:p>
          </table:table-cell>
          <table:table-cell office:value-type="float" office:value="53.1992200291623" calcext:value-type="float">
            <text:p>53.19922002916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7.8297482527163" calcext:value-type="float">
            <text:p>67.8297482527163</text:p>
          </table:table-cell>
          <table:table-cell office:value-type="float" office:value="9.16098373711227" calcext:value-type="float">
            <text:p>9.16098373711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6505697154411" calcext:value-type="float">
            <text:p>2.56505697154411</text:p>
          </table:table-cell>
          <table:table-cell office:value-type="float" office:value="2.77321242296571" calcext:value-type="float">
            <text:p>2.77321242296571</text:p>
          </table:table-cell>
          <table:table-cell office:value-type="float" office:value="13.6196546947173" calcext:value-type="float">
            <text:p>13.6196546947173</text:p>
          </table:table-cell>
          <table:table-cell office:value-type="float" office:value="62.8685874032469" calcext:value-type="float">
            <text:p>62.86858740324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7.0808976406336" calcext:value-type="float">
            <text:p>57.0808976406336</text:p>
          </table:table-cell>
          <table:table-cell office:value-type="float" office:value="10.8875304650602" calcext:value-type="float">
            <text:p>10.8875304650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5328427155649" calcext:value-type="float">
            <text:p>4.75328427155649</text:p>
          </table:table-cell>
          <table:table-cell office:value-type="float" office:value="1.68711634568548" calcext:value-type="float">
            <text:p>1.68711634568548</text:p>
          </table:table-cell>
          <table:table-cell office:value-type="float" office:value="2.90723021454055" calcext:value-type="float">
            <text:p>2.90723021454055</text:p>
          </table:table-cell>
          <table:table-cell office:value-type="float" office:value="32.5102226593145" calcext:value-type="float">
            <text:p>32.51022265931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1.760291720422" calcext:value-type="float">
            <text:p>101.760291720422</text:p>
          </table:table-cell>
          <table:table-cell office:value-type="float" office:value="11.0360667576857" calcext:value-type="float">
            <text:p>11.036066757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7243941960289" calcext:value-type="float">
            <text:p>3.97243941960289</text:p>
          </table:table-cell>
          <table:table-cell office:value-type="float" office:value="1.04173058960415" calcext:value-type="float">
            <text:p>1.04173058960415</text:p>
          </table:table-cell>
          <table:table-cell office:value-type="float" office:value="2.14108336770305" calcext:value-type="float">
            <text:p>2.14108336770305</text:p>
          </table:table-cell>
          <table:table-cell office:value-type="float" office:value="32.5568303877106" calcext:value-type="float">
            <text:p>32.55683038771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7.4619102549279" calcext:value-type="float">
            <text:p>67.4619102549279</text:p>
          </table:table-cell>
          <table:table-cell office:value-type="float" office:value="16.7237774716616" calcext:value-type="float">
            <text:p>16.72377747166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1232069114296" calcext:value-type="float">
            <text:p>3.01232069114296</text:p>
          </table:table-cell>
          <table:table-cell office:value-type="float" office:value="0.198359671874325" calcext:value-type="float">
            <text:p>0.198359671874325</text:p>
          </table:table-cell>
          <table:table-cell office:value-type="float" office:value="3.99021559428447" calcext:value-type="float">
            <text:p>3.99021559428447</text:p>
          </table:table-cell>
          <table:table-cell office:value-type="float" office:value="35.1064494786726" calcext:value-type="float">
            <text:p>35.10644947867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6.4536900228565" calcext:value-type="float">
            <text:p>36.4536900228565</text:p>
          </table:table-cell>
          <table:table-cell office:value-type="float" office:value="27.0066188755412" calcext:value-type="float">
            <text:p>27.0066188755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9960298021728" calcext:value-type="float">
            <text:p>2.19960298021728</text:p>
          </table:table-cell>
          <table:table-cell office:value-type="float" office:value="1.8164599325925" calcext:value-type="float">
            <text:p>1.8164599325925</text:p>
          </table:table-cell>
          <table:table-cell office:value-type="float" office:value="11.1417501551219" calcext:value-type="float">
            <text:p>11.1417501551219</text:p>
          </table:table-cell>
          <table:table-cell office:value-type="float" office:value="56.8428918693732" calcext:value-type="float">
            <text:p>56.84289186937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.5511198291787" calcext:value-type="float">
            <text:p>32.5511198291787</text:p>
          </table:table-cell>
          <table:table-cell office:value-type="float" office:value="17.9771508291969" calcext:value-type="float">
            <text:p>17.9771508291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3201486286423" calcext:value-type="float">
            <text:p>2.73201486286423</text:p>
          </table:table-cell>
          <table:table-cell office:value-type="float" office:value="1.74497948549322" calcext:value-type="float">
            <text:p>1.74497948549322</text:p>
          </table:table-cell>
          <table:table-cell office:value-type="float" office:value="8.18870998706091" calcext:value-type="float">
            <text:p>8.18870998706091</text:p>
          </table:table-cell>
          <table:table-cell office:value-type="float" office:value="50.2664977228348" calcext:value-type="float">
            <text:p>50.26649772283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.035434462813" calcext:value-type="float">
            <text:p>42.035434462813</text:p>
          </table:table-cell>
          <table:table-cell office:value-type="float" office:value="15.7389151321287" calcext:value-type="float">
            <text:p>15.73891513212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4526864311678" calcext:value-type="float">
            <text:p>0.394526864311678</text:p>
          </table:table-cell>
          <table:table-cell office:value-type="float" office:value="1.40455631543622" calcext:value-type="float">
            <text:p>1.40455631543622</text:p>
          </table:table-cell>
          <table:table-cell office:value-type="float" office:value="23.1831612467786" calcext:value-type="float">
            <text:p>23.1831612467786</text:p>
          </table:table-cell>
          <table:table-cell office:value-type="float" office:value="77.2433379535258" calcext:value-type="float">
            <text:p>77.24333795352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.51371955958145" calcext:value-type="float">
            <text:p>8.51371955958145</text:p>
          </table:table-cell>
          <table:table-cell office:value-type="float" office:value="34.1375980924164" calcext:value-type="float">
            <text:p>34.13759809241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3918807573046" calcext:value-type="float">
            <text:p>4.83918807573046</text:p>
          </table:table-cell>
          <table:table-cell office:value-type="float" office:value="2.58391034541656" calcext:value-type="float">
            <text:p>2.58391034541656</text:p>
          </table:table-cell>
          <table:table-cell office:value-type="float" office:value="6.70245314813799" calcext:value-type="float">
            <text:p>6.70245314813799</text:p>
          </table:table-cell>
          <table:table-cell office:value-type="float" office:value="41.1707867662546" calcext:value-type="float">
            <text:p>41.17078676625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0.37733562177" calcext:value-type="float">
            <text:p>120.37733562177</text:p>
          </table:table-cell>
          <table:table-cell office:value-type="float" office:value="5.86334969397241" calcext:value-type="float">
            <text:p>5.863349693972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1926903693975" calcext:value-type="float">
            <text:p>1.11926903693975</text:p>
          </table:table-cell>
          <table:table-cell office:value-type="float" office:value="2.87176082182063" calcext:value-type="float">
            <text:p>2.87176082182063</text:p>
          </table:table-cell>
          <table:table-cell office:value-type="float" office:value="23.3070830253985" calcext:value-type="float">
            <text:p>23.3070830253985</text:p>
          </table:table-cell>
          <table:table-cell office:value-type="float" office:value="81.8220337346837" calcext:value-type="float">
            <text:p>81.82203373468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.9990935791836" calcext:value-type="float">
            <text:p>37.9990935791836</text:p>
          </table:table-cell>
          <table:table-cell office:value-type="float" office:value="19.5894748071922" calcext:value-type="float">
            <text:p>19.58947480719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5706201799042" calcext:value-type="float">
            <text:p>1.25706201799042</text:p>
          </table:table-cell>
          <table:table-cell office:value-type="float" office:value="0.976665933603017" calcext:value-type="float">
            <text:p>0.976665933603017</text:p>
          </table:table-cell>
          <table:table-cell office:value-type="float" office:value="14.9634610830306" calcext:value-type="float">
            <text:p>14.9634610830306</text:p>
          </table:table-cell>
          <table:table-cell office:value-type="float" office:value="61.2810845767062" calcext:value-type="float">
            <text:p>61.28108457670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.1363250517392" calcext:value-type="float">
            <text:p>10.1363250517392</text:p>
          </table:table-cell>
          <table:table-cell office:value-type="float" office:value="30.1968017470004" calcext:value-type="float">
            <text:p>30.196801747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9205690502965" calcext:value-type="float">
            <text:p>3.59205690502965</text:p>
          </table:table-cell>
          <table:table-cell office:value-type="float" office:value="2.09624439238476" calcext:value-type="float">
            <text:p>2.09624439238476</text:p>
          </table:table-cell>
          <table:table-cell office:value-type="float" office:value="6.37654431127924" calcext:value-type="float">
            <text:p>6.37654431127924</text:p>
          </table:table-cell>
          <table:table-cell office:value-type="float" office:value="45.4016692354099" calcext:value-type="float">
            <text:p>45.4016692354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9.188453446303" calcext:value-type="float">
            <text:p>69.188453446303</text:p>
          </table:table-cell>
          <table:table-cell office:value-type="float" office:value="10.4141003874316" calcext:value-type="float">
            <text:p>10.4141003874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8093087003383" calcext:value-type="float">
            <text:p>4.48093087003383</text:p>
          </table:table-cell>
          <table:table-cell office:value-type="float" office:value="2.52938787525331" calcext:value-type="float">
            <text:p>2.52938787525331</text:p>
          </table:table-cell>
          <table:table-cell office:value-type="float" office:value="6.66723578516229" calcext:value-type="float">
            <text:p>6.66723578516229</text:p>
          </table:table-cell>
          <table:table-cell office:value-type="float" office:value="42.9579778164792" calcext:value-type="float">
            <text:p>42.957977816479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5.906177942002" calcext:value-type="float">
            <text:p>105.906177942002</text:p>
          </table:table-cell>
          <table:table-cell office:value-type="float" office:value="6.37335703262918" calcext:value-type="float">
            <text:p>6.373357032629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9905718230615" calcext:value-type="float">
            <text:p>3.19905718230615</text:p>
          </table:table-cell>
          <table:table-cell office:value-type="float" office:value="0.247277327196515" calcext:value-type="float">
            <text:p>0.247277327196515</text:p>
          </table:table-cell>
          <table:table-cell office:value-type="float" office:value="3.3045411091485" calcext:value-type="float">
            <text:p>3.3045411091485</text:p>
          </table:table-cell>
          <table:table-cell office:value-type="float" office:value="33.5938619784907" calcext:value-type="float">
            <text:p>33.59386197849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1.1804517288402" calcext:value-type="float">
            <text:p>41.1804517288402</text:p>
          </table:table-cell>
          <table:table-cell office:value-type="float" office:value="25.8317678371833" calcext:value-type="float">
            <text:p>25.8317678371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532717351843" calcext:value-type="float">
            <text:p>2.3532717351843</text:p>
          </table:table-cell>
          <table:table-cell office:value-type="float" office:value="0.638032256620493" calcext:value-type="float">
            <text:p>0.638032256620493</text:p>
          </table:table-cell>
          <table:table-cell office:value-type="float" office:value="7.41225566826256" calcext:value-type="float">
            <text:p>7.41225566826256</text:p>
          </table:table-cell>
          <table:table-cell office:value-type="float" office:value="45.1208187968797" calcext:value-type="float">
            <text:p>45.12081879687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.7798920804223" calcext:value-type="float">
            <text:p>23.7798920804223</text:p>
          </table:table-cell>
          <table:table-cell office:value-type="float" office:value="26.0319331020576" calcext:value-type="float">
            <text:p>26.03193310205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68931887255496" calcext:value-type="float">
            <text:p>0.268931887255496</text:p>
          </table:table-cell>
          <table:table-cell office:value-type="float" office:value="1.7476993123131" calcext:value-type="float">
            <text:p>1.7476993123131</text:p>
          </table:table-cell>
          <table:table-cell office:value-type="float" office:value="25.4374583736875" calcext:value-type="float">
            <text:p>25.4374583736875</text:p>
          </table:table-cell>
          <table:table-cell office:value-type="float" office:value="82.3100629240332" calcext:value-type="float">
            <text:p>82.31006292403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.50710898497" calcext:value-type="float">
            <text:p>12.50710898497</text:p>
          </table:table-cell>
          <table:table-cell office:value-type="float" office:value="32.9604652505565" calcext:value-type="float">
            <text:p>32.9604652505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1133944535264" calcext:value-type="float">
            <text:p>2.31133944535264</text:p>
          </table:table-cell>
          <table:table-cell office:value-type="float" office:value="0.922510036681812" calcext:value-type="float">
            <text:p>0.922510036681812</text:p>
          </table:table-cell>
          <table:table-cell office:value-type="float" office:value="8.07992034589532" calcext:value-type="float">
            <text:p>8.07992034589532</text:p>
          </table:table-cell>
          <table:table-cell office:value-type="float" office:value="47.7469438938703" calcext:value-type="float">
            <text:p>47.746943893870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.7732591976869" calcext:value-type="float">
            <text:p>24.7732591976869</text:p>
          </table:table-cell>
          <table:table-cell office:value-type="float" office:value="23.8548199790772" calcext:value-type="float">
            <text:p>23.85481997907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5854015838325" calcext:value-type="float">
            <text:p>1.25854015838325</text:p>
          </table:table-cell>
          <table:table-cell office:value-type="float" office:value="2.252292135742" calcext:value-type="float">
            <text:p>2.252292135742</text:p>
          </table:table-cell>
          <table:table-cell office:value-type="float" office:value="19.0713416111561" calcext:value-type="float">
            <text:p>19.0713416111561</text:p>
          </table:table-cell>
          <table:table-cell office:value-type="float" office:value="73.0338534753087" calcext:value-type="float">
            <text:p>73.03385347530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6.6269727799544" calcext:value-type="float">
            <text:p>26.6269727799544</text:p>
          </table:table-cell>
          <table:table-cell office:value-type="float" office:value="21.5484202537361" calcext:value-type="float">
            <text:p>21.5484202537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1946697806622" calcext:value-type="float">
            <text:p>2.01946697806622</text:p>
          </table:table-cell>
          <table:table-cell office:value-type="float" office:value="0.709038556095934" calcext:value-type="float">
            <text:p>0.709038556095934</text:p>
          </table:table-cell>
          <table:table-cell office:value-type="float" office:value="9.38631276886833" calcext:value-type="float">
            <text:p>9.38631276886833</text:p>
          </table:table-cell>
          <table:table-cell office:value-type="float" office:value="49.5237422370466" calcext:value-type="float">
            <text:p>49.52374223704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.323930198122" calcext:value-type="float">
            <text:p>18.323930198122</text:p>
          </table:table-cell>
          <table:table-cell office:value-type="float" office:value="27.295927207909" calcext:value-type="float">
            <text:p>27.2959272079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2294638638779" calcext:value-type="float">
            <text:p>3.92294638638779</text:p>
          </table:table-cell>
          <table:table-cell office:value-type="float" office:value="0.981121276854726" calcext:value-type="float">
            <text:p>0.981121276854726</text:p>
          </table:table-cell>
          <table:table-cell office:value-type="float" office:value="2.12264344649216" calcext:value-type="float">
            <text:p>2.12264344649216</text:p>
          </table:table-cell>
          <table:table-cell office:value-type="float" office:value="32.4716927892937" calcext:value-type="float">
            <text:p>32.47169278929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5.4084292414804" calcext:value-type="float">
            <text:p>65.4084292414804</text:p>
          </table:table-cell>
          <table:table-cell office:value-type="float" office:value="17.3114306779449" calcext:value-type="float">
            <text:p>17.31143067794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3785464707733" calcext:value-type="float">
            <text:p>1.03785464707733</text:p>
          </table:table-cell>
          <table:table-cell office:value-type="float" office:value="0.463073635425292" calcext:value-type="float">
            <text:p>0.463073635425292</text:p>
          </table:table-cell>
          <table:table-cell office:value-type="float" office:value="15.9130329895127" calcext:value-type="float">
            <text:p>15.9130329895127</text:p>
          </table:table-cell>
          <table:table-cell office:value-type="float" office:value="60.4643469196004" calcext:value-type="float">
            <text:p>60.46434691960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.16631784114405" calcext:value-type="float">
            <text:p>5.16631784114405</text:p>
          </table:table-cell>
          <table:table-cell office:value-type="float" office:value="36.2822966352598" calcext:value-type="float">
            <text:p>36.28229663525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9558570532826" calcext:value-type="float">
            <text:p>1.79558570532826</text:p>
          </table:table-cell>
          <table:table-cell office:value-type="float" office:value="1.19622260099666" calcext:value-type="float">
            <text:p>1.19622260099666</text:p>
          </table:table-cell>
          <table:table-cell office:value-type="float" office:value="11.6992194830318" calcext:value-type="float">
            <text:p>11.6992194830318</text:p>
          </table:table-cell>
          <table:table-cell office:value-type="float" office:value="56.1030408570422" calcext:value-type="float">
            <text:p>56.10304085704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.6203061452576" calcext:value-type="float">
            <text:p>18.6203061452576</text:p>
          </table:table-cell>
          <table:table-cell office:value-type="float" office:value="24.7369934730652" calcext:value-type="float">
            <text:p>24.7369934730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8258078160387" calcext:value-type="float">
            <text:p>4.78258078160387</text:p>
          </table:table-cell>
          <table:table-cell office:value-type="float" office:value="1.9387874924762" calcext:value-type="float">
            <text:p>1.9387874924762</text:p>
          </table:table-cell>
          <table:table-cell office:value-type="float" office:value="3.80616805751014" calcext:value-type="float">
            <text:p>3.80616805751014</text:p>
          </table:table-cell>
          <table:table-cell office:value-type="float" office:value="34.7434083227441" calcext:value-type="float">
            <text:p>34.743408322744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6.527903494195" calcext:value-type="float">
            <text:p>106.527903494195</text:p>
          </table:table-cell>
          <table:table-cell office:value-type="float" office:value="9.41829313274813" calcext:value-type="float">
            <text:p>9.418293132748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2873572578607" calcext:value-type="float">
            <text:p>2.62873572578607</text:p>
          </table:table-cell>
          <table:table-cell office:value-type="float" office:value="0.0087033609063033" calcext:value-type="float">
            <text:p>0.008703360906303</text:p>
          </table:table-cell>
          <table:table-cell office:value-type="float" office:value="5.62297000665438" calcext:value-type="float">
            <text:p>5.62297000665438</text:p>
          </table:table-cell>
          <table:table-cell office:value-type="float" office:value="37.9027758173758" calcext:value-type="float">
            <text:p>37.90277581737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7.6413090580603" calcext:value-type="float">
            <text:p>27.6413090580603</text:p>
          </table:table-cell>
          <table:table-cell office:value-type="float" office:value="30.5359363975913" calcext:value-type="float">
            <text:p>30.53593639759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3040631670471" calcext:value-type="float">
            <text:p>1.03040631670471</text:p>
          </table:table-cell>
          <table:table-cell office:value-type="float" office:value="0.127128260748401" calcext:value-type="float">
            <text:p>0.127128260748401</text:p>
          </table:table-cell>
          <table:table-cell office:value-type="float" office:value="15.7738356051387" calcext:value-type="float">
            <text:p>15.7738356051387</text:p>
          </table:table-cell>
          <table:table-cell office:value-type="float" office:value="58.3541672694009" calcext:value-type="float">
            <text:p>58.35416726940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.31159508874356" calcext:value-type="float">
            <text:p>4.31159508874356</text:p>
          </table:table-cell>
          <table:table-cell office:value-type="float" office:value="39.5025529976547" calcext:value-type="float">
            <text:p>39.50255299765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1634200417492" calcext:value-type="float">
            <text:p>0.311634200417492</text:p>
          </table:table-cell>
          <table:table-cell office:value-type="float" office:value="2.41053174717885" calcext:value-type="float">
            <text:p>2.41053174717885</text:p>
          </table:table-cell>
          <table:table-cell office:value-type="float" office:value="27.791437174852" calcext:value-type="float">
            <text:p>27.791437174852</text:p>
          </table:table-cell>
          <table:table-cell office:value-type="float" office:value="88.3848224554202" calcext:value-type="float">
            <text:p>88.38482245542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.6311167161079" calcext:value-type="float">
            <text:p>23.6311167161079</text:p>
          </table:table-cell>
          <table:table-cell office:value-type="float" office:value="28.6861197030635" calcext:value-type="float">
            <text:p>28.68611970306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8532673786753" calcext:value-type="float">
            <text:p>2.68532673786753</text:p>
          </table:table-cell>
          <table:table-cell office:value-type="float" office:value="0.722190423438896" calcext:value-type="float">
            <text:p>0.722190423438896</text:p>
          </table:table-cell>
          <table:table-cell office:value-type="float" office:value="5.87927131813783" calcext:value-type="float">
            <text:p>5.87927131813783</text:p>
          </table:table-cell>
          <table:table-cell office:value-type="float" office:value="42.100453431566" calcext:value-type="float">
            <text:p>42.1004534315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.9301547872525" calcext:value-type="float">
            <text:p>30.9301547872525</text:p>
          </table:table-cell>
          <table:table-cell office:value-type="float" office:value="23.6573670837489" calcext:value-type="float">
            <text:p>23.65736708374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2115077509357" calcext:value-type="float">
            <text:p>4.12115077509357</text:p>
          </table:table-cell>
          <table:table-cell office:value-type="float" office:value="2.3012088459345" calcext:value-type="float">
            <text:p>2.3012088459345</text:p>
          </table:table-cell>
          <table:table-cell office:value-type="float" office:value="6.06793811272581" calcext:value-type="float">
            <text:p>6.06793811272581</text:p>
          </table:table-cell>
          <table:table-cell office:value-type="float" office:value="43.1482865377714" calcext:value-type="float">
            <text:p>43.14828653777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9.1177834546459" calcext:value-type="float">
            <text:p>89.1177834546459</text:p>
          </table:table-cell>
          <table:table-cell office:value-type="float" office:value="8.05584965338085" calcext:value-type="float">
            <text:p>8.05584965338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1275000658627" calcext:value-type="float">
            <text:p>2.31275000658627</text:p>
          </table:table-cell>
          <table:table-cell office:value-type="float" office:value="2.43887350248835" calcext:value-type="float">
            <text:p>2.43887350248835</text:p>
          </table:table-cell>
          <table:table-cell office:value-type="float" office:value="13.1694164882419" calcext:value-type="float">
            <text:p>13.1694164882419</text:p>
          </table:table-cell>
          <table:table-cell office:value-type="float" office:value="61.9261574636544" calcext:value-type="float">
            <text:p>61.92615746365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.1876662164183" calcext:value-type="float">
            <text:p>45.1876662164183</text:p>
          </table:table-cell>
          <table:table-cell office:value-type="float" office:value="13.7806814633584" calcext:value-type="float">
            <text:p>13.7806814633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9250726602988" calcext:value-type="float">
            <text:p>1.29250726602988</text:p>
          </table:table-cell>
          <table:table-cell office:value-type="float" office:value="0.95602595020294" calcext:value-type="float">
            <text:p>0.95602595020294</text:p>
          </table:table-cell>
          <table:table-cell office:value-type="float" office:value="14.6594879899027" calcext:value-type="float">
            <text:p>14.6594879899027</text:p>
          </table:table-cell>
          <table:table-cell office:value-type="float" office:value="60.6406000949411" calcext:value-type="float">
            <text:p>60.64060009494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.3382426008059" calcext:value-type="float">
            <text:p>10.3382426008059</text:p>
          </table:table-cell>
          <table:table-cell office:value-type="float" office:value="30.0992284878733" calcext:value-type="float">
            <text:p>30.09922848787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4690876248161" calcext:value-type="float">
            <text:p>4.54690876248161</text:p>
          </table:table-cell>
          <table:table-cell office:value-type="float" office:value="0.02801703285253" calcext:value-type="float">
            <text:p>0.02801703285253</text:p>
          </table:table-cell>
          <table:table-cell office:value-type="float" office:value="0.206076623645805" calcext:value-type="float">
            <text:p>0.206076623645805</text:p>
          </table:table-cell>
          <table:table-cell office:value-type="float" office:value="21.0927262458713" calcext:value-type="float">
            <text:p>21.09272624587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2.7006569938477" calcext:value-type="float">
            <text:p>82.7006569938477</text:p>
          </table:table-cell>
          <table:table-cell office:value-type="float" office:value="24.9259062951205" calcext:value-type="float">
            <text:p>24.9259062951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6994018633807" calcext:value-type="float">
            <text:p>4.86994018633807</text:p>
          </table:table-cell>
          <table:table-cell office:value-type="float" office:value="1.27466153173932" calcext:value-type="float">
            <text:p>1.27466153173932</text:p>
          </table:table-cell>
          <table:table-cell office:value-type="float" office:value="1.64167757562581" calcext:value-type="float">
            <text:p>1.64167757562581</text:p>
          </table:table-cell>
          <table:table-cell office:value-type="float" office:value="28.0700056480333" calcext:value-type="float">
            <text:p>28.07000564803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1.364317756026" calcext:value-type="float">
            <text:p>101.364317756026</text:p>
          </table:table-cell>
          <table:table-cell office:value-type="float" office:value="13.8950622582326" calcext:value-type="float">
            <text:p>13.89506225823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26768647561606" calcext:value-type="float">
            <text:p>4.26768647561606</text:p>
          </table:table-cell>
          <table:table-cell office:value-type="float" office:value="0.713751585481878" calcext:value-type="float">
            <text:p>0.713751585481878</text:p>
          </table:table-cell>
          <table:table-cell office:value-type="float" office:value="1.04572442377352" calcext:value-type="float">
            <text:p>1.04572442377352</text:p>
          </table:table-cell>
          <table:table-cell office:value-type="float" office:value="27.7221150829684" calcext:value-type="float">
            <text:p>27.72211508296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4.8903567197366" calcext:value-type="float">
            <text:p>74.8903567197366</text:p>
          </table:table-cell>
          <table:table-cell office:value-type="float" office:value="18.9082085689547" calcext:value-type="float">
            <text:p>18.90820856895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2632332709818" calcext:value-type="float">
            <text:p>1.72632332709818</text:p>
          </table:table-cell>
          <table:table-cell office:value-type="float" office:value="2.38633221831539" calcext:value-type="float">
            <text:p>2.38633221831539</text:p>
          </table:table-cell>
          <table:table-cell office:value-type="float" office:value="16.4115404148716" calcext:value-type="float">
            <text:p>16.4115404148716</text:p>
          </table:table-cell>
          <table:table-cell office:value-type="float" office:value="68.3715937621749" calcext:value-type="float">
            <text:p>68.37159376217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.6990947434135" calcext:value-type="float">
            <text:p>34.6990947434135</text:p>
          </table:table-cell>
          <table:table-cell office:value-type="float" office:value="17.5482182317177" calcext:value-type="float">
            <text:p>17.54821823171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460451484095" calcext:value-type="float">
            <text:p>3.9460451484095</text:p>
          </table:table-cell>
          <table:table-cell office:value-type="float" office:value="1.57092493637458" calcext:value-type="float">
            <text:p>1.57092493637458</text:p>
          </table:table-cell>
          <table:table-cell office:value-type="float" office:value="3.57862598491464" calcext:value-type="float">
            <text:p>3.57862598491464</text:p>
          </table:table-cell>
          <table:table-cell office:value-type="float" office:value="37.3279047127051" calcext:value-type="float">
            <text:p>37.32790471270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.1563098760384" calcext:value-type="float">
            <text:p>72.1563098760384</text:p>
          </table:table-cell>
          <table:table-cell office:value-type="float" office:value="12.8693766211689" calcext:value-type="float">
            <text:p>12.8693766211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72901806447684" calcext:value-type="float">
            <text:p>0.067290180644768</text:p>
          </table:table-cell>
          <table:table-cell office:value-type="float" office:value="2.89155164267143" calcext:value-type="float">
            <text:p>2.89155164267143</text:p>
          </table:table-cell>
          <table:table-cell office:value-type="float" office:value="32.6926970641994" calcext:value-type="float">
            <text:p>32.6926970641994</text:p>
          </table:table-cell>
          <table:table-cell office:value-type="float" office:value="97.6382658363594" calcext:value-type="float">
            <text:p>97.63826583635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.4623954825883" calcext:value-type="float">
            <text:p>33.4623954825883</text:p>
          </table:table-cell>
          <table:table-cell office:value-type="float" office:value="28.777180637485" calcext:value-type="float">
            <text:p>28.777180637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3446721270069" calcext:value-type="float">
            <text:p>3.93446721270069</text:p>
          </table:table-cell>
          <table:table-cell office:value-type="float" office:value="0.391258627111462" calcext:value-type="float">
            <text:p>0.391258627111462</text:p>
          </table:table-cell>
          <table:table-cell office:value-type="float" office:value="1.28844343409899" calcext:value-type="float">
            <text:p>1.28844343409899</text:p>
          </table:table-cell>
          <table:table-cell office:value-type="float" office:value="28.0291919205637" calcext:value-type="float">
            <text:p>28.0291919205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2.5324622444234" calcext:value-type="float">
            <text:p>62.5324622444234</text:p>
          </table:table-cell>
          <table:table-cell office:value-type="float" office:value="22.3758571629844" calcext:value-type="float">
            <text:p>22.37585716298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2154669587863" calcext:value-type="float">
            <text:p>4.92154669587863</text:p>
          </table:table-cell>
          <table:table-cell office:value-type="float" office:value="1.31367724644834" calcext:value-type="float">
            <text:p>1.31367724644834</text:p>
          </table:table-cell>
          <table:table-cell office:value-type="float" office:value="1.73190282876365" calcext:value-type="float">
            <text:p>1.73190282876365</text:p>
          </table:table-cell>
          <table:table-cell office:value-type="float" office:value="28.0846861321819" calcext:value-type="float">
            <text:p>28.08468613218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3.7894791502" calcext:value-type="float">
            <text:p>103.7894791502</text:p>
          </table:table-cell>
          <table:table-cell office:value-type="float" office:value="13.5951303642803" calcext:value-type="float">
            <text:p>13.59513036428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7379215643974" calcext:value-type="float">
            <text:p>1.77379215643974</text:p>
          </table:table-cell>
          <table:table-cell office:value-type="float" office:value="0.26662760093208" calcext:value-type="float">
            <text:p>0.26662760093208</text:p>
          </table:table-cell>
          <table:table-cell office:value-type="float" office:value="10.4795073274285" calcext:value-type="float">
            <text:p>10.4795073274285</text:p>
          </table:table-cell>
          <table:table-cell office:value-type="float" office:value="49.4365199943826" calcext:value-type="float">
            <text:p>49.43651999438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.8697155673038" calcext:value-type="float">
            <text:p>12.8697155673038</text:p>
          </table:table-cell>
          <table:table-cell office:value-type="float" office:value="32.8132313181077" calcext:value-type="float">
            <text:p>32.8132313181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3858366270054" calcext:value-type="float">
            <text:p>2.33858366270054</text:p>
          </table:table-cell>
          <table:table-cell office:value-type="float" office:value="1.05926646096218" calcext:value-type="float">
            <text:p>1.05926646096218</text:p>
          </table:table-cell>
          <table:table-cell office:value-type="float" office:value="8.20518235576381" calcext:value-type="float">
            <text:p>8.20518235576381</text:p>
          </table:table-cell>
          <table:table-cell office:value-type="float" office:value="48.5292791453336" calcext:value-type="float">
            <text:p>48.52927914533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.3640759310768" calcext:value-type="float">
            <text:p>26.3640759310768</text:p>
          </table:table-cell>
          <table:table-cell office:value-type="float" office:value="22.6125177461421" calcext:value-type="float">
            <text:p>22.61251774614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631509406605" calcext:value-type="float">
            <text:p>1.4631509406605</text:p>
          </table:table-cell>
          <table:table-cell office:value-type="float" office:value="1.49285169551052" calcext:value-type="float">
            <text:p>1.49285169551052</text:p>
          </table:table-cell>
          <table:table-cell office:value-type="float" office:value="14.7379074533393" calcext:value-type="float">
            <text:p>14.7379074533393</text:p>
          </table:table-cell>
          <table:table-cell office:value-type="float" office:value="62.9161119824395" calcext:value-type="float">
            <text:p>62.91611198243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.4776674397773" calcext:value-type="float">
            <text:p>17.4776674397773</text:p>
          </table:table-cell>
          <table:table-cell office:value-type="float" office:value="24.8093904982342" calcext:value-type="float">
            <text:p>24.80939049823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9292027555561" calcext:value-type="float">
            <text:p>2.09292027555561</text:p>
          </table:table-cell>
          <table:table-cell office:value-type="float" office:value="1.35149518657242" calcext:value-type="float">
            <text:p>1.35149518657242</text:p>
          </table:table-cell>
          <table:table-cell office:value-type="float" office:value="10.2776517636041" calcext:value-type="float">
            <text:p>10.2776517636041</text:p>
          </table:table-cell>
          <table:table-cell office:value-type="float" office:value="53.829101229705" calcext:value-type="float">
            <text:p>53.8291012297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4.8274180766408" calcext:value-type="float">
            <text:p>24.8274180766408</text:p>
          </table:table-cell>
          <table:table-cell office:value-type="float" office:value="21.7626998978799" calcext:value-type="float">
            <text:p>21.76269989787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7694186275487" calcext:value-type="float">
            <text:p>1.67694186275487</text:p>
          </table:table-cell>
          <table:table-cell office:value-type="float" office:value="2.29904107513643" calcext:value-type="float">
            <text:p>2.29904107513643</text:p>
          </table:table-cell>
          <table:table-cell office:value-type="float" office:value="16.3283052486755" calcext:value-type="float">
            <text:p>16.3283052486755</text:p>
          </table:table-cell>
          <table:table-cell office:value-type="float" office:value="68.0609005229649" calcext:value-type="float">
            <text:p>68.06090052296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.3908955048969" calcext:value-type="float">
            <text:p>32.3908955048969</text:p>
          </table:table-cell>
          <table:table-cell office:value-type="float" office:value="18.3378944973113" calcext:value-type="float">
            <text:p>18.33789449731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5501387694975" calcext:value-type="float">
            <text:p>3.95501387694975</text:p>
          </table:table-cell>
          <table:table-cell office:value-type="float" office:value="1.99059915992058" calcext:value-type="float">
            <text:p>1.99059915992058</text:p>
          </table:table-cell>
          <table:table-cell office:value-type="float" office:value="5.05448101284411" calcext:value-type="float">
            <text:p>5.05448101284411</text:p>
          </table:table-cell>
          <table:table-cell office:value-type="float" office:value="41.2679927106691" calcext:value-type="float">
            <text:p>41.26799271066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8.4184791293666" calcext:value-type="float">
            <text:p>78.4184791293666</text:p>
          </table:table-cell>
          <table:table-cell office:value-type="float" office:value="10.1484894136383" calcext:value-type="float">
            <text:p>10.14848941363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0135490974063" calcext:value-type="float">
            <text:p>1.40135490974063</text:p>
          </table:table-cell>
          <table:table-cell office:value-type="float" office:value="2.60837756305483" calcext:value-type="float">
            <text:p>2.60837756305483</text:p>
          </table:table-cell>
          <table:table-cell office:value-type="float" office:value="19.7538799970957" calcext:value-type="float">
            <text:p>19.7538799970957</text:p>
          </table:table-cell>
          <table:table-cell office:value-type="float" office:value="74.996015916981" calcext:value-type="float">
            <text:p>74.9960159169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5.0697163780082" calcext:value-type="float">
            <text:p>35.0697163780082</text:p>
          </table:table-cell>
          <table:table-cell office:value-type="float" office:value="18.6701043665474" calcext:value-type="float">
            <text:p>18.6701043665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0356032154369" calcext:value-type="float">
            <text:p>3.70356032154369</text:p>
          </table:table-cell>
          <table:table-cell office:value-type="float" office:value="0.360504360045157" calcext:value-type="float">
            <text:p>0.360504360045157</text:p>
          </table:table-cell>
          <table:table-cell office:value-type="float" office:value="1.81071923348747" calcext:value-type="float">
            <text:p>1.81071923348747</text:p>
          </table:table-cell>
          <table:table-cell office:value-type="float" office:value="29.7523834644963" calcext:value-type="float">
            <text:p>29.75238346449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5.3852897956974" calcext:value-type="float">
            <text:p>55.3852897956974</text:p>
          </table:table-cell>
          <table:table-cell office:value-type="float" office:value="23.2056756330359" calcext:value-type="float">
            <text:p>23.20567563303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6380642663541" calcext:value-type="float">
            <text:p>4.96380642663541</text:p>
          </table:table-cell>
          <table:table-cell office:value-type="float" office:value="2.35985342581662" calcext:value-type="float">
            <text:p>2.35985342581662</text:p>
          </table:table-cell>
          <table:table-cell office:value-type="float" office:value="5.57021816609134" calcext:value-type="float">
            <text:p>5.57021816609134</text:p>
          </table:table-cell>
          <table:table-cell office:value-type="float" office:value="37.9465001611786" calcext:value-type="float">
            <text:p>37.946500161178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0.833129729782" calcext:value-type="float">
            <text:p>120.833129729782</text:p>
          </table:table-cell>
          <table:table-cell office:value-type="float" office:value="6.97168390792514" calcext:value-type="float">
            <text:p>6.971683907925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20380394571013" calcext:value-type="float">
            <text:p>0.042038039457101</text:p>
          </table:table-cell>
          <table:table-cell office:value-type="float" office:value="2.03462615773846" calcext:value-type="float">
            <text:p>2.03462615773846</text:p>
          </table:table-cell>
          <table:table-cell office:value-type="float" office:value="28.7210904039439" calcext:value-type="float">
            <text:p>28.7210904039439</text:p>
          </table:table-cell>
          <table:table-cell office:value-type="float" office:value="88.6766191136321" calcext:value-type="float">
            <text:p>88.67661911363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.5658831940598" calcext:value-type="float">
            <text:p>16.5658831940598</text:p>
          </table:table-cell>
          <table:table-cell office:value-type="float" office:value="33.3748288265594" calcext:value-type="float">
            <text:p>33.37482882655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2440389231552" calcext:value-type="float">
            <text:p>4.82440389231552</text:p>
          </table:table-cell>
          <table:table-cell office:value-type="float" office:value="2.01887915552135" calcext:value-type="float">
            <text:p>2.01887915552135</text:p>
          </table:table-cell>
          <table:table-cell office:value-type="float" office:value="4.10670703763253" calcext:value-type="float">
            <text:p>4.10670703763253</text:p>
          </table:table-cell>
          <table:table-cell office:value-type="float" office:value="35.2735586168675" calcext:value-type="float">
            <text:p>35.27355861686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9.402983843151" calcext:value-type="float">
            <text:p>109.402983843151</text:p>
          </table:table-cell>
          <table:table-cell office:value-type="float" office:value="8.91791548241904" calcext:value-type="float">
            <text:p>8.917915482419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645240474208" calcext:value-type="float">
            <text:p>1.0645240474208</text:p>
          </table:table-cell>
          <table:table-cell office:value-type="float" office:value="2.80247919014929" calcext:value-type="float">
            <text:p>2.80247919014929</text:p>
          </table:table-cell>
          <table:table-cell office:value-type="float" office:value="23.341860584549" calcext:value-type="float">
            <text:p>23.341860584549</text:p>
          </table:table-cell>
          <table:table-cell office:value-type="float" office:value="81.7695914409199" calcext:value-type="float">
            <text:p>81.769591440919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.9484042350278" calcext:value-type="float">
            <text:p>35.9484042350278</text:p>
          </table:table-cell>
          <table:table-cell office:value-type="float" office:value="20.3170686830561" calcext:value-type="float">
            <text:p>20.31706868305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8136638567213" calcext:value-type="float">
            <text:p>4.78136638567213</text:p>
          </table:table-cell>
          <table:table-cell office:value-type="float" office:value="0.336665874446003" calcext:value-type="float">
            <text:p>0.336665874446003</text:p>
          </table:table-cell>
          <table:table-cell office:value-type="float" office:value="0.161144568330559" calcext:value-type="float">
            <text:p>0.161144568330559</text:p>
          </table:table-cell>
          <table:table-cell office:value-type="float" office:value="21.4929415009738" calcext:value-type="float">
            <text:p>21.49294150097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1.8992337002075" calcext:value-type="float">
            <text:p>91.8992337002075</text:p>
          </table:table-cell>
          <table:table-cell office:value-type="float" office:value="21.7944858238705" calcext:value-type="float">
            <text:p>21.7944858238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6428634716871" calcext:value-type="float">
            <text:p>4.36428634716871</text:p>
          </table:table-cell>
          <table:table-cell office:value-type="float" office:value="1.72222860814566" calcext:value-type="float">
            <text:p>1.72222860814566</text:p>
          </table:table-cell>
          <table:table-cell office:value-type="float" office:value="3.37020322711142" calcext:value-type="float">
            <text:p>3.37020322711142</text:p>
          </table:table-cell>
          <table:table-cell office:value-type="float" office:value="35.5178567929731" calcext:value-type="float">
            <text:p>35.51785679297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8.0522667951941" calcext:value-type="float">
            <text:p>88.0522667951941</text:p>
          </table:table-cell>
          <table:table-cell office:value-type="float" office:value="11.1479171456549" calcext:value-type="float">
            <text:p>11.14791714565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0656508614606" calcext:value-type="float">
            <text:p>0.860656508614606</text:p>
          </table:table-cell>
          <table:table-cell office:value-type="float" office:value="2.31833077627751" calcext:value-type="float">
            <text:p>2.31833077627751</text:p>
          </table:table-cell>
          <table:table-cell office:value-type="float" office:value="22.5088221279101" calcext:value-type="float">
            <text:p>22.5088221279101</text:p>
          </table:table-cell>
          <table:table-cell office:value-type="float" office:value="79.2548677338875" calcext:value-type="float">
            <text:p>79.25486773388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4.4615488562247" calcext:value-type="float">
            <text:p>24.4615488562247</text:p>
          </table:table-cell>
          <table:table-cell office:value-type="float" office:value="24.325514365135" calcext:value-type="float">
            <text:p>24.325514365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5938734321101" calcext:value-type="float">
            <text:p>1.45938734321101</text:p>
          </table:table-cell>
          <table:table-cell office:value-type="float" office:value="1.64558981479529" calcext:value-type="float">
            <text:p>1.64558981479529</text:p>
          </table:table-cell>
          <table:table-cell office:value-type="float" office:value="15.2439038239724" calcext:value-type="float">
            <text:p>15.2439038239724</text:p>
          </table:table-cell>
          <table:table-cell office:value-type="float" office:value="64.361118653478" calcext:value-type="float">
            <text:p>64.3611186534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.3511090243299" calcext:value-type="float">
            <text:p>19.3511090243299</text:p>
          </table:table-cell>
          <table:table-cell office:value-type="float" office:value="23.7880056760195" calcext:value-type="float">
            <text:p>23.78800567601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94987485362203" calcext:value-type="float">
            <text:p>0.694987485362203</text:p>
          </table:table-cell>
          <table:table-cell office:value-type="float" office:value="0.706576764464188" calcext:value-type="float">
            <text:p>0.706576764464188</text:p>
          </table:table-cell>
          <table:table-cell office:value-type="float" office:value="19.0323834752687" calcext:value-type="float">
            <text:p>19.0323834752687</text:p>
          </table:table-cell>
          <table:table-cell office:value-type="float" office:value="67.1019191498806" calcext:value-type="float">
            <text:p>67.101919149880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.92903331556304" calcext:value-type="float">
            <text:p>3.92903331556304</text:p>
          </table:table-cell>
          <table:table-cell office:value-type="float" office:value="36.9666158306268" calcext:value-type="float">
            <text:p>36.96661583062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1617228153389" calcext:value-type="float">
            <text:p>2.11617228153389</text:p>
          </table:table-cell>
          <table:table-cell office:value-type="float" office:value="0.924242804576435" calcext:value-type="float">
            <text:p>0.924242804576435</text:p>
          </table:table-cell>
          <table:table-cell office:value-type="float" office:value="9.17068707160479" calcext:value-type="float">
            <text:p>9.17068707160479</text:p>
          </table:table-cell>
          <table:table-cell office:value-type="float" office:value="50.0191102098601" calcext:value-type="float">
            <text:p>50.01911020986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.3296395477746" calcext:value-type="float">
            <text:p>21.3296395477746</text:p>
          </table:table-cell>
          <table:table-cell office:value-type="float" office:value="24.9282590258404" calcext:value-type="float">
            <text:p>24.92825902584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7743894193349" calcext:value-type="float">
            <text:p>3.67743894193349</text:p>
          </table:table-cell>
          <table:table-cell office:value-type="float" office:value="2.97196144817818" calcext:value-type="float">
            <text:p>2.97196144817818</text:p>
          </table:table-cell>
          <table:table-cell office:value-type="float" office:value="10.5817226017713" calcext:value-type="float">
            <text:p>10.5817226017713</text:p>
          </table:table-cell>
          <table:table-cell office:value-type="float" office:value="54.3488576392395" calcext:value-type="float">
            <text:p>54.348857639239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9.4244480844248" calcext:value-type="float">
            <text:p>89.4244480844248</text:p>
          </table:table-cell>
          <table:table-cell office:value-type="float" office:value="5.86210811998957" calcext:value-type="float">
            <text:p>5.862108119989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06218460661364" calcext:value-type="float">
            <text:p>4.06218460661364</text:p>
          </table:table-cell>
          <table:table-cell office:value-type="float" office:value="2.92814638920366" calcext:value-type="float">
            <text:p>2.92814638920366</text:p>
          </table:table-cell>
          <table:table-cell office:value-type="float" office:value="9.45353898867884" calcext:value-type="float">
            <text:p>9.45353898867884</text:p>
          </table:table-cell>
          <table:table-cell office:value-type="float" office:value="50.6493096842189" calcext:value-type="float">
            <text:p>50.649309684218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0.301540219261" calcext:value-type="float">
            <text:p>100.301540219261</text:p>
          </table:table-cell>
          <table:table-cell office:value-type="float" office:value="5.17207509664225" calcext:value-type="float">
            <text:p>5.172075096642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5534361221943" calcext:value-type="float">
            <text:p>2.05534361221943</text:p>
          </table:table-cell>
          <table:table-cell office:value-type="float" office:value="0.563600803283622" calcext:value-type="float">
            <text:p>0.563600803283622</text:p>
          </table:table-cell>
          <table:table-cell office:value-type="float" office:value="8.98864710755888" calcext:value-type="float">
            <text:p>8.98864710755888</text:p>
          </table:table-cell>
          <table:table-cell office:value-type="float" office:value="48.0381902539441" calcext:value-type="float">
            <text:p>48.03819025394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.1683329190126" calcext:value-type="float">
            <text:p>18.1683329190126</text:p>
          </table:table-cell>
          <table:table-cell office:value-type="float" office:value="28.3526390747227" calcext:value-type="float">
            <text:p>28.3526390747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3924326511701" calcext:value-type="float">
            <text:p>2.13924326511701</text:p>
          </table:table-cell>
          <table:table-cell office:value-type="float" office:value="2.81500078300197" calcext:value-type="float">
            <text:p>2.81500078300197</text:p>
          </table:table-cell>
          <table:table-cell office:value-type="float" office:value="16.1081585044801" calcext:value-type="float">
            <text:p>16.1081585044801</text:p>
          </table:table-cell>
          <table:table-cell office:value-type="float" office:value="68.1627036117898" calcext:value-type="float">
            <text:p>68.16270361178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0.0023646226007" calcext:value-type="float">
            <text:p>50.0023646226007</text:p>
          </table:table-cell>
          <table:table-cell office:value-type="float" office:value="12.9581506744604" calcext:value-type="float">
            <text:p>12.9581506744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4170076145104" calcext:value-type="float">
            <text:p>1.74170076145104</text:p>
          </table:table-cell>
          <table:table-cell office:value-type="float" office:value="1.56712798993349" calcext:value-type="float">
            <text:p>1.56712798993349</text:p>
          </table:table-cell>
          <table:table-cell office:value-type="float" office:value="13.0724040647617" calcext:value-type="float">
            <text:p>13.0724040647617</text:p>
          </table:table-cell>
          <table:table-cell office:value-type="float" office:value="60.0249674356565" calcext:value-type="float">
            <text:p>60.02496743565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.9576467170884" calcext:value-type="float">
            <text:p>21.9576467170884</text:p>
          </table:table-cell>
          <table:table-cell office:value-type="float" office:value="22.4011241654268" calcext:value-type="float">
            <text:p>22.40112416542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0587205799443" calcext:value-type="float">
            <text:p>0.360587205799443</text:p>
          </table:table-cell>
          <table:table-cell office:value-type="float" office:value="0.728184168650435" calcext:value-type="float">
            <text:p>0.728184168650435</text:p>
          </table:table-cell>
          <table:table-cell office:value-type="float" office:value="22.0544032584649" calcext:value-type="float">
            <text:p>22.0544032584649</text:p>
          </table:table-cell>
          <table:table-cell office:value-type="float" office:value="72.2599850355709" calcext:value-type="float">
            <text:p>72.25998503557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.6411012658375" calcext:value-type="float">
            <text:p>2.6411012658375</text:p>
          </table:table-cell>
          <table:table-cell office:value-type="float" office:value="39.7725615719606" calcext:value-type="float">
            <text:p>39.77256157196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8540817980743" calcext:value-type="float">
            <text:p>4.18540817980743</text:p>
          </table:table-cell>
          <table:table-cell office:value-type="float" office:value="2.56106454766305" calcext:value-type="float">
            <text:p>2.56106454766305</text:p>
          </table:table-cell>
          <table:table-cell office:value-type="float" office:value="7.22261145082119" calcext:value-type="float">
            <text:p>7.22261145082119</text:p>
          </table:table-cell>
          <table:table-cell office:value-type="float" office:value="45.4765496579549" calcext:value-type="float">
            <text:p>45.47654965795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6.3067729955817" calcext:value-type="float">
            <text:p>96.3067729955817</text:p>
          </table:table-cell>
          <table:table-cell office:value-type="float" office:value="6.6119659741907" calcext:value-type="float">
            <text:p>6.61196597419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846904988513" calcext:value-type="float">
            <text:p>1.6846904988513</text:p>
          </table:table-cell>
          <table:table-cell office:value-type="float" office:value="2.24171721194931" calcext:value-type="float">
            <text:p>2.24171721194931</text:p>
          </table:table-cell>
          <table:table-cell office:value-type="float" office:value="16.0165731467566" calcext:value-type="float">
            <text:p>16.0165731467566</text:p>
          </table:table-cell>
          <table:table-cell office:value-type="float" office:value="67.3587334253447" calcext:value-type="float">
            <text:p>67.358733425344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1.4539125410785" calcext:value-type="float">
            <text:p>31.4539125410785</text:p>
          </table:table-cell>
          <table:table-cell office:value-type="float" office:value="18.5994010272635" calcext:value-type="float">
            <text:p>18.59940102726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5578872604619" calcext:value-type="float">
            <text:p>3.95578872604619</text:p>
          </table:table-cell>
          <table:table-cell office:value-type="float" office:value="0.141751305160439" calcext:value-type="float">
            <text:p>0.141751305160439</text:p>
          </table:table-cell>
          <table:table-cell office:value-type="float" office:value="1.11047061716693" calcext:value-type="float">
            <text:p>1.11047061716693</text:p>
          </table:table-cell>
          <table:table-cell office:value-type="float" office:value="26.2262460918524" calcext:value-type="float">
            <text:p>26.22624609185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2.6734315105152" calcext:value-type="float">
            <text:p>62.6734315105152</text:p>
          </table:table-cell>
          <table:table-cell office:value-type="float" office:value="24.6929575655625" calcext:value-type="float">
            <text:p>24.6929575655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1181882555887" calcext:value-type="float">
            <text:p>0.731181882555887</text:p>
          </table:table-cell>
          <table:table-cell office:value-type="float" office:value="0.700449962909831" calcext:value-type="float">
            <text:p>0.700449962909831</text:p>
          </table:table-cell>
          <table:table-cell office:value-type="float" office:value="18.7134382703595" calcext:value-type="float">
            <text:p>18.7134382703595</text:p>
          </table:table-cell>
          <table:table-cell office:value-type="float" office:value="66.5290467524831" calcext:value-type="float">
            <text:p>66.52904675248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10102838367341" calcext:value-type="float">
            <text:p>4.10102838367341</text:p>
          </table:table-cell>
          <table:table-cell office:value-type="float" office:value="36.7089386412612" calcext:value-type="float">
            <text:p>36.70893864126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5868720355844" calcext:value-type="float">
            <text:p>2.85868720355844</text:p>
          </table:table-cell>
          <table:table-cell office:value-type="float" office:value="2.62433503410168" calcext:value-type="float">
            <text:p>2.62433503410168</text:p>
          </table:table-cell>
          <table:table-cell office:value-type="float" office:value="11.4723548634178" calcext:value-type="float">
            <text:p>11.4723548634178</text:p>
          </table:table-cell>
          <table:table-cell office:value-type="float" office:value="58.0662418466773" calcext:value-type="float">
            <text:p>58.06624184667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.236907596009" calcext:value-type="float">
            <text:p>60.236907596009</text:p>
          </table:table-cell>
          <table:table-cell office:value-type="float" office:value="10.229004522401" calcext:value-type="float">
            <text:p>10.2290045224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6215594844876" calcext:value-type="float">
            <text:p>2.46215594844876</text:p>
          </table:table-cell>
          <table:table-cell office:value-type="float" office:value="0.574272155535626" calcext:value-type="float">
            <text:p>0.574272155535626</text:p>
          </table:table-cell>
          <table:table-cell office:value-type="float" office:value="6.77044093861755" calcext:value-type="float">
            <text:p>6.77044093861755</text:p>
          </table:table-cell>
          <table:table-cell office:value-type="float" office:value="43.4431381811388" calcext:value-type="float">
            <text:p>43.44313818113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.5680016924206" calcext:value-type="float">
            <text:p>25.5680016924206</text:p>
          </table:table-cell>
          <table:table-cell office:value-type="float" office:value="26.0277193832613" calcext:value-type="float">
            <text:p>26.0277193832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2887571007873" calcext:value-type="float">
            <text:p>1.82887571007873</text:p>
          </table:table-cell>
          <table:table-cell office:value-type="float" office:value="1.42122700089657" calcext:value-type="float">
            <text:p>1.42122700089657</text:p>
          </table:table-cell>
          <table:table-cell office:value-type="float" office:value="12.0759154502061" calcext:value-type="float">
            <text:p>12.0759154502061</text:p>
          </table:table-cell>
          <table:table-cell office:value-type="float" office:value="57.6300231951132" calcext:value-type="float">
            <text:p>57.63002319511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.4586902039738" calcext:value-type="float">
            <text:p>21.4586902039738</text:p>
          </table:table-cell>
          <table:table-cell office:value-type="float" office:value="22.8636454412404" calcext:value-type="float">
            <text:p>22.86364544124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2486986278757" calcext:value-type="float">
            <text:p>4.62486986278757</text:p>
          </table:table-cell>
          <table:table-cell office:value-type="float" office:value="1.48777378254574" calcext:value-type="float">
            <text:p>1.48777378254574</text:p>
          </table:table-cell>
          <table:table-cell office:value-type="float" office:value="2.35419344787548" calcext:value-type="float">
            <text:p>2.35419344787548</text:p>
          </table:table-cell>
          <table:table-cell office:value-type="float" office:value="31.5316169664245" calcext:value-type="float">
            <text:p>31.53161696642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4.4115683030046" calcext:value-type="float">
            <text:p>94.4115683030046</text:p>
          </table:table-cell>
          <table:table-cell office:value-type="float" office:value="12.4764556224181" calcext:value-type="float">
            <text:p>12.47645562241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42430120402415" calcext:value-type="float">
            <text:p>0.442430120402415</text:p>
          </table:table-cell>
          <table:table-cell office:value-type="float" office:value="0.145103781898729" calcext:value-type="float">
            <text:p>0.145103781898729</text:p>
          </table:table-cell>
          <table:table-cell office:value-type="float" office:value="20.7924983149365" calcext:value-type="float">
            <text:p>20.7924983149365</text:p>
          </table:table-cell>
          <table:table-cell office:value-type="float" office:value="67.0085402839143" calcext:value-type="float">
            <text:p>67.00854028391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867198075842437" calcext:value-type="float">
            <text:p>0.867198075842437</text:p>
          </table:table-cell>
          <table:table-cell office:value-type="float" office:value="44.3414604959492" calcext:value-type="float">
            <text:p>44.34146049594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0434724115912" calcext:value-type="float">
            <text:p>3.80434724115912</text:p>
          </table:table-cell>
          <table:table-cell office:value-type="float" office:value="0.417190954607074" calcext:value-type="float">
            <text:p>0.417190954607074</text:p>
          </table:table-cell>
          <table:table-cell office:value-type="float" office:value="1.60363381232978" calcext:value-type="float">
            <text:p>1.60363381232978</text:p>
          </table:table-cell>
          <table:table-cell office:value-type="float" office:value="29.2806960930175" calcext:value-type="float">
            <text:p>29.28069609301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8.5884248956838" calcext:value-type="float">
            <text:p>58.5884248956838</text:p>
          </table:table-cell>
          <table:table-cell office:value-type="float" office:value="22.431724266259" calcext:value-type="float">
            <text:p>22.4317242662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0780187508434" calcext:value-type="float">
            <text:p>3.90780187508434</text:p>
          </table:table-cell>
          <table:table-cell office:value-type="float" office:value="2.61629056046795" calcext:value-type="float">
            <text:p>2.61629056046795</text:p>
          </table:table-cell>
          <table:table-cell office:value-type="float" office:value="8.037873040863" calcext:value-type="float">
            <text:p>8.037873040863</text:p>
          </table:table-cell>
          <table:table-cell office:value-type="float" office:value="48.2888051531647" calcext:value-type="float">
            <text:p>48.28880515316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8.4635671668256" calcext:value-type="float">
            <text:p>88.4635671668256</text:p>
          </table:table-cell>
          <table:table-cell office:value-type="float" office:value="6.87496743618347" calcext:value-type="float">
            <text:p>6.874967436183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0878896353659" calcext:value-type="float">
            <text:p>1.70878896353659</text:p>
          </table:table-cell>
          <table:table-cell office:value-type="float" office:value="2.94562570929571" calcext:value-type="float">
            <text:p>2.94562570929571</text:p>
          </table:table-cell>
          <table:table-cell office:value-type="float" office:value="19.5087809058024" calcext:value-type="float">
            <text:p>19.5087809058024</text:p>
          </table:table-cell>
          <table:table-cell office:value-type="float" office:value="74.9298013803571" calcext:value-type="float">
            <text:p>74.92980138035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6.3866821646733" calcext:value-type="float">
            <text:p>46.3866821646733</text:p>
          </table:table-cell>
          <table:table-cell office:value-type="float" office:value="15.0525238128453" calcext:value-type="float">
            <text:p>15.05252381284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2585125974148" calcext:value-type="float">
            <text:p>3.32585125974148</text:p>
          </table:table-cell>
          <table:table-cell office:value-type="float" office:value="0.237873170679366" calcext:value-type="float">
            <text:p>0.237873170679366</text:p>
          </table:table-cell>
          <table:table-cell office:value-type="float" office:value="2.85935764983825" calcext:value-type="float">
            <text:p>2.85935764983825</text:p>
          </table:table-cell>
          <table:table-cell office:value-type="float" office:value="32.3314891154656" calcext:value-type="float">
            <text:p>32.3314891154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4.4714809890121" calcext:value-type="float">
            <text:p>44.4714809890121</text:p>
          </table:table-cell>
          <table:table-cell office:value-type="float" office:value="25.4806259430446" calcext:value-type="float">
            <text:p>25.48062594304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690908838926" calcext:value-type="float">
            <text:p>1.17690908838926</text:p>
          </table:table-cell>
          <table:table-cell office:value-type="float" office:value="0.963490780190511" calcext:value-type="float">
            <text:p>0.963490780190511</text:p>
          </table:table-cell>
          <table:table-cell office:value-type="float" office:value="15.5443386019528" calcext:value-type="float">
            <text:p>15.5443386019528</text:p>
          </table:table-cell>
          <table:table-cell office:value-type="float" office:value="62.2638287527603" calcext:value-type="float">
            <text:p>62.26382875276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25371794338142" calcext:value-type="float">
            <text:p>9.25371794338142</text:p>
          </table:table-cell>
          <table:table-cell office:value-type="float" office:value="30.9094308000477" calcext:value-type="float">
            <text:p>30.9094308000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2164414963848" calcext:value-type="float">
            <text:p>4.32164414963848</text:p>
          </table:table-cell>
          <table:table-cell office:value-type="float" office:value="1.45576011490796" calcext:value-type="float">
            <text:p>1.45576011490796</text:p>
          </table:table-cell>
          <table:table-cell office:value-type="float" office:value="2.57940417187654" calcext:value-type="float">
            <text:p>2.57940417187654</text:p>
          </table:table-cell>
          <table:table-cell office:value-type="float" office:value="33.3840999634934" calcext:value-type="float">
            <text:p>33.38409996349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3.1833826730452" calcext:value-type="float">
            <text:p>83.1833826730452</text:p>
          </table:table-cell>
          <table:table-cell office:value-type="float" office:value="13.0218030227969" calcext:value-type="float">
            <text:p>13.0218030227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0244651599027" calcext:value-type="float">
            <text:p>2.00244651599027</text:p>
          </table:table-cell>
          <table:table-cell office:value-type="float" office:value="0.471646938327929" calcext:value-type="float">
            <text:p>0.471646938327929</text:p>
          </table:table-cell>
          <table:table-cell office:value-type="float" office:value="9.20777772393297" calcext:value-type="float">
            <text:p>9.20777772393297</text:p>
          </table:table-cell>
          <table:table-cell office:value-type="float" office:value="48.0229802579589" calcext:value-type="float">
            <text:p>48.02298025795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.9289715353427" calcext:value-type="float">
            <text:p>16.9289715353427</text:p>
          </table:table-cell>
          <table:table-cell office:value-type="float" office:value="29.4913083406537" calcext:value-type="float">
            <text:p>29.4913083406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5635924131156" calcext:value-type="float">
            <text:p>3.55635924131156</text:p>
          </table:table-cell>
          <table:table-cell office:value-type="float" office:value="0.806061010484481" calcext:value-type="float">
            <text:p>0.806061010484481</text:p>
          </table:table-cell>
          <table:table-cell office:value-type="float" office:value="2.73383299276978" calcext:value-type="float">
            <text:p>2.73383299276978</text:p>
          </table:table-cell>
          <table:table-cell office:value-type="float" office:value="34.2320436078073" calcext:value-type="float">
            <text:p>34.23204360780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3.1897016235417" calcext:value-type="float">
            <text:p>53.1897016235417</text:p>
          </table:table-cell>
          <table:table-cell office:value-type="float" office:value="19.673222887925" calcext:value-type="float">
            <text:p>19.6732228879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2185739568302" calcext:value-type="float">
            <text:p>4.92185739568302</text:p>
          </table:table-cell>
          <table:table-cell office:value-type="float" office:value="2.87134712044471" calcext:value-type="float">
            <text:p>2.87134712044471</text:p>
          </table:table-cell>
          <table:table-cell office:value-type="float" office:value="8.25074055269555" calcext:value-type="float">
            <text:p>8.25074055269555</text:p>
          </table:table-cell>
          <table:table-cell office:value-type="float" office:value="43.9476789012657" calcext:value-type="float">
            <text:p>43.94767890126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9.877258038103" calcext:value-type="float">
            <text:p>129.877258038103</text:p>
          </table:table-cell>
          <table:table-cell office:value-type="float" office:value="4.53726934824848" calcext:value-type="float">
            <text:p>4.537269348248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7260246419832" calcext:value-type="float">
            <text:p>2.37260246419832</text:p>
          </table:table-cell>
          <table:table-cell office:value-type="float" office:value="2.0315434727008" calcext:value-type="float">
            <text:p>2.0315434727008</text:p>
          </table:table-cell>
          <table:table-cell office:value-type="float" office:value="11.03038669261" calcext:value-type="float">
            <text:p>11.03038669261</text:p>
          </table:table-cell>
          <table:table-cell office:value-type="float" office:value="56.9840327436249" calcext:value-type="float">
            <text:p>56.98403274362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.0256453383727" calcext:value-type="float">
            <text:p>39.0256453383727</text:p>
          </table:table-cell>
          <table:table-cell office:value-type="float" office:value="15.714951965602" calcext:value-type="float">
            <text:p>15.714951965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1750568869756" calcext:value-type="float">
            <text:p>1.11750568869756</text:p>
          </table:table-cell>
          <table:table-cell office:value-type="float" office:value="2.69150441551819" calcext:value-type="float">
            <text:p>2.69150441551819</text:p>
          </table:table-cell>
          <table:table-cell office:value-type="float" office:value="22.3179580960497" calcext:value-type="float">
            <text:p>22.3179580960497</text:p>
          </table:table-cell>
          <table:table-cell office:value-type="float" office:value="79.7619504569735" calcext:value-type="float">
            <text:p>79.76195045697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.9720599321014" calcext:value-type="float">
            <text:p>33.9720599321014</text:p>
          </table:table-cell>
          <table:table-cell office:value-type="float" office:value="20.4029139408678" calcext:value-type="float">
            <text:p>20.40291394086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73090572736788" calcext:value-type="float">
            <text:p>0.573090572736788</text:p>
          </table:table-cell>
          <table:table-cell office:value-type="float" office:value="2.92976495742749" calcext:value-type="float">
            <text:p>2.92976495742749</text:p>
          </table:table-cell>
          <table:table-cell office:value-type="float" office:value="28.181049782962" calcext:value-type="float">
            <text:p>28.181049782962</text:p>
          </table:table-cell>
          <table:table-cell office:value-type="float" office:value="90.3210960911062" calcext:value-type="float">
            <text:p>90.32109609110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5.6478220413195" calcext:value-type="float">
            <text:p>35.6478220413195</text:p>
          </table:table-cell>
          <table:table-cell office:value-type="float" office:value="23.8834002086871" calcext:value-type="float">
            <text:p>23.88340020868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7583310983924" calcext:value-type="float">
            <text:p>1.97583310983924</text:p>
          </table:table-cell>
          <table:table-cell office:value-type="float" office:value="0.956956379868684" calcext:value-type="float">
            <text:p>0.956956379868684</text:p>
          </table:table-cell>
          <table:table-cell office:value-type="float" office:value="10.061350892516" calcext:value-type="float">
            <text:p>10.061350892516</text:p>
          </table:table-cell>
          <table:table-cell office:value-type="float" office:value="51.9480905126927" calcext:value-type="float">
            <text:p>51.94809051269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9.2787279636335" calcext:value-type="float">
            <text:p>19.2787279636335</text:p>
          </table:table-cell>
          <table:table-cell office:value-type="float" office:value="25.4917870938292" calcext:value-type="float">
            <text:p>25.4917870938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7649944640179" calcext:value-type="float">
            <text:p>2.77649944640179</text:p>
          </table:table-cell>
          <table:table-cell office:value-type="float" office:value="1.09608663247216" calcext:value-type="float">
            <text:p>1.09608663247216</text:p>
          </table:table-cell>
          <table:table-cell office:value-type="float" office:value="6.14536061773568" calcext:value-type="float">
            <text:p>6.14536061773568</text:p>
          </table:table-cell>
          <table:table-cell office:value-type="float" office:value="44.0628837341579" calcext:value-type="float">
            <text:p>44.062883734157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.6414203270145" calcext:value-type="float">
            <text:p>35.6414203270145</text:p>
          </table:table-cell>
          <table:table-cell office:value-type="float" office:value="20.1844942930141" calcext:value-type="float">
            <text:p>20.1844942930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05589380208795" calcext:value-type="float">
            <text:p>4.05589380208795</text:p>
          </table:table-cell>
          <table:table-cell office:value-type="float" office:value="1.5312032763765" calcext:value-type="float">
            <text:p>1.5312032763765</text:p>
          </table:table-cell>
          <table:table-cell office:value-type="float" office:value="3.23591998652206" calcext:value-type="float">
            <text:p>3.23591998652206</text:p>
          </table:table-cell>
          <table:table-cell office:value-type="float" office:value="36.0877768322533" calcext:value-type="float">
            <text:p>36.08777683225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5.1794320296064" calcext:value-type="float">
            <text:p>75.1794320296064</text:p>
          </table:table-cell>
          <table:table-cell office:value-type="float" office:value="12.9238872227571" calcext:value-type="float">
            <text:p>12.9238872227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2226133958898" calcext:value-type="float">
            <text:p>1.32226133958898</text:p>
          </table:table-cell>
          <table:table-cell office:value-type="float" office:value="2.23961576866248" calcext:value-type="float">
            <text:p>2.23961576866248</text:p>
          </table:table-cell>
          <table:table-cell office:value-type="float" office:value="18.5416404455235" calcext:value-type="float">
            <text:p>18.5416404455235</text:p>
          </table:table-cell>
          <table:table-cell office:value-type="float" office:value="72.0457670199645" calcext:value-type="float">
            <text:p>72.04576701996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7.0570153656532" calcext:value-type="float">
            <text:p>27.0570153656532</text:p>
          </table:table-cell>
          <table:table-cell office:value-type="float" office:value="21.1454827588987" calcext:value-type="float">
            <text:p>21.1454827588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61045864127124" calcext:value-type="float">
            <text:p>0.076104586412712</text:p>
          </table:table-cell>
          <table:table-cell office:value-type="float" office:value="1.3815957264484" calcext:value-type="float">
            <text:p>1.3815957264484</text:p>
          </table:table-cell>
          <table:table-cell office:value-type="float" office:value="26.1535527952864" calcext:value-type="float">
            <text:p>26.1535527952864</text:p>
          </table:table-cell>
          <table:table-cell office:value-type="float" office:value="81.9864996355005" calcext:value-type="float">
            <text:p>81.986499635500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.65839463765412" calcext:value-type="float">
            <text:p>7.65839463765412</text:p>
          </table:table-cell>
          <table:table-cell office:value-type="float" office:value="37.3375955308024" calcext:value-type="float">
            <text:p>37.3375955308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28198249877507" calcext:value-type="float">
            <text:p>0.828198249877507</text:p>
          </table:table-cell>
          <table:table-cell office:value-type="float" office:value="2.94675247328785" calcext:value-type="float">
            <text:p>2.94675247328785</text:p>
          </table:table-cell>
          <table:table-cell office:value-type="float" office:value="26.0872799811532" calcext:value-type="float">
            <text:p>26.0872799811532</text:p>
          </table:table-cell>
          <table:table-cell office:value-type="float" office:value="86.7986053216152" calcext:value-type="float">
            <text:p>86.798605321615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7.4770499197129" calcext:value-type="float">
            <text:p>37.4770499197129</text:p>
          </table:table-cell>
          <table:table-cell office:value-type="float" office:value="21.6197552482747" calcext:value-type="float">
            <text:p>21.61975524827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7218907301038" calcext:value-type="float">
            <text:p>4.57218907301038</text:p>
          </table:table-cell>
          <table:table-cell office:value-type="float" office:value="2.60347261640051" calcext:value-type="float">
            <text:p>2.60347261640051</text:p>
          </table:table-cell>
          <table:table-cell office:value-type="float" office:value="6.96109185359905" calcext:value-type="float">
            <text:p>6.96109185359905</text:p>
          </table:table-cell>
          <table:table-cell office:value-type="float" office:value="43.1487931139399" calcext:value-type="float">
            <text:p>43.148793113939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0.731930334811" calcext:value-type="float">
            <text:p>110.731930334811</text:p>
          </table:table-cell>
          <table:table-cell office:value-type="float" office:value="5.92636568959392" calcext:value-type="float">
            <text:p>5.926365689593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9333633821767" calcext:value-type="float">
            <text:p>4.69333633821767</text:p>
          </table:table-cell>
          <table:table-cell office:value-type="float" office:value="1.4770982611198" calcext:value-type="float">
            <text:p>1.4770982611198</text:p>
          </table:table-cell>
          <table:table-cell office:value-type="float" office:value="2.27586187446088" calcext:value-type="float">
            <text:p>2.27586187446088</text:p>
          </table:table-cell>
          <table:table-cell office:value-type="float" office:value="30.9784334118737" calcext:value-type="float">
            <text:p>30.978433411873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6.8369010265501" calcext:value-type="float">
            <text:p>96.8369010265501</text:p>
          </table:table-cell>
          <table:table-cell office:value-type="float" office:value="12.5048792632629" calcext:value-type="float">
            <text:p>12.50487926326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5904280674919" calcext:value-type="float">
            <text:p>1.85904280674919</text:p>
          </table:table-cell>
          <table:table-cell office:value-type="float" office:value="2.54823122022356" calcext:value-type="float">
            <text:p>2.54823122022356</text:p>
          </table:table-cell>
          <table:table-cell office:value-type="float" office:value="16.3590944415561" calcext:value-type="float">
            <text:p>16.3590944415561</text:p>
          </table:table-cell>
          <table:table-cell office:value-type="float" office:value="68.4942249224023" calcext:value-type="float">
            <text:p>68.49422492240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9.798090036192" calcext:value-type="float">
            <text:p>39.798090036192</text:p>
          </table:table-cell>
          <table:table-cell office:value-type="float" office:value="15.8767822393204" calcext:value-type="float">
            <text:p>15.8767822393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50362781699088" calcext:value-type="float">
            <text:p>0.450362781699088</text:p>
          </table:table-cell>
          <table:table-cell office:value-type="float" office:value="2.40068113007577" calcext:value-type="float">
            <text:p>2.40068113007577</text:p>
          </table:table-cell>
          <table:table-cell office:value-type="float" office:value="26.4624687064507" calcext:value-type="float">
            <text:p>26.4624687064507</text:p>
          </table:table-cell>
          <table:table-cell office:value-type="float" office:value="86.1643787967108" calcext:value-type="float">
            <text:p>86.164378796710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3.8643860937664" calcext:value-type="float">
            <text:p>23.8643860937664</text:p>
          </table:table-cell>
          <table:table-cell office:value-type="float" office:value="27.4556574056931" calcext:value-type="float">
            <text:p>27.4556574056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2945916761226" calcext:value-type="float">
            <text:p>1.62945916761226</text:p>
          </table:table-cell>
          <table:table-cell office:value-type="float" office:value="2.62210645958749" calcext:value-type="float">
            <text:p>2.62210645958749</text:p>
          </table:table-cell>
          <table:table-cell office:value-type="float" office:value="18.2359877882035" calcext:value-type="float">
            <text:p>18.2359877882035</text:p>
          </table:table-cell>
          <table:table-cell office:value-type="float" office:value="72.1918715400549" calcext:value-type="float">
            <text:p>72.191871540054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8.1223178573044" calcext:value-type="float">
            <text:p>38.1223178573044</text:p>
          </table:table-cell>
          <table:table-cell office:value-type="float" office:value="17.0149231923286" calcext:value-type="float">
            <text:p>17.0149231923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9699638317467" calcext:value-type="float">
            <text:p>3.99699638317467</text:p>
          </table:table-cell>
          <table:table-cell office:value-type="float" office:value="1.35114533053046" calcext:value-type="float">
            <text:p>1.35114533053046</text:p>
          </table:table-cell>
          <table:table-cell office:value-type="float" office:value="2.83160995957897" calcext:value-type="float">
            <text:p>2.83160995957897</text:p>
          </table:table-cell>
          <table:table-cell office:value-type="float" office:value="34.9565036437137" calcext:value-type="float">
            <text:p>34.956503643713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.2062951653026" calcext:value-type="float">
            <text:p>71.2062951653026</text:p>
          </table:table-cell>
          <table:table-cell office:value-type="float" office:value="14.3201566542743" calcext:value-type="float">
            <text:p>14.3201566542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7100064826274" calcext:value-type="float">
            <text:p>3.87100064826274</text:p>
          </table:table-cell>
          <table:table-cell office:value-type="float" office:value="0.79920282964628" calcext:value-type="float">
            <text:p>0.79920282964628</text:p>
          </table:table-cell>
          <table:table-cell office:value-type="float" office:value="1.91336469913777" calcext:value-type="float">
            <text:p>1.91336469913777</text:p>
          </table:table-cell>
          <table:table-cell office:value-type="float" office:value="31.482577787439" calcext:value-type="float">
            <text:p>31.4825777874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2.4934847270608" calcext:value-type="float">
            <text:p>62.4934847270608</text:p>
          </table:table-cell>
          <table:table-cell office:value-type="float" office:value="18.921336402675" calcext:value-type="float">
            <text:p>18.921336402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6977646170252" calcext:value-type="float">
            <text:p>3.86977646170252</text:p>
          </table:table-cell>
          <table:table-cell office:value-type="float" office:value="1.53673415619369" calcext:value-type="float">
            <text:p>1.53673415619369</text:p>
          </table:table-cell>
          <table:table-cell office:value-type="float" office:value="3.63895711333401" calcext:value-type="float">
            <text:p>3.63895711333401</text:p>
          </table:table-cell>
          <table:table-cell office:value-type="float" office:value="37.640703280281" calcext:value-type="float">
            <text:p>37.64070328028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9.346886921437" calcext:value-type="float">
            <text:p>69.346886921437</text:p>
          </table:table-cell>
          <table:table-cell office:value-type="float" office:value="13.2716155513971" calcext:value-type="float">
            <text:p>13.2716155513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2350549273676" calcext:value-type="float">
            <text:p>4.82350549273676</text:p>
          </table:table-cell>
          <table:table-cell office:value-type="float" office:value="1.57265315329935" calcext:value-type="float">
            <text:p>1.57265315329935</text:p>
          </table:table-cell>
          <table:table-cell office:value-type="float" office:value="2.50438825167649" calcext:value-type="float">
            <text:p>2.50438825167649</text:p>
          </table:table-cell>
          <table:table-cell office:value-type="float" office:value="30.9992742150521" calcext:value-type="float">
            <text:p>30.99927421505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2.957772716176" calcext:value-type="float">
            <text:p>102.957772716176</text:p>
          </table:table-cell>
          <table:table-cell office:value-type="float" office:value="11.777856718683" calcext:value-type="float">
            <text:p>11.7778567186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9417855840442" calcext:value-type="float">
            <text:p>3.59417855840442</text:p>
          </table:table-cell>
          <table:table-cell office:value-type="float" office:value="0.151992650891146" calcext:value-type="float">
            <text:p>0.151992650891146</text:p>
          </table:table-cell>
          <table:table-cell office:value-type="float" office:value="1.99943569157478" calcext:value-type="float">
            <text:p>1.99943569157478</text:p>
          </table:table-cell>
          <table:table-cell office:value-type="float" office:value="29.3463202464951" calcext:value-type="float">
            <text:p>29.346320246495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1.7648851024761" calcext:value-type="float">
            <text:p>51.7648851024761</text:p>
          </table:table-cell>
          <table:table-cell office:value-type="float" office:value="25.4795091826633" calcext:value-type="float">
            <text:p>25.47950918266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4422561156359" calcext:value-type="float">
            <text:p>3.44422561156359</text:p>
          </table:table-cell>
          <table:table-cell office:value-type="float" office:value="1.57351208780391" calcext:value-type="float">
            <text:p>1.57351208780391</text:p>
          </table:table-cell>
          <table:table-cell office:value-type="float" office:value="4.8963742381797" calcext:value-type="float">
            <text:p>4.8963742381797</text:p>
          </table:table-cell>
          <table:table-cell office:value-type="float" office:value="41.6720930956216" calcext:value-type="float">
            <text:p>41.67209309562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7.3545214152624" calcext:value-type="float">
            <text:p>57.3545214152624</text:p>
          </table:table-cell>
          <table:table-cell office:value-type="float" office:value="14.1612533601406" calcext:value-type="float">
            <text:p>14.16125336014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3981007308711" calcext:value-type="float">
            <text:p>3.73981007308711</text:p>
          </table:table-cell>
          <table:table-cell office:value-type="float" office:value="0.369642493473798" calcext:value-type="float">
            <text:p>0.369642493473798</text:p>
          </table:table-cell>
          <table:table-cell office:value-type="float" office:value="1.72471422487425" calcext:value-type="float">
            <text:p>1.72471422487425</text:p>
          </table:table-cell>
          <table:table-cell office:value-type="float" office:value="29.5037087471944" calcext:value-type="float">
            <text:p>29.50370874719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6.4912598229812" calcext:value-type="float">
            <text:p>56.4912598229812</text:p>
          </table:table-cell>
          <table:table-cell office:value-type="float" office:value="23.0282892901363" calcext:value-type="float">
            <text:p>23.02828929013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05663266971379" calcext:value-type="float">
            <text:p>0.505663266971379</text:p>
          </table:table-cell>
          <table:table-cell office:value-type="float" office:value="2.05344383847354" calcext:value-type="float">
            <text:p>2.05344383847354</text:p>
          </table:table-cell>
          <table:table-cell office:value-type="float" office:value="24.4156942676153" calcext:value-type="float">
            <text:p>24.4156942676153</text:p>
          </table:table-cell>
          <table:table-cell office:value-type="float" office:value="81.7023776966283" calcext:value-type="float">
            <text:p>81.70237769662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7.8893077493164" calcext:value-type="float">
            <text:p>17.8893077493164</text:p>
          </table:table-cell>
          <table:table-cell office:value-type="float" office:value="28.8812558828799" calcext:value-type="float">
            <text:p>28.88125588287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8621669431552" calcext:value-type="float">
            <text:p>1.18621669431552</text:p>
          </table:table-cell>
          <table:table-cell office:value-type="float" office:value="2.66228062972627" calcext:value-type="float">
            <text:p>2.66228062972627</text:p>
          </table:table-cell>
          <table:table-cell office:value-type="float" office:value="21.6326812541334" calcext:value-type="float">
            <text:p>21.6326812541334</text:p>
          </table:table-cell>
          <table:table-cell office:value-type="float" office:value="78.4890648665979" calcext:value-type="float">
            <text:p>78.489064866597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3.9793927891541" calcext:value-type="float">
            <text:p>33.9793927891541</text:p>
          </table:table-cell>
          <table:table-cell office:value-type="float" office:value="20.0098749568707" calcext:value-type="float">
            <text:p>20.00987495687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2590771270473" calcext:value-type="float">
            <text:p>1.32590771270473</text:p>
          </table:table-cell>
          <table:table-cell office:value-type="float" office:value="1.77701057093435" calcext:value-type="float">
            <text:p>1.77701057093435</text:p>
          </table:table-cell>
          <table:table-cell office:value-type="float" office:value="16.656720704775" calcext:value-type="float">
            <text:p>16.656720704775</text:p>
          </table:table-cell>
          <table:table-cell office:value-type="float" office:value="67.3633378541527" calcext:value-type="float">
            <text:p>67.36333785415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9.6631913272891" calcext:value-type="float">
            <text:p>19.6631913272891</text:p>
          </table:table-cell>
          <table:table-cell office:value-type="float" office:value="23.8866149954316" calcext:value-type="float">
            <text:p>23.8866149954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2476884319761" calcext:value-type="float">
            <text:p>3.12476884319761</text:p>
          </table:table-cell>
          <table:table-cell office:value-type="float" office:value="2.96247597490551" calcext:value-type="float">
            <text:p>2.96247597490551</text:p>
          </table:table-cell>
          <table:table-cell office:value-type="float" office:value="12.2927557933348" calcext:value-type="float">
            <text:p>12.2927557933348</text:p>
          </table:table-cell>
          <table:table-cell office:value-type="float" office:value="59.3189985835822" calcext:value-type="float">
            <text:p>59.31899858358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4.1617769012437" calcext:value-type="float">
            <text:p>74.1617769012437</text:p>
          </table:table-cell>
          <table:table-cell office:value-type="float" office:value="7.66799604427966" calcext:value-type="float">
            <text:p>7.66799604427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05757350199695" calcext:value-type="float">
            <text:p>4.05757350199695</text:p>
          </table:table-cell>
          <table:table-cell office:value-type="float" office:value="0.30322139761257" calcext:value-type="float">
            <text:p>0.30322139761257</text:p>
          </table:table-cell>
          <table:table-cell office:value-type="float" office:value="0.980110920108416" calcext:value-type="float">
            <text:p>0.980110920108416</text:p>
          </table:table-cell>
          <table:table-cell office:value-type="float" office:value="26.4539982938021" calcext:value-type="float">
            <text:p>26.45399829380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.2233837603116" calcext:value-type="float">
            <text:p>66.2233837603116</text:p>
          </table:table-cell>
          <table:table-cell office:value-type="float" office:value="22.9478969439827" calcext:value-type="float">
            <text:p>22.94789694398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329184245122" calcext:value-type="float">
            <text:p>0.96329184245122</text:p>
          </table:table-cell>
          <table:table-cell office:value-type="float" office:value="1.26226313575861" calcext:value-type="float">
            <text:p>1.26226313575861</text:p>
          </table:table-cell>
          <table:table-cell office:value-type="float" office:value="17.888320973116" calcext:value-type="float">
            <text:p>17.888320973116</text:p>
          </table:table-cell>
          <table:table-cell office:value-type="float" office:value="67.6821487329603" calcext:value-type="float">
            <text:p>67.682148732960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0849575905129" calcext:value-type="float">
            <text:p>10.0849575905129</text:p>
          </table:table-cell>
          <table:table-cell office:value-type="float" office:value="30.2656896155299" calcext:value-type="float">
            <text:p>30.26568961552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9931971963544" calcext:value-type="float">
            <text:p>2.99931971963544</text:p>
          </table:table-cell>
          <table:table-cell office:value-type="float" office:value="0.806801059262162" calcext:value-type="float">
            <text:p>0.806801059262162</text:p>
          </table:table-cell>
          <table:table-cell office:value-type="float" office:value="4.65364953346616" calcext:value-type="float">
            <text:p>4.65364953346616</text:p>
          </table:table-cell>
          <table:table-cell office:value-type="float" office:value="39.4985375712265" calcext:value-type="float">
            <text:p>39.49853757122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8.5873869192822" calcext:value-type="float">
            <text:p>38.5873869192822</text:p>
          </table:table-cell>
          <table:table-cell office:value-type="float" office:value="21.5856389408445" calcext:value-type="float">
            <text:p>21.5856389408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0386436149357" calcext:value-type="float">
            <text:p>1.20386436149357</text:p>
          </table:table-cell>
          <table:table-cell office:value-type="float" office:value="2.37845657844019" calcext:value-type="float">
            <text:p>2.37845657844019</text:p>
          </table:table-cell>
          <table:table-cell office:value-type="float" office:value="20.067701481464" calcext:value-type="float">
            <text:p>20.067701481464</text:p>
          </table:table-cell>
          <table:table-cell office:value-type="float" office:value="75.1152547831437" calcext:value-type="float">
            <text:p>75.115254783143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8.4253803855989" calcext:value-type="float">
            <text:p>28.4253803855989</text:p>
          </table:table-cell>
          <table:table-cell office:value-type="float" office:value="21.2831356970621" calcext:value-type="float">
            <text:p>21.28313569706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1246373297215" calcext:value-type="float">
            <text:p>0.151246373297215</text:p>
          </table:table-cell>
          <table:table-cell office:value-type="float" office:value="0.183575125517114" calcext:value-type="float">
            <text:p>0.183575125517114</text:p>
          </table:table-cell>
          <table:table-cell office:value-type="float" office:value="23.544111559172" calcext:value-type="float">
            <text:p>23.544111559172</text:p>
          </table:table-cell>
          <table:table-cell office:value-type="float" office:value="71.7380840724914" calcext:value-type="float">
            <text:p>71.73808407249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226301168576739" calcext:value-type="float">
            <text:p>0.226301168576739</text:p>
          </table:table-cell>
          <table:table-cell office:value-type="float" office:value="46.7083603040009" calcext:value-type="float">
            <text:p>46.708360304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1646157130345" calcext:value-type="float">
            <text:p>4.71646157130345</text:p>
          </table:table-cell>
          <table:table-cell office:value-type="float" office:value="2.81517335834414" calcext:value-type="float">
            <text:p>2.81517335834414</text:p>
          </table:table-cell>
          <table:table-cell office:value-type="float" office:value="8.00559507807834" calcext:value-type="float">
            <text:p>8.00559507807834</text:p>
          </table:table-cell>
          <table:table-cell office:value-type="float" office:value="44.5978658003225" calcext:value-type="float">
            <text:p>44.59786580032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0.680843164451" calcext:value-type="float">
            <text:p>120.680843164451</text:p>
          </table:table-cell>
          <table:table-cell office:value-type="float" office:value="4.85386149463693" calcext:value-type="float">
            <text:p>4.853861494636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4879092847807" calcext:value-type="float">
            <text:p>3.44879092847807</text:p>
          </table:table-cell>
          <table:table-cell office:value-type="float" office:value="1.36697200378237" calcext:value-type="float">
            <text:p>1.36697200378237</text:p>
          </table:table-cell>
          <table:table-cell office:value-type="float" office:value="4.2748620426967" calcext:value-type="float">
            <text:p>4.2748620426967</text:p>
          </table:table-cell>
          <table:table-cell office:value-type="float" office:value="39.7839484945225" calcext:value-type="float">
            <text:p>39.78394849452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5.0510853099097" calcext:value-type="float">
            <text:p>55.0510853099097</text:p>
          </table:table-cell>
          <table:table-cell office:value-type="float" office:value="15.605142004873" calcext:value-type="float">
            <text:p>15.605142004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378601008901" calcext:value-type="float">
            <text:p>4.9378601008901</text:p>
          </table:table-cell>
          <table:table-cell office:value-type="float" office:value="0.874975695115396" calcext:value-type="float">
            <text:p>0.874975695115396</text:p>
          </table:table-cell>
          <table:table-cell office:value-type="float" office:value="0.769443834104059" calcext:value-type="float">
            <text:p>0.769443834104059</text:p>
          </table:table-cell>
          <table:table-cell office:value-type="float" office:value="24.3921373994558" calcext:value-type="float">
            <text:p>24.392137399455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0.59217937202" calcext:value-type="float">
            <text:p>100.59217937202</text:p>
          </table:table-cell>
          <table:table-cell office:value-type="float" office:value="17.0196868829501" calcext:value-type="float">
            <text:p>17.0196868829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6306122057759" calcext:value-type="float">
            <text:p>3.86306122057759</text:p>
          </table:table-cell>
          <table:table-cell office:value-type="float" office:value="1.00684856962343" calcext:value-type="float">
            <text:p>1.00684856962343</text:p>
          </table:table-cell>
          <table:table-cell office:value-type="float" office:value="2.30637383030727" calcext:value-type="float">
            <text:p>2.30637383030727</text:p>
          </table:table-cell>
          <table:table-cell office:value-type="float" office:value="33.1690979245823" calcext:value-type="float">
            <text:p>33.16909792458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3.7479441443326" calcext:value-type="float">
            <text:p>63.7479441443326</text:p>
          </table:table-cell>
          <table:table-cell office:value-type="float" office:value="17.237888134073" calcext:value-type="float">
            <text:p>17.237888134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5297996919273" calcext:value-type="float">
            <text:p>1.75297996919273</text:p>
          </table:table-cell>
          <table:table-cell office:value-type="float" office:value="1.05603295979318" calcext:value-type="float">
            <text:p>1.05603295979318</text:p>
          </table:table-cell>
          <table:table-cell office:value-type="float" office:value="11.6583446926332" calcext:value-type="float">
            <text:p>11.6583446926332</text:p>
          </table:table-cell>
          <table:table-cell office:value-type="float" office:value="55.4766626362359" calcext:value-type="float">
            <text:p>55.47666263623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.7525775382419" calcext:value-type="float">
            <text:p>16.7525775382419</text:p>
          </table:table-cell>
          <table:table-cell office:value-type="float" office:value="26.0980150947014" calcext:value-type="float">
            <text:p>26.0980150947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1718020054231" calcext:value-type="float">
            <text:p>3.01718020054231</text:p>
          </table:table-cell>
          <table:table-cell office:value-type="float" office:value="2.44127834536866" calcext:value-type="float">
            <text:p>2.44127834536866</text:p>
          </table:table-cell>
          <table:table-cell office:value-type="float" office:value="9.89141431668734" calcext:value-type="float">
            <text:p>9.89141431668734</text:p>
          </table:table-cell>
          <table:table-cell office:value-type="float" office:value="54.4360031856454" calcext:value-type="float">
            <text:p>54.436003185645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0.2528652884419" calcext:value-type="float">
            <text:p>60.2528652884419</text:p>
          </table:table-cell>
          <table:table-cell office:value-type="float" office:value="10.4786308630008" calcext:value-type="float">
            <text:p>10.478630863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2528759960697" calcext:value-type="float">
            <text:p>1.12528759960697</text:p>
          </table:table-cell>
          <table:table-cell office:value-type="float" office:value="0.202599920683899" calcext:value-type="float">
            <text:p>0.202599920683899</text:p>
          </table:table-cell>
          <table:table-cell office:value-type="float" office:value="15.0544429136207" calcext:value-type="float">
            <text:p>15.0544429136207</text:p>
          </table:table-cell>
          <table:table-cell office:value-type="float" office:value="57.5183168400823" calcext:value-type="float">
            <text:p>57.51831684008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.22927563876132" calcext:value-type="float">
            <text:p>5.22927563876132</text:p>
          </table:table-cell>
          <table:table-cell office:value-type="float" office:value="38.0284437067817" calcext:value-type="float">
            <text:p>38.02844370678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7485516982683" calcext:value-type="float">
            <text:p>1.97485516982683</text:p>
          </table:table-cell>
          <table:table-cell office:value-type="float" office:value="2.75537253177462" calcext:value-type="float">
            <text:p>2.75537253177462</text:p>
          </table:table-cell>
          <table:table-cell office:value-type="float" office:value="16.7435790323815" calcext:value-type="float">
            <text:p>16.7435790323815</text:p>
          </table:table-cell>
          <table:table-cell office:value-type="float" office:value="69.4266832040683" calcext:value-type="float">
            <text:p>69.426683204068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5.9685229225995" calcext:value-type="float">
            <text:p>45.9685229225995</text:p>
          </table:table-cell>
          <table:table-cell office:value-type="float" office:value="14.1898537146353" calcext:value-type="float">
            <text:p>14.1898537146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7095158187228" calcext:value-type="float">
            <text:p>0.287095158187228</text:p>
          </table:table-cell>
          <table:table-cell office:value-type="float" office:value="1.17741422331893" calcext:value-type="float">
            <text:p>1.17741422331893</text:p>
          </table:table-cell>
          <table:table-cell office:value-type="float" office:value="23.597776301256" calcext:value-type="float">
            <text:p>23.597776301256</text:p>
          </table:table-cell>
          <table:table-cell office:value-type="float" office:value="76.9396906920462" calcext:value-type="float">
            <text:p>76.93969069204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.87491153251308" calcext:value-type="float">
            <text:p>5.87491153251308</text:p>
          </table:table-cell>
          <table:table-cell office:value-type="float" office:value="36.8236340680667" calcext:value-type="float">
            <text:p>36.8236340680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6236765319558" calcext:value-type="float">
            <text:p>1.76236765319558</text:p>
          </table:table-cell>
          <table:table-cell office:value-type="float" office:value="0.299795580480344" calcext:value-type="float">
            <text:p>0.299795580480344</text:p>
          </table:table-cell>
          <table:table-cell office:value-type="float" office:value="10.5721406031498" calcext:value-type="float">
            <text:p>10.5721406031498</text:p>
          </table:table-cell>
          <table:table-cell office:value-type="float" office:value="49.7967081668584" calcext:value-type="float">
            <text:p>49.796708166858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.7832685404226" calcext:value-type="float">
            <text:p>12.7832685404226</text:p>
          </table:table-cell>
          <table:table-cell office:value-type="float" office:value="32.5741847983464" calcext:value-type="float">
            <text:p>32.5741847983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395623107527" calcext:value-type="float">
            <text:p>0.34395623107527</text:p>
          </table:table-cell>
          <table:table-cell office:value-type="float" office:value="2.02943887257553" calcext:value-type="float">
            <text:p>2.02943887257553</text:p>
          </table:table-cell>
          <table:table-cell office:value-type="float" office:value="25.7973657156634" calcext:value-type="float">
            <text:p>25.7973657156634</text:p>
          </table:table-cell>
          <table:table-cell office:value-type="float" office:value="83.910261564665" calcext:value-type="float">
            <text:p>83.9102615646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6.9477121056645" calcext:value-type="float">
            <text:p>16.9477121056645</text:p>
          </table:table-cell>
          <table:table-cell office:value-type="float" office:value="30.5029769899082" calcext:value-type="float">
            <text:p>30.5029769899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61857153382808" calcext:value-type="float">
            <text:p>0.561857153382808</text:p>
          </table:table-cell>
          <table:table-cell office:value-type="float" office:value="0.811639146905465" calcext:value-type="float">
            <text:p>0.811639146905465</text:p>
          </table:table-cell>
          <table:table-cell office:value-type="float" office:value="20.3558700317688" calcext:value-type="float">
            <text:p>20.3558700317688</text:p>
          </table:table-cell>
          <table:table-cell office:value-type="float" office:value="69.8545619929047" calcext:value-type="float">
            <text:p>69.854561992904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.89776626238745" calcext:value-type="float">
            <text:p>3.89776626238745</text:p>
          </table:table-cell>
          <table:table-cell office:value-type="float" office:value="37.2394785627141" calcext:value-type="float">
            <text:p>37.2394785627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510687474687" calcext:value-type="float">
            <text:p>1.4510687474687</text:p>
          </table:table-cell>
          <table:table-cell office:value-type="float" office:value="2.3063012886413" calcext:value-type="float">
            <text:p>2.3063012886413</text:p>
          </table:table-cell>
          <table:table-cell office:value-type="float" office:value="17.9139386691819" calcext:value-type="float">
            <text:p>17.9139386691819</text:p>
          </table:table-cell>
          <table:table-cell office:value-type="float" office:value="71.0453339162175" calcext:value-type="float">
            <text:p>71.04533391621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9.6985045754757" calcext:value-type="float">
            <text:p>29.6985045754757</text:p>
          </table:table-cell>
          <table:table-cell office:value-type="float" office:value="19.8509257827689" calcext:value-type="float">
            <text:p>19.8509257827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113926239481" calcext:value-type="float">
            <text:p>3.7113926239481</text:p>
          </table:table-cell>
          <table:table-cell office:value-type="float" office:value="0.178622697278579" calcext:value-type="float">
            <text:p>0.178622697278579</text:p>
          </table:table-cell>
          <table:table-cell office:value-type="float" office:value="1.69241503759843" calcext:value-type="float">
            <text:p>1.69241503759843</text:p>
          </table:table-cell>
          <table:table-cell office:value-type="float" office:value="28.4957954775813" calcext:value-type="float">
            <text:p>28.49579547758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5.2253651083178" calcext:value-type="float">
            <text:p>55.2253651083178</text:p>
          </table:table-cell>
          <table:table-cell office:value-type="float" office:value="24.9061880648126" calcext:value-type="float">
            <text:p>24.9061880648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5493508749453" calcext:value-type="float">
            <text:p>1.25493508749453</text:p>
          </table:table-cell>
          <table:table-cell office:value-type="float" office:value="1.54918757613744" calcext:value-type="float">
            <text:p>1.54918757613744</text:p>
          </table:table-cell>
          <table:table-cell office:value-type="float" office:value="16.4254933449382" calcext:value-type="float">
            <text:p>16.4254933449382</text:p>
          </table:table-cell>
          <table:table-cell office:value-type="float" office:value="66.1910082767956" calcext:value-type="float">
            <text:p>66.19100827679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.8993768795341" calcext:value-type="float">
            <text:p>15.8993768795341</text:p>
          </table:table-cell>
          <table:table-cell office:value-type="float" office:value="25.9336175835637" calcext:value-type="float">
            <text:p>25.93361758356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8742950758834" calcext:value-type="float">
            <text:p>2.78742950758834</text:p>
          </table:table-cell>
          <table:table-cell office:value-type="float" office:value="2.49337704039054" calcext:value-type="float">
            <text:p>2.49337704039054</text:p>
          </table:table-cell>
          <table:table-cell office:value-type="float" office:value="11.1123972494375" calcext:value-type="float">
            <text:p>11.1123972494375</text:p>
          </table:table-cell>
          <table:table-cell office:value-type="float" office:value="57.3480824462507" calcext:value-type="float">
            <text:p>57.348082446250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5.9467693012834" calcext:value-type="float">
            <text:p>55.9467693012834</text:p>
          </table:table-cell>
          <table:table-cell office:value-type="float" office:value="11.1786268455321" calcext:value-type="float">
            <text:p>11.17862684553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6350946323019" calcext:value-type="float">
            <text:p>1.76350946323019</text:p>
          </table:table-cell>
          <table:table-cell office:value-type="float" office:value="0.746468808192129" calcext:value-type="float">
            <text:p>0.746468808192129</text:p>
          </table:table-cell>
          <table:table-cell office:value-type="float" office:value="11.0320866762043" calcext:value-type="float">
            <text:p>11.0320866762043</text:p>
          </table:table-cell>
          <table:table-cell office:value-type="float" office:value="52.9298427459759" calcext:value-type="float">
            <text:p>52.92984274597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.6687252340249" calcext:value-type="float">
            <text:p>14.6687252340249</text:p>
          </table:table-cell>
          <table:table-cell office:value-type="float" office:value="28.567398594283" calcext:value-type="float">
            <text:p>28.567398594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9280236495726" calcext:value-type="float">
            <text:p>3.79280236495726</text:p>
          </table:table-cell>
          <table:table-cell office:value-type="float" office:value="0.53954205467487" calcext:value-type="float">
            <text:p>0.53954205467487</text:p>
          </table:table-cell>
          <table:table-cell office:value-type="float" office:value="1.74843175881556" calcext:value-type="float">
            <text:p>1.74843175881556</text:p>
          </table:table-cell>
          <table:table-cell office:value-type="float" office:value="30.2288698971212" calcext:value-type="float">
            <text:p>30.22886989712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8.7058216335527" calcext:value-type="float">
            <text:p>58.7058216335527</text:p>
          </table:table-cell>
          <table:table-cell office:value-type="float" office:value="21.3530112120669" calcext:value-type="float">
            <text:p>21.35301121206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4988417229914" calcext:value-type="float">
            <text:p>0.224988417229914</text:p>
          </table:table-cell>
          <table:table-cell office:value-type="float" office:value="2.77384404895077" calcext:value-type="float">
            <text:p>2.77384404895077</text:p>
          </table:table-cell>
          <table:table-cell office:value-type="float" office:value="30.4949464234881" calcext:value-type="float">
            <text:p>30.4949464234881</text:p>
          </table:table-cell>
          <table:table-cell office:value-type="float" office:value="93.7880802138132" calcext:value-type="float">
            <text:p>93.788080213813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0.979322383149" calcext:value-type="float">
            <text:p>30.979322383149</text:p>
          </table:table-cell>
          <table:table-cell office:value-type="float" office:value="27.7565059339804" calcext:value-type="float">
            <text:p>27.75650593398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2324843088004" calcext:value-type="float">
            <text:p>2.32324843088004</text:p>
          </table:table-cell>
          <table:table-cell office:value-type="float" office:value="0.802695094466752" calcext:value-type="float">
            <text:p>0.802695094466752</text:p>
          </table:table-cell>
          <table:table-cell office:value-type="float" office:value="7.80931837746714" calcext:value-type="float">
            <text:p>7.80931837746714</text:p>
          </table:table-cell>
          <table:table-cell office:value-type="float" office:value="46.6859983589874" calcext:value-type="float">
            <text:p>46.685998358987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4.1672107450703" calcext:value-type="float">
            <text:p>24.1672107450703</text:p>
          </table:table-cell>
          <table:table-cell office:value-type="float" office:value="24.7823674327996" calcext:value-type="float">
            <text:p>24.7823674327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0466248082148" calcext:value-type="float">
            <text:p>4.80466248082148</text:p>
          </table:table-cell>
          <table:table-cell office:value-type="float" office:value="1.89482626728364" calcext:value-type="float">
            <text:p>1.89482626728364</text:p>
          </table:table-cell>
          <table:table-cell office:value-type="float" office:value="3.62852332958685" calcext:value-type="float">
            <text:p>3.62852332958685</text:p>
          </table:table-cell>
          <table:table-cell office:value-type="float" office:value="34.1695060483598" calcext:value-type="float">
            <text:p>34.16950604835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6.700592551207" calcext:value-type="float">
            <text:p>106.700592551207</text:p>
          </table:table-cell>
          <table:table-cell office:value-type="float" office:value="9.6802606567505" calcext:value-type="float">
            <text:p>9.68026065675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2791899150209" calcext:value-type="float">
            <text:p>2.72791899150209</text:p>
          </table:table-cell>
          <table:table-cell office:value-type="float" office:value="1.59724350178842" calcext:value-type="float">
            <text:p>1.59724350178842</text:p>
          </table:table-cell>
          <table:table-cell office:value-type="float" office:value="7.71353891318224" calcext:value-type="float">
            <text:p>7.71353891318224</text:p>
          </table:table-cell>
          <table:table-cell office:value-type="float" office:value="48.9294859749003" calcext:value-type="float">
            <text:p>48.929485974900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9.9709153128124" calcext:value-type="float">
            <text:p>39.9709153128124</text:p>
          </table:table-cell>
          <table:table-cell office:value-type="float" office:value="16.741103895298" calcext:value-type="float">
            <text:p>16.741103895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9656371526226" calcext:value-type="float">
            <text:p>3.09656371526226</text:p>
          </table:table-cell>
          <table:table-cell office:value-type="float" office:value="2.1982283332024" calcext:value-type="float">
            <text:p>2.1982283332024</text:p>
          </table:table-cell>
          <table:table-cell office:value-type="float" office:value="8.45527749495002" calcext:value-type="float">
            <text:p>8.45527749495002</text:p>
          </table:table-cell>
          <table:table-cell office:value-type="float" office:value="51.0652652025909" calcext:value-type="float">
            <text:p>51.065265202590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7.6836585902906" calcext:value-type="float">
            <text:p>57.6836585902906</text:p>
          </table:table-cell>
          <table:table-cell office:value-type="float" office:value="11.472994162926" calcext:value-type="float">
            <text:p>11.4729941629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9552865741284" calcext:value-type="float">
            <text:p>2.09552865741284</text:p>
          </table:table-cell>
          <table:table-cell office:value-type="float" office:value="2.4294485681661" calcext:value-type="float">
            <text:p>2.4294485681661</text:p>
          </table:table-cell>
          <table:table-cell office:value-type="float" office:value="14.3381741252744" calcext:value-type="float">
            <text:p>14.3381741252744</text:p>
          </table:table-cell>
          <table:table-cell office:value-type="float" office:value="64.3416935897939" calcext:value-type="float">
            <text:p>64.341693589793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1.1738427976109" calcext:value-type="float">
            <text:p>41.1738427976109</text:p>
          </table:table-cell>
          <table:table-cell office:value-type="float" office:value="15.0436884436134" calcext:value-type="float">
            <text:p>15.0436884436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0152808684282" calcext:value-type="float">
            <text:p>2.40152808684282</text:p>
          </table:table-cell>
          <table:table-cell office:value-type="float" office:value="0.32458489184289" calcext:value-type="float">
            <text:p>0.32458489184289</text:p>
          </table:table-cell>
          <table:table-cell office:value-type="float" office:value="6.85741163547942" calcext:value-type="float">
            <text:p>6.85741163547942</text:p>
          </table:table-cell>
          <table:table-cell office:value-type="float" office:value="42.3957524654799" calcext:value-type="float">
            <text:p>42.39575246547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.4907700156303" calcext:value-type="float">
            <text:p>23.4907700156303</text:p>
          </table:table-cell>
          <table:table-cell office:value-type="float" office:value="28.6115627170505" calcext:value-type="float">
            <text:p>28.61156271705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4287330879833" calcext:value-type="float">
            <text:p>3.14287330879833</text:p>
          </table:table-cell>
          <table:table-cell office:value-type="float" office:value="2.265573410158" calcext:value-type="float">
            <text:p>2.265573410158</text:p>
          </table:table-cell>
          <table:table-cell office:value-type="float" office:value="8.58174242398861" calcext:value-type="float">
            <text:p>8.58174242398861</text:p>
          </table:table-cell>
          <table:table-cell office:value-type="float" office:value="51.3179430321466" calcext:value-type="float">
            <text:p>51.317943032146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0.0419020478877" calcext:value-type="float">
            <text:p>60.0419020478877</text:p>
          </table:table-cell>
          <table:table-cell office:value-type="float" office:value="10.9260083224086" calcext:value-type="float">
            <text:p>10.9260083224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4402005985519" calcext:value-type="float">
            <text:p>4.84402005985519</text:p>
          </table:table-cell>
          <table:table-cell office:value-type="float" office:value="1.56576649408976" calcext:value-type="float">
            <text:p>1.56576649408976</text:p>
          </table:table-cell>
          <table:table-cell office:value-type="float" office:value="2.47595445574172" calcext:value-type="float">
            <text:p>2.47595445574172</text:p>
          </table:table-cell>
          <table:table-cell office:value-type="float" office:value="30.8064330611491" calcext:value-type="float">
            <text:p>30.80643306114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3.664620217175" calcext:value-type="float">
            <text:p>103.664620217175</text:p>
          </table:table-cell>
          <table:table-cell office:value-type="float" office:value="11.8182895148441" calcext:value-type="float">
            <text:p>11.81828951484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8217894737025" calcext:value-type="float">
            <text:p>3.68217894737025</text:p>
          </table:table-cell>
          <table:table-cell office:value-type="float" office:value="1.51578916085584" calcext:value-type="float">
            <text:p>1.51578916085584</text:p>
          </table:table-cell>
          <table:table-cell office:value-type="float" office:value="4.03426910692225" calcext:value-type="float">
            <text:p>4.03426910692225</text:p>
          </table:table-cell>
          <table:table-cell office:value-type="float" office:value="39.0359303878358" calcext:value-type="float">
            <text:p>39.03593038783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3.4242343224989" calcext:value-type="float">
            <text:p>63.4242343224989</text:p>
          </table:table-cell>
          <table:table-cell office:value-type="float" office:value="13.8763774983638" calcext:value-type="float">
            <text:p>13.87637749836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5823853962406" calcext:value-type="float">
            <text:p>1.05823853962406</text:p>
          </table:table-cell>
          <table:table-cell office:value-type="float" office:value="0.0237570530969429" calcext:value-type="float">
            <text:p>0.023757053096943</text:p>
          </table:table-cell>
          <table:table-cell office:value-type="float" office:value="15.5380478080769" calcext:value-type="float">
            <text:p>15.5380478080769</text:p>
          </table:table-cell>
          <table:table-cell office:value-type="float" office:value="57.3311588889141" calcext:value-type="float">
            <text:p>57.331158888914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.4817328172701" calcext:value-type="float">
            <text:p>4.4817328172701</text:p>
          </table:table-cell>
          <table:table-cell office:value-type="float" office:value="40.3004772771075" calcext:value-type="float">
            <text:p>40.30047727710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7024939736516" calcext:value-type="float">
            <text:p>1.57024939736516</text:p>
          </table:table-cell>
          <table:table-cell office:value-type="float" office:value="1.91141332161192" calcext:value-type="float">
            <text:p>1.91141332161192</text:p>
          </table:table-cell>
          <table:table-cell office:value-type="float" office:value="15.4166900823095" calcext:value-type="float">
            <text:p>15.4166900823095</text:p>
          </table:table-cell>
          <table:table-cell office:value-type="float" office:value="65.4636736277901" calcext:value-type="float">
            <text:p>65.463673627790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4.4767362238447" calcext:value-type="float">
            <text:p>24.4767362238447</text:p>
          </table:table-cell>
          <table:table-cell office:value-type="float" office:value="21.3025568661903" calcext:value-type="float">
            <text:p>21.30255686619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9216062498733" calcext:value-type="float">
            <text:p>4.49216062498733</text:p>
          </table:table-cell>
          <table:table-cell office:value-type="float" office:value="1.99000333643257" calcext:value-type="float">
            <text:p>1.99000333643257</text:p>
          </table:table-cell>
          <table:table-cell office:value-type="float" office:value="4.21801410982604" calcext:value-type="float">
            <text:p>4.21801410982604</text:p>
          </table:table-cell>
          <table:table-cell office:value-type="float" office:value="37.2050703784975" calcext:value-type="float">
            <text:p>37.205070378497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6.5584814387972" calcext:value-type="float">
            <text:p>96.5584814387972</text:p>
          </table:table-cell>
          <table:table-cell office:value-type="float" office:value="9.3179807455003" calcext:value-type="float">
            <text:p>9.3179807455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9272059142517" calcext:value-type="float">
            <text:p>4.59272059142517</text:p>
          </table:table-cell>
          <table:table-cell office:value-type="float" office:value="2.64915535696467" calcext:value-type="float">
            <text:p>2.64915535696467</text:p>
          </table:table-cell>
          <table:table-cell office:value-type="float" office:value="7.1839006219837" calcext:value-type="float">
            <text:p>7.1839006219837</text:p>
          </table:table-cell>
          <table:table-cell office:value-type="float" office:value="43.5225092152207" calcext:value-type="float">
            <text:p>43.522509215220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2.444426144942" calcext:value-type="float">
            <text:p>112.444426144942</text:p>
          </table:table-cell>
          <table:table-cell office:value-type="float" office:value="5.69234705233694" calcext:value-type="float">
            <text:p>5.692347052336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5897100153051" calcext:value-type="float">
            <text:p>4.95897100153051</text:p>
          </table:table-cell>
          <table:table-cell office:value-type="float" office:value="2.98662493833576" calcext:value-type="float">
            <text:p>2.98662493833576</text:p>
          </table:table-cell>
          <table:table-cell office:value-type="float" office:value="8.92161190100452" calcext:value-type="float">
            <text:p>8.92161190100452</text:p>
          </table:table-cell>
          <table:table-cell office:value-type="float" office:value="45.087535521836" calcext:value-type="float">
            <text:p>45.08753552183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4.045287665239" calcext:value-type="float">
            <text:p>134.045287665239</text:p>
          </table:table-cell>
          <table:table-cell office:value-type="float" office:value="4.05536251764687" calcext:value-type="float">
            <text:p>4.055362517646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1583713034176" calcext:value-type="float">
            <text:p>4.11583713034176</text:p>
          </table:table-cell>
          <table:table-cell office:value-type="float" office:value="1.9499091283876" calcext:value-type="float">
            <text:p>1.9499091283876</text:p>
          </table:table-cell>
          <table:table-cell office:value-type="float" office:value="4.58388958905161" calcext:value-type="float">
            <text:p>4.58388958905161</text:p>
          </table:table-cell>
          <table:table-cell office:value-type="float" office:value="39.5883215773267" calcext:value-type="float">
            <text:p>39.588321577326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82.9690435698768" calcext:value-type="float">
            <text:p>82.9690435698768</text:p>
          </table:table-cell>
          <table:table-cell office:value-type="float" office:value="10.0847983051756" calcext:value-type="float">
            <text:p>10.0847983051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590220100942" calcext:value-type="float">
            <text:p>3.9590220100942</text:p>
          </table:table-cell>
          <table:table-cell office:value-type="float" office:value="0.997644440649582" calcext:value-type="float">
            <text:p>0.997644440649582</text:p>
          </table:table-cell>
          <table:table-cell office:value-type="float" office:value="2.07892960542733" calcext:value-type="float">
            <text:p>2.07892960542733</text:p>
          </table:table-cell>
          <table:table-cell office:value-type="float" office:value="32.3106641887596" calcext:value-type="float">
            <text:p>32.310664188759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6.6765988254775" calcext:value-type="float">
            <text:p>66.6765988254775</text:p>
          </table:table-cell>
          <table:table-cell office:value-type="float" office:value="17.1024851989315" calcext:value-type="float">
            <text:p>17.10248519893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5488473889296" calcext:value-type="float">
            <text:p>3.05488473889296</text:p>
          </table:table-cell>
          <table:table-cell office:value-type="float" office:value="2.05883749110682" calcext:value-type="float">
            <text:p>2.05883749110682</text:p>
          </table:table-cell>
          <table:table-cell office:value-type="float" office:value="8.02228519377854" calcext:value-type="float">
            <text:p>8.02228519377854</text:p>
          </table:table-cell>
          <table:table-cell office:value-type="float" office:value="50.0460017070617" calcext:value-type="float">
            <text:p>50.04600170706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4.2845303308327" calcext:value-type="float">
            <text:p>54.2845303308327</text:p>
          </table:table-cell>
          <table:table-cell office:value-type="float" office:value="12.4339102827103" calcext:value-type="float">
            <text:p>12.43391028271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8391006003557" calcext:value-type="float">
            <text:p>3.98391006003557</text:p>
          </table:table-cell>
          <table:table-cell office:value-type="float" office:value="0.902585492376898" calcext:value-type="float">
            <text:p>0.902585492376898</text:p>
          </table:table-cell>
          <table:table-cell office:value-type="float" office:value="1.84709933714617" calcext:value-type="float">
            <text:p>1.84709933714617</text:p>
          </table:table-cell>
          <table:table-cell office:value-type="float" office:value="31.3591519311942" calcext:value-type="float">
            <text:p>31.35915193119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6.7447997500074" calcext:value-type="float">
            <text:p>66.7447997500074</text:p>
          </table:table-cell>
          <table:table-cell office:value-type="float" office:value="17.8212444133772" calcext:value-type="float">
            <text:p>17.82124441337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27486990377949" calcext:value-type="float">
            <text:p>0.827486990377949</text:p>
          </table:table-cell>
          <table:table-cell office:value-type="float" office:value="2.88411035210241" calcext:value-type="float">
            <text:p>2.88411035210241</text:p>
          </table:table-cell>
          <table:table-cell office:value-type="float" office:value="25.7279573385695" calcext:value-type="float">
            <text:p>25.7279573385695</text:p>
          </table:table-cell>
          <table:table-cell office:value-type="float" office:value="86.0676975089163" calcext:value-type="float">
            <text:p>86.06769750891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6.0113089693961" calcext:value-type="float">
            <text:p>36.0113089693961</text:p>
          </table:table-cell>
          <table:table-cell office:value-type="float" office:value="21.8868538175455" calcext:value-type="float">
            <text:p>21.88685381754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1820247904634" calcext:value-type="float">
            <text:p>3.61820247904634</text:p>
          </table:table-cell>
          <table:table-cell office:value-type="float" office:value="2.97212186417613" calcext:value-type="float">
            <text:p>2.97212186417613</text:p>
          </table:table-cell>
          <table:table-cell office:value-type="float" office:value="10.7428727644275" calcext:value-type="float">
            <text:p>10.7428727644275</text:p>
          </table:table-cell>
          <table:table-cell office:value-type="float" office:value="54.8663890752063" calcext:value-type="float">
            <text:p>54.86638907520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7.6995902195635" calcext:value-type="float">
            <text:p>87.6995902195635</text:p>
          </table:table-cell>
          <table:table-cell office:value-type="float" office:value="6.02165412266617" calcext:value-type="float">
            <text:p>6.021654122666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95963010491102" calcext:value-type="float">
            <text:p>0.04959630104911</text:p>
          </table:table-cell>
          <table:table-cell office:value-type="float" office:value="0.886008335098342" calcext:value-type="float">
            <text:p>0.886008335098342</text:p>
          </table:table-cell>
          <table:table-cell office:value-type="float" office:value="25.2915075524504" calcext:value-type="float">
            <text:p>25.2915075524504</text:p>
          </table:table-cell>
          <table:table-cell office:value-type="float" office:value="78.3099797567458" calcext:value-type="float">
            <text:p>78.30997975674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.14988225176596" calcext:value-type="float">
            <text:p>3.14988225176596</text:p>
          </table:table-cell>
          <table:table-cell office:value-type="float" office:value="41.431424201467" calcext:value-type="float">
            <text:p>41.4314242014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0859988866253" calcext:value-type="float">
            <text:p>4.90859988866253</text:p>
          </table:table-cell>
          <table:table-cell office:value-type="float" office:value="1.76823750589982" calcext:value-type="float">
            <text:p>1.76823750589982</text:p>
          </table:table-cell>
          <table:table-cell office:value-type="float" office:value="3.13501785762331" calcext:value-type="float">
            <text:p>3.13501785762331</text:p>
          </table:table-cell>
          <table:table-cell office:value-type="float" office:value="32.292843561047" calcext:value-type="float">
            <text:p>32.2928435610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8.884066976995" calcext:value-type="float">
            <text:p>108.884066976995</text:p>
          </table:table-cell>
          <table:table-cell office:value-type="float" office:value="10.4526427986251" calcext:value-type="float">
            <text:p>10.45264279862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2689765171802" calcext:value-type="float">
            <text:p>1.22689765171802</text:p>
          </table:table-cell>
          <table:table-cell office:value-type="float" office:value="0.273514104708208" calcext:value-type="float">
            <text:p>0.273514104708208</text:p>
          </table:table-cell>
          <table:table-cell office:value-type="float" office:value="14.3111112960853" calcext:value-type="float">
            <text:p>14.3111112960853</text:p>
          </table:table-cell>
          <table:table-cell office:value-type="float" office:value="56.5908100140264" calcext:value-type="float">
            <text:p>56.590810014026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.32035125306211" calcext:value-type="float">
            <text:p>6.32035125306211</text:p>
          </table:table-cell>
          <table:table-cell office:value-type="float" office:value="36.5759702490032" calcext:value-type="float">
            <text:p>36.575970249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5742043858798" calcext:value-type="float">
            <text:p>0.685742043858798</text:p>
          </table:table-cell>
          <table:table-cell office:value-type="float" office:value="0.619998976544249" calcext:value-type="float">
            <text:p>0.619998976544249</text:p>
          </table:table-cell>
          <table:table-cell office:value-type="float" office:value="18.9972204430436" calcext:value-type="float">
            <text:p>18.9972204430436</text:p>
          </table:table-cell>
          <table:table-cell office:value-type="float" office:value="66.6027620391563" calcext:value-type="float">
            <text:p>66.60276203915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.41856352652623" calcext:value-type="float">
            <text:p>3.41856352652623</text:p>
          </table:table-cell>
          <table:table-cell office:value-type="float" office:value="37.7972306776011" calcext:value-type="float">
            <text:p>37.7972306776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308668930507" calcext:value-type="float">
            <text:p>1.7308668930507</text:p>
          </table:table-cell>
          <table:table-cell office:value-type="float" office:value="0.186964709707727" calcext:value-type="float">
            <text:p>0.186964709707727</text:p>
          </table:table-cell>
          <table:table-cell office:value-type="float" office:value="10.7221870736281" calcext:value-type="float">
            <text:p>10.7221870736281</text:p>
          </table:table-cell>
          <table:table-cell office:value-type="float" office:value="49.4587739735703" calcext:value-type="float">
            <text:p>49.458773973570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.1234240165403" calcext:value-type="float">
            <text:p>12.1234240165403</text:p>
          </table:table-cell>
          <table:table-cell office:value-type="float" office:value="33.8525399765508" calcext:value-type="float">
            <text:p>33.85253997655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0486689986304" calcext:value-type="float">
            <text:p>1.40486689986304</text:p>
          </table:table-cell>
          <table:table-cell office:value-type="float" office:value="1.13970674761774" calcext:value-type="float">
            <text:p>1.13970674761774</text:p>
          </table:table-cell>
          <table:table-cell office:value-type="float" office:value="14.2239134782658" calcext:value-type="float">
            <text:p>14.2239134782658</text:p>
          </table:table-cell>
          <table:table-cell office:value-type="float" office:value="60.632952564794" calcext:value-type="float">
            <text:p>60.63295256479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.0903299075849" calcext:value-type="float">
            <text:p>13.0903299075849</text:p>
          </table:table-cell>
          <table:table-cell office:value-type="float" office:value="27.8268460020883" calcext:value-type="float">
            <text:p>27.82684600208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7294794631733" calcext:value-type="float">
            <text:p>4.37294794631733</text:p>
          </table:table-cell>
          <table:table-cell office:value-type="float" office:value="0.366475625746387" calcext:value-type="float">
            <text:p>0.366475625746387</text:p>
          </table:table-cell>
          <table:table-cell office:value-type="float" office:value="0.527498662293863" calcext:value-type="float">
            <text:p>0.527498662293863</text:p>
          </table:table-cell>
          <table:table-cell office:value-type="float" office:value="24.4886647388682" calcext:value-type="float">
            <text:p>24.48866473886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7.0279125018685" calcext:value-type="float">
            <text:p>77.0279125018685</text:p>
          </table:table-cell>
          <table:table-cell office:value-type="float" office:value="21.86274240483" calcext:value-type="float">
            <text:p>21.862742404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9103323524947" calcext:value-type="float">
            <text:p>2.89103323524947</text:p>
          </table:table-cell>
          <table:table-cell office:value-type="float" office:value="2.79039604775245" calcext:value-type="float">
            <text:p>2.79039604775245</text:p>
          </table:table-cell>
          <table:table-cell office:value-type="float" office:value="12.2340509181348" calcext:value-type="float">
            <text:p>12.2340509181348</text:p>
          </table:table-cell>
          <table:table-cell office:value-type="float" office:value="59.6302277931527" calcext:value-type="float">
            <text:p>59.63022779315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4.5775330825179" calcext:value-type="float">
            <text:p>64.5775330825179</text:p>
          </table:table-cell>
          <table:table-cell office:value-type="float" office:value="9.33009044061035" calcext:value-type="float">
            <text:p>9.33009044061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0838189810579" calcext:value-type="float">
            <text:p>0.840838189810579</text:p>
          </table:table-cell>
          <table:table-cell office:value-type="float" office:value="1.43006311529759" calcext:value-type="float">
            <text:p>1.43006311529759</text:p>
          </table:table-cell>
          <table:table-cell office:value-type="float" office:value="19.3437074770728" calcext:value-type="float">
            <text:p>19.3437074770728</text:p>
          </table:table-cell>
          <table:table-cell office:value-type="float" office:value="70.8790570299948" calcext:value-type="float">
            <text:p>70.87905702999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.0083575007143" calcext:value-type="float">
            <text:p>11.0083575007143</text:p>
          </table:table-cell>
          <table:table-cell office:value-type="float" office:value="30.0430763240969" calcext:value-type="float">
            <text:p>30.0430763240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45206948356602" calcext:value-type="float">
            <text:p>0.445206948356602</text:p>
          </table:table-cell>
          <table:table-cell office:value-type="float" office:value="2.90824730688936" calcext:value-type="float">
            <text:p>2.90824730688936</text:p>
          </table:table-cell>
          <table:table-cell office:value-type="float" office:value="29.2040421413282" calcext:value-type="float">
            <text:p>29.2040421413282</text:p>
          </table:table-cell>
          <table:table-cell office:value-type="float" office:value="91.9822842925247" calcext:value-type="float">
            <text:p>91.9822842925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4.6244464995768" calcext:value-type="float">
            <text:p>34.6244464995768</text:p>
          </table:table-cell>
          <table:table-cell office:value-type="float" office:value="25.1215690724346" calcext:value-type="float">
            <text:p>25.1215690724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0813320492984" calcext:value-type="float">
            <text:p>3.30813320492984</text:p>
          </table:table-cell>
          <table:table-cell office:value-type="float" office:value="1.76539625529638" calcext:value-type="float">
            <text:p>1.76539625529638</text:p>
          </table:table-cell>
          <table:table-cell office:value-type="float" office:value="5.97903719047546" calcext:value-type="float">
            <text:p>5.97903719047546</text:p>
          </table:table-cell>
          <table:table-cell office:value-type="float" office:value="44.7226154926747" calcext:value-type="float">
            <text:p>44.72261549267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.2414769590953" calcext:value-type="float">
            <text:p>56.2414769590953</text:p>
          </table:table-cell>
          <table:table-cell office:value-type="float" office:value="13.3250746375117" calcext:value-type="float">
            <text:p>13.3250746375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2646870962929" calcext:value-type="float">
            <text:p>1.32646870962929</text:p>
          </table:table-cell>
          <table:table-cell office:value-type="float" office:value="1.19287953070926" calcext:value-type="float">
            <text:p>1.19287953070926</text:p>
          </table:table-cell>
          <table:table-cell office:value-type="float" office:value="14.9177937161179" calcext:value-type="float">
            <text:p>14.9177937161179</text:p>
          </table:table-cell>
          <table:table-cell office:value-type="float" office:value="62.1162586425977" calcext:value-type="float">
            <text:p>62.11625864259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.7299232496429" calcext:value-type="float">
            <text:p>12.7299232496429</text:p>
          </table:table-cell>
          <table:table-cell office:value-type="float" office:value="27.9889984090253" calcext:value-type="float">
            <text:p>27.9889984090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4818970187689" calcext:value-type="float">
            <text:p>1.64818970187689</text:p>
          </table:table-cell>
          <table:table-cell office:value-type="float" office:value="2.65680671592683" calcext:value-type="float">
            <text:p>2.65680671592683</text:p>
          </table:table-cell>
          <table:table-cell office:value-type="float" office:value="18.2932542003981" calcext:value-type="float">
            <text:p>18.2932542003981</text:p>
          </table:table-cell>
          <table:table-cell office:value-type="float" office:value="72.3449562846978" calcext:value-type="float">
            <text:p>72.34495628469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9.1006048766677" calcext:value-type="float">
            <text:p>39.1006048766677</text:p>
          </table:table-cell>
          <table:table-cell office:value-type="float" office:value="16.7251870411298" calcext:value-type="float">
            <text:p>16.7251870411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5010260936107" calcext:value-type="float">
            <text:p>4.65010260936107</text:p>
          </table:table-cell>
          <table:table-cell office:value-type="float" office:value="1.97433213757719" calcext:value-type="float">
            <text:p>1.97433213757719</text:p>
          </table:table-cell>
          <table:table-cell office:value-type="float" office:value="4.02041557344605" calcext:value-type="float">
            <text:p>4.02041557344605</text:p>
          </table:table-cell>
          <table:table-cell office:value-type="float" office:value="35.9657927427428" calcext:value-type="float">
            <text:p>35.96579274274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2.085766668227" calcext:value-type="float">
            <text:p>102.085766668227</text:p>
          </table:table-cell>
          <table:table-cell office:value-type="float" office:value="9.27709419767414" calcext:value-type="float">
            <text:p>9.277094197674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4722074950312" calcext:value-type="float">
            <text:p>3.24722074950312</text:p>
          </table:table-cell>
          <table:table-cell office:value-type="float" office:value="2.27657792301425" calcext:value-type="float">
            <text:p>2.27657792301425</text:p>
          </table:table-cell>
          <table:table-cell office:value-type="float" office:value="8.25504214052828" calcext:value-type="float">
            <text:p>8.25504214052828</text:p>
          </table:table-cell>
          <table:table-cell office:value-type="float" office:value="50.431185181595" calcext:value-type="float">
            <text:p>50.4311851815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2.9089985422378" calcext:value-type="float">
            <text:p>62.9089985422378</text:p>
          </table:table-cell>
          <table:table-cell office:value-type="float" office:value="10.4892629103858" calcext:value-type="float">
            <text:p>10.48926291038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339109304231" calcext:value-type="float">
            <text:p>1.0339109304231</text:p>
          </table:table-cell>
          <table:table-cell office:value-type="float" office:value="2.77446703810756" calcext:value-type="float">
            <text:p>2.77446703810756</text:p>
          </table:table-cell>
          <table:table-cell office:value-type="float" office:value="23.4275298533627" calcext:value-type="float">
            <text:p>23.4275298533627</text:p>
          </table:table-cell>
          <table:table-cell office:value-type="float" office:value="81.8708664994695" calcext:value-type="float">
            <text:p>81.87086649946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5.0665566303749" calcext:value-type="float">
            <text:p>35.0665566303749</text:p>
          </table:table-cell>
          <table:table-cell office:value-type="float" office:value="20.6828594722871" calcext:value-type="float">
            <text:p>20.68285947228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6853918771303" calcext:value-type="float">
            <text:p>0.346853918771303</text:p>
          </table:table-cell>
          <table:table-cell office:value-type="float" office:value="1.74872849047832" calcext:value-type="float">
            <text:p>1.74872849047832</text:p>
          </table:table-cell>
          <table:table-cell office:value-type="float" office:value="24.7098197866645" calcext:value-type="float">
            <text:p>24.7098197866645</text:p>
          </table:table-cell>
          <table:table-cell office:value-type="float" office:value="81.1210672169066" calcext:value-type="float">
            <text:p>81.12106721690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.7134358975103" calcext:value-type="float">
            <text:p>12.7134358975103</text:p>
          </table:table-cell>
          <table:table-cell office:value-type="float" office:value="32.2225348818814" calcext:value-type="float">
            <text:p>32.22253488188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5491855467595" calcext:value-type="float">
            <text:p>2.05491855467595</text:p>
          </table:table-cell>
          <table:table-cell office:value-type="float" office:value="1.0008491842307" calcext:value-type="float">
            <text:p>1.0008491842307</text:p>
          </table:table-cell>
          <table:table-cell office:value-type="float" office:value="9.67520380916723" calcext:value-type="float">
            <text:p>9.67520380916723</text:p>
          </table:table-cell>
          <table:table-cell office:value-type="float" office:value="51.3507875864957" calcext:value-type="float">
            <text:p>51.35078758649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.8975574237071" calcext:value-type="float">
            <text:p>20.8975574237071</text:p>
          </table:table-cell>
          <table:table-cell office:value-type="float" office:value="24.6667119668602" calcext:value-type="float">
            <text:p>24.6667119668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0031946460008" calcext:value-type="float">
            <text:p>4.30031946460008</text:p>
          </table:table-cell>
          <table:table-cell office:value-type="float" office:value="1.15585616470242" calcext:value-type="float">
            <text:p>1.15585616470242</text:p>
          </table:table-cell>
          <table:table-cell office:value-type="float" office:value="1.82555632509811" calcext:value-type="float">
            <text:p>1.82555632509811</text:p>
          </table:table-cell>
          <table:table-cell office:value-type="float" office:value="30.9587765257122" calcext:value-type="float">
            <text:p>30.95877652571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9.3150038843957" calcext:value-type="float">
            <text:p>79.3150038843957</text:p>
          </table:table-cell>
          <table:table-cell office:value-type="float" office:value="15.2669946780739" calcext:value-type="float">
            <text:p>15.2669946780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5462338851924" calcext:value-type="float">
            <text:p>3.25462338851924</text:p>
          </table:table-cell>
          <table:table-cell office:value-type="float" office:value="0.159250995832948" calcext:value-type="float">
            <text:p>0.159250995832948</text:p>
          </table:table-cell>
          <table:table-cell office:value-type="float" office:value="3.07170039557785" calcext:value-type="float">
            <text:p>3.07170039557785</text:p>
          </table:table-cell>
          <table:table-cell office:value-type="float" office:value="32.4994660394601" calcext:value-type="float">
            <text:p>32.499466039460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2.471737123081" calcext:value-type="float">
            <text:p>42.471737123081</text:p>
          </table:table-cell>
          <table:table-cell office:value-type="float" office:value="26.4791904372484" calcext:value-type="float">
            <text:p>26.47919043724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1170195033037" calcext:value-type="float">
            <text:p>0.191170195033037</text:p>
          </table:table-cell>
          <table:table-cell office:value-type="float" office:value="0.59706389668735" calcext:value-type="float">
            <text:p>0.59706389668735</text:p>
          </table:table-cell>
          <table:table-cell office:value-type="float" office:value="23.4813293898661" calcext:value-type="float">
            <text:p>23.4813293898661</text:p>
          </table:table-cell>
          <table:table-cell office:value-type="float" office:value="73.916691599792" calcext:value-type="float">
            <text:p>73.91669159979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.57212536078581" calcext:value-type="float">
            <text:p>1.57212536078581</text:p>
          </table:table-cell>
          <table:table-cell office:value-type="float" office:value="42.5106904229926" calcext:value-type="float">
            <text:p>42.51069042299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33298646998002" calcext:value-type="float">
            <text:p>0.533298646998002</text:p>
          </table:table-cell>
          <table:table-cell office:value-type="float" office:value="2.48981890561619" calcext:value-type="float">
            <text:p>2.48981890561619</text:p>
          </table:table-cell>
          <table:table-cell office:value-type="float" office:value="26.1506191596737" calcext:value-type="float">
            <text:p>26.1506191596737</text:p>
          </table:table-cell>
          <table:table-cell office:value-type="float" office:value="85.8897407113829" calcext:value-type="float">
            <text:p>85.88974071138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.9344225186149" calcext:value-type="float">
            <text:p>25.9344225186149</text:p>
          </table:table-cell>
          <table:table-cell office:value-type="float" office:value="26.2524301035118" calcext:value-type="float">
            <text:p>26.2524301035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0881416935219" calcext:value-type="float">
            <text:p>3.50881416935219</text:p>
          </table:table-cell>
          <table:table-cell office:value-type="float" office:value="2.9190258803598" calcext:value-type="float">
            <text:p>2.9190258803598</text:p>
          </table:table-cell>
          <table:table-cell office:value-type="float" office:value="10.7443472717351" calcext:value-type="float">
            <text:p>10.7443472717351</text:p>
          </table:table-cell>
          <table:table-cell office:value-type="float" office:value="55.2056175377808" calcext:value-type="float">
            <text:p>55.20561753778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3.329955861028" calcext:value-type="float">
            <text:p>83.329955861028</text:p>
          </table:table-cell>
          <table:table-cell office:value-type="float" office:value="6.55408846813711" calcext:value-type="float">
            <text:p>6.554088468137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47094715319097" calcext:value-type="float">
            <text:p>0.247094715319097</text:p>
          </table:table-cell>
          <table:table-cell office:value-type="float" office:value="1.45626997203647" calcext:value-type="float">
            <text:p>1.45626997203647</text:p>
          </table:table-cell>
          <table:table-cell office:value-type="float" office:value="24.7108308766028" calcext:value-type="float">
            <text:p>24.7108308766028</text:p>
          </table:table-cell>
          <table:table-cell office:value-type="float" office:value="79.965882416907" calcext:value-type="float">
            <text:p>79.96588241690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.72711211917494" calcext:value-type="float">
            <text:p>8.72711211917494</text:p>
          </table:table-cell>
          <table:table-cell office:value-type="float" office:value="35.148131156238" calcext:value-type="float">
            <text:p>35.1481311562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1951189084133" calcext:value-type="float">
            <text:p>0.231951189084133</text:p>
          </table:table-cell>
          <table:table-cell office:value-type="float" office:value="2.4869667422928" calcext:value-type="float">
            <text:p>2.4869667422928</text:p>
          </table:table-cell>
          <table:table-cell office:value-type="float" office:value="28.9192930405467" calcext:value-type="float">
            <text:p>28.9192930405467</text:p>
          </table:table-cell>
          <table:table-cell office:value-type="float" office:value="90.4493863597986" calcext:value-type="float">
            <text:p>90.449386359798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.9552197255519" calcext:value-type="float">
            <text:p>24.9552197255519</text:p>
          </table:table-cell>
          <table:table-cell office:value-type="float" office:value="29.0496256176187" calcext:value-type="float">
            <text:p>29.0496256176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9830561596714" calcext:value-type="float">
            <text:p>4.59830561596714</text:p>
          </table:table-cell>
          <table:table-cell office:value-type="float" office:value="1.2238124995068" calcext:value-type="float">
            <text:p>1.2238124995068</text:p>
          </table:table-cell>
          <table:table-cell office:value-type="float" office:value="1.65907541211262" calcext:value-type="float">
            <text:p>1.65907541211262</text:p>
          </table:table-cell>
          <table:table-cell office:value-type="float" office:value="29.4121167133506" calcext:value-type="float">
            <text:p>29.41211671335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0.5685262871362" calcext:value-type="float">
            <text:p>90.5685262871362</text:p>
          </table:table-cell>
          <table:table-cell office:value-type="float" office:value="14.4209504170446" calcext:value-type="float">
            <text:p>14.42095041704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4771397451254" calcext:value-type="float">
            <text:p>2.44771397451254</text:p>
          </table:table-cell>
          <table:table-cell office:value-type="float" office:value="2.54760716782687" calcext:value-type="float">
            <text:p>2.54760716782687</text:p>
          </table:table-cell>
          <table:table-cell office:value-type="float" office:value="13.0044662374614" calcext:value-type="float">
            <text:p>13.0044662374614</text:p>
          </table:table-cell>
          <table:table-cell office:value-type="float" office:value="61.6038253973474" calcext:value-type="float">
            <text:p>61.60382539734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9.9264239303473" calcext:value-type="float">
            <text:p>49.9264239303473</text:p>
          </table:table-cell>
          <table:table-cell office:value-type="float" office:value="12.5283945591927" calcext:value-type="float">
            <text:p>12.52839455919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1335136236957" calcext:value-type="float">
            <text:p>1.81335136236957</text:p>
          </table:table-cell>
          <table:table-cell office:value-type="float" office:value="2.88006499149616" calcext:value-type="float">
            <text:p>2.88006499149616</text:p>
          </table:table-cell>
          <table:table-cell office:value-type="float" office:value="18.4495038949537" calcext:value-type="float">
            <text:p>18.4495038949537</text:p>
          </table:table-cell>
          <table:table-cell office:value-type="float" office:value="72.8497856697133" calcext:value-type="float">
            <text:p>72.84978566971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6.3320700745974" calcext:value-type="float">
            <text:p>46.3320700745974</text:p>
          </table:table-cell>
          <table:table-cell office:value-type="float" office:value="14.6488539799921" calcext:value-type="float">
            <text:p>14.64885397999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0734429334707" calcext:value-type="float">
            <text:p>2.70734429334707</text:p>
          </table:table-cell>
          <table:table-cell office:value-type="float" office:value="0.255436468721459" calcext:value-type="float">
            <text:p>0.255436468721459</text:p>
          </table:table-cell>
          <table:table-cell office:value-type="float" office:value="5.32151797880115" calcext:value-type="float">
            <text:p>5.32151797880115</text:p>
          </table:table-cell>
          <table:table-cell office:value-type="float" office:value="38.6100710310475" calcext:value-type="float">
            <text:p>38.610071031047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9.5798436490873" calcext:value-type="float">
            <text:p>29.5798436490873</text:p>
          </table:table-cell>
          <table:table-cell office:value-type="float" office:value="27.7671532915866" calcext:value-type="float">
            <text:p>27.7671532915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7877534518882" calcext:value-type="float">
            <text:p>2.97877534518882</text:p>
          </table:table-cell>
          <table:table-cell office:value-type="float" office:value="1.03950857297513" calcext:value-type="float">
            <text:p>1.03950857297513</text:p>
          </table:table-cell>
          <table:table-cell office:value-type="float" office:value="5.16592717850536" calcext:value-type="float">
            <text:p>5.16592717850536</text:p>
          </table:table-cell>
          <table:table-cell office:value-type="float" office:value="41.5303265452232" calcext:value-type="float">
            <text:p>41.53032654522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.8147225215742" calcext:value-type="float">
            <text:p>39.8147225215742</text:p>
          </table:table-cell>
          <table:table-cell office:value-type="float" office:value="19.7708414487541" calcext:value-type="float">
            <text:p>19.77084144875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7680610457504" calcext:value-type="float">
            <text:p>1.27680610457504</text:p>
          </table:table-cell>
          <table:table-cell office:value-type="float" office:value="2.20197325621438" calcext:value-type="float">
            <text:p>2.20197325621438</text:p>
          </table:table-cell>
          <table:table-cell office:value-type="float" office:value="18.7108590040131" calcext:value-type="float">
            <text:p>18.7108590040131</text:p>
          </table:table-cell>
          <table:table-cell office:value-type="float" office:value="72.2618619138491" calcext:value-type="float">
            <text:p>72.26186191384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.9156801990538" calcext:value-type="float">
            <text:p>25.9156801990538</text:p>
          </table:table-cell>
          <table:table-cell office:value-type="float" office:value="21.6911264418693" calcext:value-type="float">
            <text:p>21.69112644186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8903450778972" calcext:value-type="float">
            <text:p>2.98903450778972</text:p>
          </table:table-cell>
          <table:table-cell office:value-type="float" office:value="2.50546940024285" calcext:value-type="float">
            <text:p>2.50546940024285</text:p>
          </table:table-cell>
          <table:table-cell office:value-type="float" office:value="10.3213591264138" calcext:value-type="float">
            <text:p>10.3213591264138</text:p>
          </table:table-cell>
          <table:table-cell office:value-type="float" office:value="55.4199684811326" calcext:value-type="float">
            <text:p>55.41996848113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0.8468168172441" calcext:value-type="float">
            <text:p>60.8468168172441</text:p>
          </table:table-cell>
          <table:table-cell office:value-type="float" office:value="10.2666651239853" calcext:value-type="float">
            <text:p>10.26666512398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33692333691679" calcext:value-type="float">
            <text:p>0.533692333691679</text:p>
          </table:table-cell>
          <table:table-cell office:value-type="float" office:value="2.03479750192159" calcext:value-type="float">
            <text:p>2.03479750192159</text:p>
          </table:table-cell>
          <table:table-cell office:value-type="float" office:value="24.0883050439508" calcext:value-type="float">
            <text:p>24.0883050439508</text:p>
          </table:table-cell>
          <table:table-cell office:value-type="float" office:value="81.0949360533303" calcext:value-type="float">
            <text:p>81.094936053330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7.7009135234704" calcext:value-type="float">
            <text:p>17.7009135234704</text:p>
          </table:table-cell>
          <table:table-cell office:value-type="float" office:value="28.7403300247349" calcext:value-type="float">
            <text:p>28.7403300247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4882991293272" calcext:value-type="float">
            <text:p>1.24882991293272</text:p>
          </table:table-cell>
          <table:table-cell office:value-type="float" office:value="0.664254857390081" calcext:value-type="float">
            <text:p>0.664254857390081</text:p>
          </table:table-cell>
          <table:table-cell office:value-type="float" office:value="14.5125115376746" calcext:value-type="float">
            <text:p>14.5125115376746</text:p>
          </table:table-cell>
          <table:table-cell office:value-type="float" office:value="59.0050612044188" calcext:value-type="float">
            <text:p>59.005061204418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.00324266800748" calcext:value-type="float">
            <text:p>8.00324266800748</text:p>
          </table:table-cell>
          <table:table-cell office:value-type="float" office:value="32.8699629637738" calcext:value-type="float">
            <text:p>32.86996296377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6844040021237" calcext:value-type="float">
            <text:p>1.26844040021237</text:p>
          </table:table-cell>
          <table:table-cell office:value-type="float" office:value="2.73666823454431" calcext:value-type="float">
            <text:p>2.73666823454431</text:p>
          </table:table-cell>
          <table:table-cell office:value-type="float" office:value="21.4138900727311" calcext:value-type="float">
            <text:p>21.4138900727311</text:p>
          </table:table-cell>
          <table:table-cell office:value-type="float" office:value="78.2232570787228" calcext:value-type="float">
            <text:p>78.22325707872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6.3931762994192" calcext:value-type="float">
            <text:p>36.3931762994192</text:p>
          </table:table-cell>
          <table:table-cell office:value-type="float" office:value="19.047207727288" calcext:value-type="float">
            <text:p>19.0472077272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1145583115957" calcext:value-type="float">
            <text:p>4.11145583115957</text:p>
          </table:table-cell>
          <table:table-cell office:value-type="float" office:value="0.124703767387667" calcext:value-type="float">
            <text:p>0.124703767387667</text:p>
          </table:table-cell>
          <table:table-cell office:value-type="float" office:value="0.805061769581008" calcext:value-type="float">
            <text:p>0.805061769581008</text:p>
          </table:table-cell>
          <table:table-cell office:value-type="float" office:value="24.8845493869496" calcext:value-type="float">
            <text:p>24.884549386949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.6784803247068" calcext:value-type="float">
            <text:p>67.6784803247068</text:p>
          </table:table-cell>
          <table:table-cell office:value-type="float" office:value="24.5580240957043" calcext:value-type="float">
            <text:p>24.5580240957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3462457337544" calcext:value-type="float">
            <text:p>2.53462457337544</text:p>
          </table:table-cell>
          <table:table-cell office:value-type="float" office:value="2.19677515909661" calcext:value-type="float">
            <text:p>2.19677515909661</text:p>
          </table:table-cell>
          <table:table-cell office:value-type="float" office:value="10.9038970938282" calcext:value-type="float">
            <text:p>10.9038970938282</text:p>
          </table:table-cell>
          <table:table-cell office:value-type="float" office:value="56.8768006081552" calcext:value-type="float">
            <text:p>56.876800608155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.0005713103303" calcext:value-type="float">
            <text:p>45.0005713103303</text:p>
          </table:table-cell>
          <table:table-cell office:value-type="float" office:value="13.9361455028621" calcext:value-type="float">
            <text:p>13.93614550286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9904372770465" calcext:value-type="float">
            <text:p>1.09904372770465</text:p>
          </table:table-cell>
          <table:table-cell office:value-type="float" office:value="0.799568384618156" calcext:value-type="float">
            <text:p>0.799568384618156</text:p>
          </table:table-cell>
          <table:table-cell office:value-type="float" office:value="15.8567694400413" calcext:value-type="float">
            <text:p>15.8567694400413</text:p>
          </table:table-cell>
          <table:table-cell office:value-type="float" office:value="62.0599173815223" calcext:value-type="float">
            <text:p>62.05991738152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.38882686835131" calcext:value-type="float">
            <text:p>7.38882686835131</text:p>
          </table:table-cell>
          <table:table-cell office:value-type="float" office:value="32.8610855938597" calcext:value-type="float">
            <text:p>32.8610855938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1378552720104" calcext:value-type="float">
            <text:p>0.911378552720104</text:p>
          </table:table-cell>
          <table:table-cell office:value-type="float" office:value="2.20610380742856" calcext:value-type="float">
            <text:p>2.20610380742856</text:p>
          </table:table-cell>
          <table:table-cell office:value-type="float" office:value="21.583719348308" calcext:value-type="float">
            <text:p>21.583719348308</text:p>
          </table:table-cell>
          <table:table-cell office:value-type="float" office:value="77.3520708765587" calcext:value-type="float">
            <text:p>77.352070876558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2.790019502036" calcext:value-type="float">
            <text:p>22.790019502036</text:p>
          </table:table-cell>
          <table:table-cell office:value-type="float" office:value="24.5226812740223" calcext:value-type="float">
            <text:p>24.52268127402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8208246011745" calcext:value-type="float">
            <text:p>0.978208246011745</text:p>
          </table:table-cell>
          <table:table-cell office:value-type="float" office:value="0.771844598240887" calcext:value-type="float">
            <text:p>0.771844598240887</text:p>
          </table:table-cell>
          <table:table-cell office:value-type="float" office:value="16.7705529962816" calcext:value-type="float">
            <text:p>16.7705529962816</text:p>
          </table:table-cell>
          <table:table-cell office:value-type="float" office:value="63.5323711096564" calcext:value-type="float">
            <text:p>63.53237110965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.21054182559604" calcext:value-type="float">
            <text:p>6.21054182559604</text:p>
          </table:table-cell>
          <table:table-cell office:value-type="float" office:value="34.0521070138727" calcext:value-type="float">
            <text:p>34.05210701387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0254145237309" calcext:value-type="float">
            <text:p>3.40254145237309</text:p>
          </table:table-cell>
          <table:table-cell office:value-type="float" office:value="1.40485818260988" calcext:value-type="float">
            <text:p>1.40485818260988</text:p>
          </table:table-cell>
          <table:table-cell office:value-type="float" office:value="4.5255003246322" calcext:value-type="float">
            <text:p>4.5255003246322</text:p>
          </table:table-cell>
          <table:table-cell office:value-type="float" office:value="40.5394007060529" calcext:value-type="float">
            <text:p>40.53940070605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4.2036593934525" calcext:value-type="float">
            <text:p>54.2036593934525</text:p>
          </table:table-cell>
          <table:table-cell office:value-type="float" office:value="15.4769184985334" calcext:value-type="float">
            <text:p>15.4769184985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67680927783437" calcext:value-type="float">
            <text:p>0.096768092778344</text:p>
          </table:table-cell>
          <table:table-cell office:value-type="float" office:value="2.60995740371023" calcext:value-type="float">
            <text:p>2.60995740371023</text:p>
          </table:table-cell>
          <table:table-cell office:value-type="float" office:value="30.8535607851784" calcext:value-type="float">
            <text:p>30.8535607851784</text:p>
          </table:table-cell>
          <table:table-cell office:value-type="float" office:value="93.9326966507697" calcext:value-type="float">
            <text:p>93.932696650769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7.2849668518472" calcext:value-type="float">
            <text:p>27.2849668518472</text:p>
          </table:table-cell>
          <table:table-cell office:value-type="float" office:value="29.7539867480761" calcext:value-type="float">
            <text:p>29.75398674807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536218393121" calcext:value-type="float">
            <text:p>0.94536218393121</text:p>
          </table:table-cell>
          <table:table-cell office:value-type="float" office:value="2.82297027516433" calcext:value-type="float">
            <text:p>2.82297027516433</text:p>
          </table:table-cell>
          <table:table-cell office:value-type="float" office:value="24.4092489939564" calcext:value-type="float">
            <text:p>24.4092489939564</text:p>
          </table:table-cell>
          <table:table-cell office:value-type="float" office:value="83.6748975413551" calcext:value-type="float">
            <text:p>83.67489754135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5.4514833330742" calcext:value-type="float">
            <text:p>35.4514833330742</text:p>
          </table:table-cell>
          <table:table-cell office:value-type="float" office:value="21.1795462423132" calcext:value-type="float">
            <text:p>21.17954624231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0529429991546" calcext:value-type="float">
            <text:p>3.50529429991546</text:p>
          </table:table-cell>
          <table:table-cell office:value-type="float" office:value="0.880783432915788" calcext:value-type="float">
            <text:p>0.880783432915788</text:p>
          </table:table-cell>
          <table:table-cell office:value-type="float" office:value="3.00992458556413" calcext:value-type="float">
            <text:p>3.00992458556413</text:p>
          </table:table-cell>
          <table:table-cell office:value-type="float" office:value="35.2628593835661" calcext:value-type="float">
            <text:p>35.262859383566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2.2514703388749" calcext:value-type="float">
            <text:p>52.2514703388749</text:p>
          </table:table-cell>
          <table:table-cell office:value-type="float" office:value="19.2020902564063" calcext:value-type="float">
            <text:p>19.2020902564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7673542662141" calcext:value-type="float">
            <text:p>0.57673542662141</text:p>
          </table:table-cell>
          <table:table-cell office:value-type="float" office:value="0.385735919938745" calcext:value-type="float">
            <text:p>0.385735919938745</text:p>
          </table:table-cell>
          <table:table-cell office:value-type="float" office:value="19.7140616860371" calcext:value-type="float">
            <text:p>19.7140616860371</text:p>
          </table:table-cell>
          <table:table-cell office:value-type="float" office:value="66.5680646459411" calcext:value-type="float">
            <text:p>66.56806464594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.92566380900468" calcext:value-type="float">
            <text:p>1.92566380900468</text:p>
          </table:table-cell>
          <table:table-cell office:value-type="float" office:value="40.8567024866496" calcext:value-type="float">
            <text:p>40.8567024866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0226442126476" calcext:value-type="float">
            <text:p>4.60226442126476</text:p>
          </table:table-cell>
          <table:table-cell office:value-type="float" office:value="2.45022270739563" calcext:value-type="float">
            <text:p>2.45022270739563</text:p>
          </table:table-cell>
          <table:table-cell office:value-type="float" office:value="6.16178490642903" calcext:value-type="float">
            <text:p>6.16178490642903</text:p>
          </table:table-cell>
          <table:table-cell office:value-type="float" office:value="41.2495346232142" calcext:value-type="float">
            <text:p>41.24953462321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08.737716476307" calcext:value-type="float">
            <text:p>108.737716476307</text:p>
          </table:table-cell>
          <table:table-cell office:value-type="float" office:value="6.65955783247272" calcext:value-type="float">
            <text:p>6.65955783247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7344908917726" calcext:value-type="float">
            <text:p>3.07344908917726</text:p>
          </table:table-cell>
          <table:table-cell office:value-type="float" office:value="0.536938114532662" calcext:value-type="float">
            <text:p>0.536938114532662</text:p>
          </table:table-cell>
          <table:table-cell office:value-type="float" office:value="3.99990095082982" calcext:value-type="float">
            <text:p>3.99990095082982</text:p>
          </table:table-cell>
          <table:table-cell office:value-type="float" office:value="36.7808351029622" calcext:value-type="float">
            <text:p>36.78083510296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8.9375673704097" calcext:value-type="float">
            <text:p>38.9375673704097</text:p>
          </table:table-cell>
          <table:table-cell office:value-type="float" office:value="23.6305198055032" calcext:value-type="float">
            <text:p>23.6305198055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7128633691477" calcext:value-type="float">
            <text:p>0.27128633691477</text:p>
          </table:table-cell>
          <table:table-cell office:value-type="float" office:value="0.867377719151759" calcext:value-type="float">
            <text:p>0.867377719151759</text:p>
          </table:table-cell>
          <table:table-cell office:value-type="float" office:value="23.1130770151298" calcext:value-type="float">
            <text:p>23.1130770151298</text:p>
          </table:table-cell>
          <table:table-cell office:value-type="float" office:value="74.6896253085518" calcext:value-type="float">
            <text:p>74.68962530855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30376153711017" calcext:value-type="float">
            <text:p>3.30376153711017</text:p>
          </table:table-cell>
          <table:table-cell office:value-type="float" office:value="39.4392998236123" calcext:value-type="float">
            <text:p>39.4392998236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90371666751913" calcext:value-type="float">
            <text:p>0.290371666751913</text:p>
          </table:table-cell>
          <table:table-cell office:value-type="float" office:value="0.900592169276452" calcext:value-type="float">
            <text:p>0.900592169276452</text:p>
          </table:table-cell>
          <table:table-cell office:value-type="float" office:value="22.9916652926952" calcext:value-type="float">
            <text:p>22.9916652926952</text:p>
          </table:table-cell>
          <table:table-cell office:value-type="float" office:value="74.6529883078425" calcext:value-type="float">
            <text:p>74.65298830784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.5815278408574" calcext:value-type="float">
            <text:p>3.5815278408574</text:p>
          </table:table-cell>
          <table:table-cell office:value-type="float" office:value="38.9857435999307" calcext:value-type="float">
            <text:p>38.98574359993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4316085497478" calcext:value-type="float">
            <text:p>1.14316085497478</text:p>
          </table:table-cell>
          <table:table-cell office:value-type="float" office:value="2.30603613377948" calcext:value-type="float">
            <text:p>2.30603613377948</text:p>
          </table:table-cell>
          <table:table-cell office:value-type="float" office:value="20.1930108408955" calcext:value-type="float">
            <text:p>20.1930108408955</text:p>
          </table:table-cell>
          <table:table-cell office:value-type="float" office:value="75.1702625137237" calcext:value-type="float">
            <text:p>75.170262513723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6.4984775625732" calcext:value-type="float">
            <text:p>26.4984775625732</text:p>
          </table:table-cell>
          <table:table-cell office:value-type="float" office:value="22.1326495031006" calcext:value-type="float">
            <text:p>22.1326495031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1278486657459" calcext:value-type="float">
            <text:p>3.51278486657459</text:p>
          </table:table-cell>
          <table:table-cell office:value-type="float" office:value="2.50518097330806" calcext:value-type="float">
            <text:p>2.50518097330806</text:p>
          </table:table-cell>
          <table:table-cell office:value-type="float" office:value="8.48774056211426" calcext:value-type="float">
            <text:p>8.48774056211426</text:p>
          </table:table-cell>
          <table:table-cell office:value-type="float" office:value="50.4421172025151" calcext:value-type="float">
            <text:p>50.44211720251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4.4623569114406" calcext:value-type="float">
            <text:p>74.4623569114406</text:p>
          </table:table-cell>
          <table:table-cell office:value-type="float" office:value="8.43593082903371" calcext:value-type="float">
            <text:p>8.4359308290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68665049069154" calcext:value-type="float">
            <text:p>0.668665049069154</text:p>
          </table:table-cell>
          <table:table-cell office:value-type="float" office:value="0.802566883896701" calcext:value-type="float">
            <text:p>0.802566883896701</text:p>
          </table:table-cell>
          <table:table-cell office:value-type="float" office:value="19.4045760602828" calcext:value-type="float">
            <text:p>19.4045760602828</text:p>
          </table:table-cell>
          <table:table-cell office:value-type="float" office:value="68.2079870692481" calcext:value-type="float">
            <text:p>68.20798706924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.36490620389726" calcext:value-type="float">
            <text:p>4.36490620389726</text:p>
          </table:table-cell>
          <table:table-cell office:value-type="float" office:value="36.3789072213158" calcext:value-type="float">
            <text:p>36.37890722131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4357954869999" calcext:value-type="float">
            <text:p>1.14357954869999</text:p>
          </table:table-cell>
          <table:table-cell office:value-type="float" office:value="1.86695307003685" calcext:value-type="float">
            <text:p>1.86695307003685</text:p>
          </table:table-cell>
          <table:table-cell office:value-type="float" office:value="18.357492462925" calcext:value-type="float">
            <text:p>18.357492462925</text:p>
          </table:table-cell>
          <table:table-cell office:value-type="float" office:value="70.6977335909461" calcext:value-type="float">
            <text:p>70.697733590946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.1731517996996" calcext:value-type="float">
            <text:p>19.1731517996996</text:p>
          </table:table-cell>
          <table:table-cell office:value-type="float" office:value="24.6879617625565" calcext:value-type="float">
            <text:p>24.6879617625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4486575441446" calcext:value-type="float">
            <text:p>0.44486575441446</text:p>
          </table:table-cell>
          <table:table-cell office:value-type="float" office:value="0.918262753448424" calcext:value-type="float">
            <text:p>0.918262753448424</text:p>
          </table:table-cell>
          <table:table-cell office:value-type="float" office:value="21.5924544796768" calcext:value-type="float">
            <text:p>21.5924544796768</text:p>
          </table:table-cell>
          <table:table-cell office:value-type="float" office:value="72.4328364738806" calcext:value-type="float">
            <text:p>72.432836473880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.16444809528571" calcext:value-type="float">
            <text:p>4.16444809528571</text:p>
          </table:table-cell>
          <table:table-cell office:value-type="float" office:value="37.4098269451926" calcext:value-type="float">
            <text:p>37.40982694519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7531458049277" calcext:value-type="float">
            <text:p>3.17531458049277</text:p>
          </table:table-cell>
          <table:table-cell office:value-type="float" office:value="1.6077068888329" calcext:value-type="float">
            <text:p>1.6077068888329</text:p>
          </table:table-cell>
          <table:table-cell office:value-type="float" office:value="5.91419832056302" calcext:value-type="float">
            <text:p>5.91419832056302</text:p>
          </table:table-cell>
          <table:table-cell office:value-type="float" office:value="44.5085521706038" calcext:value-type="float">
            <text:p>44.508552170603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0.6693765019631" calcext:value-type="float">
            <text:p>50.6693765019631</text:p>
          </table:table-cell>
          <table:table-cell office:value-type="float" office:value="14.837129432234" calcext:value-type="float">
            <text:p>14.837129432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7172618364153" calcext:value-type="float">
            <text:p>4.87172618364153</text:p>
          </table:table-cell>
          <table:table-cell office:value-type="float" office:value="0.156443306535342" calcext:value-type="float">
            <text:p>0.156443306535342</text:p>
          </table:table-cell>
          <table:table-cell office:value-type="float" office:value="0.0409286801228775" calcext:value-type="float">
            <text:p>0.040928680122878</text:p>
          </table:table-cell>
          <table:table-cell office:value-type="float" office:value="19.7492314174858" calcext:value-type="float">
            <text:p>19.74923141748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5.0327620661527" calcext:value-type="float">
            <text:p>95.0327620661527</text:p>
          </table:table-cell>
          <table:table-cell office:value-type="float" office:value="23.4764956147694" calcext:value-type="float">
            <text:p>23.47649561476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1219302994951" calcext:value-type="float">
            <text:p>4.81219302994951</text:p>
          </table:table-cell>
          <table:table-cell office:value-type="float" office:value="2.38475431451457" calcext:value-type="float">
            <text:p>2.38475431451457</text:p>
          </table:table-cell>
          <table:table-cell office:value-type="float" office:value="5.72232459859542" calcext:value-type="float">
            <text:p>5.72232459859542</text:p>
          </table:table-cell>
          <table:table-cell office:value-type="float" office:value="39.1576923059858" calcext:value-type="float">
            <text:p>39.157692305985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5.377019592362" calcext:value-type="float">
            <text:p>115.377019592362</text:p>
          </table:table-cell>
          <table:table-cell office:value-type="float" office:value="6.87478145344969" calcext:value-type="float">
            <text:p>6.87478145344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7199058112733" calcext:value-type="float">
            <text:p>0.377199058112733</text:p>
          </table:table-cell>
          <table:table-cell office:value-type="float" office:value="1.71126566638034" calcext:value-type="float">
            <text:p>1.71126566638034</text:p>
          </table:table-cell>
          <table:table-cell office:value-type="float" office:value="24.298718729246" calcext:value-type="float">
            <text:p>24.298718729246</text:p>
          </table:table-cell>
          <table:table-cell office:value-type="float" office:value="80.3031183788516" calcext:value-type="float">
            <text:p>80.30311837885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.2828372414931" calcext:value-type="float">
            <text:p>12.2828372414931</text:p>
          </table:table-cell>
          <table:table-cell office:value-type="float" office:value="32.1860620654425" calcext:value-type="float">
            <text:p>32.18606206544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5339951379765" calcext:value-type="float">
            <text:p>0.435339951379765</text:p>
          </table:table-cell>
          <table:table-cell office:value-type="float" office:value="0.465301899898314" calcext:value-type="float">
            <text:p>0.465301899898314</text:p>
          </table:table-cell>
          <table:table-cell office:value-type="float" office:value="21.0526272175187" calcext:value-type="float">
            <text:p>21.0526272175187</text:p>
          </table:table-cell>
          <table:table-cell office:value-type="float" office:value="69.23239890863" calcext:value-type="float">
            <text:p>69.2323989086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.62410692526526" calcext:value-type="float">
            <text:p>1.62410692526526</text:p>
          </table:table-cell>
          <table:table-cell office:value-type="float" office:value="41.3996082185355" calcext:value-type="float">
            <text:p>41.3996082185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9763385086" calcext:value-type="float">
            <text:p>3.29763385086</text:p>
          </table:table-cell>
          <table:table-cell office:value-type="float" office:value="2.44915006066582" calcext:value-type="float">
            <text:p>2.44915006066582</text:p>
          </table:table-cell>
          <table:table-cell office:value-type="float" office:value="8.89638652539716" calcext:value-type="float">
            <text:p>8.89638652539716</text:p>
          </table:table-cell>
          <table:table-cell office:value-type="float" office:value="51.8054837842321" calcext:value-type="float">
            <text:p>51.805483784232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7.4909001359887" calcext:value-type="float">
            <text:p>67.4909001359887</text:p>
          </table:table-cell>
          <table:table-cell office:value-type="float" office:value="9.40488591873891" calcext:value-type="float">
            <text:p>9.40488591873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8573719150594" calcext:value-type="float">
            <text:p>0.918573719150594</text:p>
          </table:table-cell>
          <table:table-cell office:value-type="float" office:value="2.71123766025508" calcext:value-type="float">
            <text:p>2.71123766025508</text:p>
          </table:table-cell>
          <table:table-cell office:value-type="float" office:value="24.0088501363937" calcext:value-type="float">
            <text:p>24.0088501363937</text:p>
          </table:table-cell>
          <table:table-cell office:value-type="float" office:value="82.7648337830206" calcext:value-type="float">
            <text:p>82.764833783020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2.7783493115985" calcext:value-type="float">
            <text:p>32.7783493115985</text:p>
          </table:table-cell>
          <table:table-cell office:value-type="float" office:value="21.8964735338428" calcext:value-type="float">
            <text:p>21.89647353384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5892073559661" calcext:value-type="float">
            <text:p>1.85892073559661</text:p>
          </table:table-cell>
          <table:table-cell office:value-type="float" office:value="1.59784563296813" calcext:value-type="float">
            <text:p>1.59784563296813</text:p>
          </table:table-cell>
          <table:table-cell office:value-type="float" office:value="12.4194896120603" calcext:value-type="float">
            <text:p>12.4194896120603</text:p>
          </table:table-cell>
          <table:table-cell office:value-type="float" office:value="58.8530389962894" calcext:value-type="float">
            <text:p>58.853038996289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4.0347878721055" calcext:value-type="float">
            <text:p>24.0347878721055</text:p>
          </table:table-cell>
          <table:table-cell office:value-type="float" office:value="21.4410332823789" calcext:value-type="float">
            <text:p>21.44103328237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5947386472543" calcext:value-type="float">
            <text:p>1.15947386472543</text:p>
          </table:table-cell>
          <table:table-cell office:value-type="float" office:value="0.027970627889202" calcext:value-type="float">
            <text:p>0.027970627889202</text:p>
          </table:table-cell>
          <table:table-cell office:value-type="float" office:value="14.7504233517516" calcext:value-type="float">
            <text:p>14.7504233517516</text:p>
          </table:table-cell>
          <table:table-cell office:value-type="float" office:value="55.9614039307342" calcext:value-type="float">
            <text:p>55.961403930734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.38064799602335" calcext:value-type="float">
            <text:p>5.38064799602335</text:p>
          </table:table-cell>
          <table:table-cell office:value-type="float" office:value="39.4707170728595" calcext:value-type="float">
            <text:p>39.47071707285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2026479421657" calcext:value-type="float">
            <text:p>0.322026479421657</text:p>
          </table:table-cell>
          <table:table-cell office:value-type="float" office:value="2.85116121469531" calcext:value-type="float">
            <text:p>2.85116121469531</text:p>
          </table:table-cell>
          <table:table-cell office:value-type="float" office:value="30.012556531415" calcext:value-type="float">
            <text:p>30.012556531415</text:p>
          </table:table-cell>
          <table:table-cell office:value-type="float" office:value="93.1873649430569" calcext:value-type="float">
            <text:p>93.187364943056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2.9312853025262" calcext:value-type="float">
            <text:p>32.9312853025262</text:p>
          </table:table-cell>
          <table:table-cell office:value-type="float" office:value="26.5009443844619" calcext:value-type="float">
            <text:p>26.50094438446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2602131343046" calcext:value-type="float">
            <text:p>0.212602131343046</text:p>
          </table:table-cell>
          <table:table-cell office:value-type="float" office:value="2.12834928540885" calcext:value-type="float">
            <text:p>2.12834928540885</text:p>
          </table:table-cell>
          <table:table-cell office:value-type="float" office:value="27.4490490335215" calcext:value-type="float">
            <text:p>27.4490490335215</text:p>
          </table:table-cell>
          <table:table-cell office:value-type="float" office:value="86.9435319579163" calcext:value-type="float">
            <text:p>86.943531957916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.3002813878078" calcext:value-type="float">
            <text:p>18.3002813878078</text:p>
          </table:table-cell>
          <table:table-cell office:value-type="float" office:value="31.165556179433" calcext:value-type="float">
            <text:p>31.1655561794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7722617237529" calcext:value-type="float">
            <text:p>2.27722617237529</text:p>
          </table:table-cell>
          <table:table-cell office:value-type="float" office:value="0.178273894512863" calcext:value-type="float">
            <text:p>0.178273894512863</text:p>
          </table:table-cell>
          <table:table-cell office:value-type="float" office:value="7.4452788978629" calcext:value-type="float">
            <text:p>7.4452788978629</text:p>
          </table:table-cell>
          <table:table-cell office:value-type="float" office:value="42.8515652306884" calcext:value-type="float">
            <text:p>42.85156523068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.8701624864632" calcext:value-type="float">
            <text:p>20.8701624864632</text:p>
          </table:table-cell>
          <table:table-cell office:value-type="float" office:value="30.6625399527343" calcext:value-type="float">
            <text:p>30.66253995273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4147288878845" calcext:value-type="float">
            <text:p>4.94147288878845</text:p>
          </table:table-cell>
          <table:table-cell office:value-type="float" office:value="2.25276242046046" calcext:value-type="float">
            <text:p>2.25276242046046</text:p>
          </table:table-cell>
          <table:table-cell office:value-type="float" office:value="5.07836394578563" calcext:value-type="float">
            <text:p>5.07836394578563</text:p>
          </table:table-cell>
          <table:table-cell office:value-type="float" office:value="36.9461011358177" calcext:value-type="float">
            <text:p>36.946101135817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17.97237133468" calcext:value-type="float">
            <text:p>117.97237133468</text:p>
          </table:table-cell>
          <table:table-cell office:value-type="float" office:value="7.55073974118106" calcext:value-type="float">
            <text:p>7.550739741181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2670469360226" calcext:value-type="float">
            <text:p>3.02670469360226</text:p>
          </table:table-cell>
          <table:table-cell office:value-type="float" office:value="2.75198875327136" calcext:value-type="float">
            <text:p>2.75198875327136</text:p>
          </table:table-cell>
          <table:table-cell office:value-type="float" office:value="11.4673364643834" calcext:value-type="float">
            <text:p>11.4673364643834</text:p>
          </table:table-cell>
          <table:table-cell office:value-type="float" office:value="57.819040822398" calcext:value-type="float">
            <text:p>57.81904082239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.9375336016242" calcext:value-type="float">
            <text:p>66.9375336016242</text:p>
          </table:table-cell>
          <table:table-cell office:value-type="float" office:value="8.94744893166978" calcext:value-type="float">
            <text:p>8.947448931669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9334142172202" calcext:value-type="float">
            <text:p>3.99334142172202</text:p>
          </table:table-cell>
          <table:table-cell office:value-type="float" office:value="2.16084462073509" calcext:value-type="float">
            <text:p>2.16084462073509</text:p>
          </table:table-cell>
          <table:table-cell office:value-type="float" office:value="5.68261096818041" calcext:value-type="float">
            <text:p>5.68261096818041</text:p>
          </table:table-cell>
          <table:table-cell office:value-type="float" office:value="42.6876301622588" calcext:value-type="float">
            <text:p>42.687630162258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2.4641007416026" calcext:value-type="float">
            <text:p>82.4641007416026</text:p>
          </table:table-cell>
          <table:table-cell office:value-type="float" office:value="9.07416476082951" calcext:value-type="float">
            <text:p>9.074164760829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7121678903254" calcext:value-type="float">
            <text:p>3.37121678903254</text:p>
          </table:table-cell>
          <table:table-cell office:value-type="float" office:value="1.1341641760787" calcext:value-type="float">
            <text:p>1.1341641760787</text:p>
          </table:table-cell>
          <table:table-cell office:value-type="float" office:value="3.93926312662974" calcext:value-type="float">
            <text:p>3.93926312662974</text:p>
          </table:table-cell>
          <table:table-cell office:value-type="float" office:value="38.5169474489067" calcext:value-type="float">
            <text:p>38.516947448906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0.6057240678205" calcext:value-type="float">
            <text:p>50.6057240678205</text:p>
          </table:table-cell>
          <table:table-cell office:value-type="float" office:value="17.5976213658428" calcext:value-type="float">
            <text:p>17.59762136584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4418787892577" calcext:value-type="float">
            <text:p>0.894418787892577</text:p>
          </table:table-cell>
          <table:table-cell office:value-type="float" office:value="1.7576431410685" calcext:value-type="float">
            <text:p>1.7576431410685</text:p>
          </table:table-cell>
          <table:table-cell office:value-type="float" office:value="19.9451065005546" calcext:value-type="float">
            <text:p>19.9451065005546</text:p>
          </table:table-cell>
          <table:table-cell office:value-type="float" office:value="73.1244526196101" calcext:value-type="float">
            <text:p>73.124452619610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5.5571775179214" calcext:value-type="float">
            <text:p>15.5571775179214</text:p>
          </table:table-cell>
          <table:table-cell office:value-type="float" office:value="27.3686750898696" calcext:value-type="float">
            <text:p>27.36867508986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8938755119876" calcext:value-type="float">
            <text:p>1.28938755119876</text:p>
          </table:table-cell>
          <table:table-cell office:value-type="float" office:value="0.336129728913263" calcext:value-type="float">
            <text:p>0.336129728913263</text:p>
          </table:table-cell>
          <table:table-cell office:value-type="float" office:value="13.881627939858" calcext:value-type="float">
            <text:p>13.881627939858</text:p>
          </table:table-cell>
          <table:table-cell office:value-type="float" office:value="56.162081006145" calcext:value-type="float">
            <text:p>56.1620810061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.1020138073826" calcext:value-type="float">
            <text:p>7.1020138073826</text:p>
          </table:table-cell>
          <table:table-cell office:value-type="float" office:value="35.5203306507254" calcext:value-type="float">
            <text:p>35.52033065072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3879577207094" calcext:value-type="float">
            <text:p>3.23879577207094</text:p>
          </table:table-cell>
          <table:table-cell office:value-type="float" office:value="0.82640823073307" calcext:value-type="float">
            <text:p>0.82640823073307</text:p>
          </table:table-cell>
          <table:table-cell office:value-type="float" office:value="3.78479089629855" calcext:value-type="float">
            <text:p>3.78479089629855</text:p>
          </table:table-cell>
          <table:table-cell office:value-type="float" office:value="37.3104656482713" calcext:value-type="float">
            <text:p>37.3104656482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4.6909944680319" calcext:value-type="float">
            <text:p>44.6909944680319</text:p>
          </table:table-cell>
          <table:table-cell office:value-type="float" office:value="20.5207085889678" calcext:value-type="float">
            <text:p>20.52070858896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8734571793841" calcext:value-type="float">
            <text:p>1.48734571793841</text:p>
          </table:table-cell>
          <table:table-cell office:value-type="float" office:value="0.373934599725304" calcext:value-type="float">
            <text:p>0.373934599725304</text:p>
          </table:table-cell>
          <table:table-cell office:value-type="float" office:value="12.4785671901574" calcext:value-type="float">
            <text:p>12.4785671901574</text:p>
          </table:table-cell>
          <table:table-cell office:value-type="float" office:value="53.7981004808788" calcext:value-type="float">
            <text:p>53.798100480878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.40809747816574" calcext:value-type="float">
            <text:p>9.40809747816574</text:p>
          </table:table-cell>
          <table:table-cell office:value-type="float" office:value="33.7392211929043" calcext:value-type="float">
            <text:p>33.7392211929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12177554693564" calcext:value-type="float">
            <text:p>0.612177554693564</text:p>
          </table:table-cell>
          <table:table-cell office:value-type="float" office:value="0.591530745821568" calcext:value-type="float">
            <text:p>0.591530745821568</text:p>
          </table:table-cell>
          <table:table-cell office:value-type="float" office:value="19.6028944347872" calcext:value-type="float">
            <text:p>19.6028944347872</text:p>
          </table:table-cell>
          <table:table-cell office:value-type="float" office:value="67.4790135815552" calcext:value-type="float">
            <text:p>67.479013581555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.89867992689125" calcext:value-type="float">
            <text:p>2.89867992689125</text:p>
          </table:table-cell>
          <table:table-cell office:value-type="float" office:value="38.6875869765715" calcext:value-type="float">
            <text:p>38.68758697657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74189286337314" calcext:value-type="float">
            <text:p>0.274189286337314</text:p>
          </table:table-cell>
          <table:table-cell office:value-type="float" office:value="2.85085199784513" calcext:value-type="float">
            <text:p>2.85085199784513</text:p>
          </table:table-cell>
          <table:table-cell office:value-type="float" office:value="30.4606440149866" calcext:value-type="float">
            <text:p>30.4606440149866</text:p>
          </table:table-cell>
          <table:table-cell office:value-type="float" office:value="93.9206202840335" calcext:value-type="float">
            <text:p>93.920620284033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2.8101475134389" calcext:value-type="float">
            <text:p>32.8101475134389</text:p>
          </table:table-cell>
          <table:table-cell office:value-type="float" office:value="26.9521240365353" calcext:value-type="float">
            <text:p>26.9521240365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01073525307593" calcext:value-type="float">
            <text:p>0.401073525307593</text:p>
          </table:table-cell>
          <table:table-cell office:value-type="float" office:value="1.74460744159089" calcext:value-type="float">
            <text:p>1.74460744159089</text:p>
          </table:table-cell>
          <table:table-cell office:value-type="float" office:value="24.193779844881" calcext:value-type="float">
            <text:p>24.193779844881</text:p>
          </table:table-cell>
          <table:table-cell office:value-type="float" office:value="80.2549833425808" calcext:value-type="float">
            <text:p>80.254983342580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.8180603918279" calcext:value-type="float">
            <text:p>12.8180603918279</text:p>
          </table:table-cell>
          <table:table-cell office:value-type="float" office:value="31.7477054289721" calcext:value-type="float">
            <text:p>31.74770542897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6691840006573" calcext:value-type="float">
            <text:p>3.26691840006573</text:p>
          </table:table-cell>
          <table:table-cell office:value-type="float" office:value="1.61870302635161" calcext:value-type="float">
            <text:p>1.61870302635161</text:p>
          </table:table-cell>
          <table:table-cell office:value-type="float" office:value="5.6237713195506" calcext:value-type="float">
            <text:p>5.6237713195506</text:p>
          </table:table-cell>
          <table:table-cell office:value-type="float" office:value="43.7344790772659" calcext:value-type="float">
            <text:p>43.734479077265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3.1718212808315" calcext:value-type="float">
            <text:p>53.1718212808315</text:p>
          </table:table-cell>
          <table:table-cell office:value-type="float" office:value="14.4367410560345" calcext:value-type="float">
            <text:p>14.4367410560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8897398190395" calcext:value-type="float">
            <text:p>2.68897398190395</text:p>
          </table:table-cell>
          <table:table-cell office:value-type="float" office:value="1.50965080214219" calcext:value-type="float">
            <text:p>1.50965080214219</text:p>
          </table:table-cell>
          <table:table-cell office:value-type="float" office:value="7.61988680072544" calcext:value-type="float">
            <text:p>7.61988680072544</text:p>
          </table:table-cell>
          <table:table-cell office:value-type="float" office:value="48.5439477221549" calcext:value-type="float">
            <text:p>48.543947722154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8.0385064790599" calcext:value-type="float">
            <text:p>38.0385064790599</text:p>
          </table:table-cell>
          <table:table-cell office:value-type="float" office:value="17.5233787793035" calcext:value-type="float">
            <text:p>17.5233787793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0876100215465" calcext:value-type="float">
            <text:p>1.20876100215465</text:p>
          </table:table-cell>
          <table:table-cell office:value-type="float" office:value="2.04222098815415" calcext:value-type="float">
            <text:p>2.04222098815415</text:p>
          </table:table-cell>
          <table:table-cell office:value-type="float" office:value="18.5441597032407" calcext:value-type="float">
            <text:p>18.5441597032407</text:p>
          </table:table-cell>
          <table:table-cell office:value-type="float" office:value="71.5449196192377" calcext:value-type="float">
            <text:p>71.544919619237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2.5270788991488" calcext:value-type="float">
            <text:p>22.5270788991488</text:p>
          </table:table-cell>
          <table:table-cell office:value-type="float" office:value="23.1219498216993" calcext:value-type="float">
            <text:p>23.12194982169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0849920126317" calcext:value-type="float">
            <text:p>0.840849920126317</text:p>
          </table:table-cell>
          <table:table-cell office:value-type="float" office:value="1.4941999847851" calcext:value-type="float">
            <text:p>1.4941999847851</text:p>
          </table:table-cell>
          <table:table-cell office:value-type="float" office:value="19.5311629814451" calcext:value-type="float">
            <text:p>19.5311629814451</text:p>
          </table:table-cell>
          <table:table-cell office:value-type="float" office:value="71.4512633693977" calcext:value-type="float">
            <text:p>71.451263369397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.7586487308329" calcext:value-type="float">
            <text:p>11.7586487308329</text:p>
          </table:table-cell>
          <table:table-cell office:value-type="float" office:value="29.5891631335941" calcext:value-type="float">
            <text:p>29.5891631335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71000573365469" calcext:value-type="float">
            <text:p>0.571000573365469</text:p>
          </table:table-cell>
          <table:table-cell office:value-type="float" office:value="2.70744305487203" calcext:value-type="float">
            <text:p>2.70744305487203</text:p>
          </table:table-cell>
          <table:table-cell office:value-type="float" office:value="26.9462838165038" calcext:value-type="float">
            <text:p>26.9462838165038</text:p>
          </table:table-cell>
          <table:table-cell office:value-type="float" office:value="87.7649387055432" calcext:value-type="float">
            <text:p>87.764938705543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0.625158200634" calcext:value-type="float">
            <text:p>30.625158200634</text:p>
          </table:table-cell>
          <table:table-cell office:value-type="float" office:value="24.8718532677835" calcext:value-type="float">
            <text:p>24.8718532677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8798063929628" calcext:value-type="float">
            <text:p>1.88798063929628</text:p>
          </table:table-cell>
          <table:table-cell office:value-type="float" office:value="1.79165804993117" calcext:value-type="float">
            <text:p>1.79165804993117</text:p>
          </table:table-cell>
          <table:table-cell office:value-type="float" office:value="12.8947030692779" calcext:value-type="float">
            <text:p>12.8947030692779</text:p>
          </table:table-cell>
          <table:table-cell office:value-type="float" office:value="60.3167675330873" calcext:value-type="float">
            <text:p>60.316767533087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7.098037848963" calcext:value-type="float">
            <text:p>27.098037848963</text:p>
          </table:table-cell>
          <table:table-cell office:value-type="float" office:value="19.9781225699663" calcext:value-type="float">
            <text:p>19.97812256996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7267160220003" calcext:value-type="float">
            <text:p>2.07267160220003</text:p>
          </table:table-cell>
          <table:table-cell office:value-type="float" office:value="1.5392843363597" calcext:value-type="float">
            <text:p>1.5392843363597</text:p>
          </table:table-cell>
          <table:table-cell office:value-type="float" office:value="10.9386478167285" calcext:value-type="float">
            <text:p>10.9386478167285</text:p>
          </table:table-cell>
          <table:table-cell office:value-type="float" office:value="55.7383242216865" calcext:value-type="float">
            <text:p>55.73832422168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.661455354915" calcext:value-type="float">
            <text:p>26.661455354915</text:p>
          </table:table-cell>
          <table:table-cell office:value-type="float" office:value="20.5458044531315" calcext:value-type="float">
            <text:p>20.54580445313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7037665921242" calcext:value-type="float">
            <text:p>1.77037665921242</text:p>
          </table:table-cell>
          <table:table-cell office:value-type="float" office:value="1.07903014177776" calcext:value-type="float">
            <text:p>1.07903014177776</text:p>
          </table:table-cell>
          <table:table-cell office:value-type="float" office:value="11.5947729702249" calcext:value-type="float">
            <text:p>11.5947729702249</text:p>
          </table:table-cell>
          <table:table-cell office:value-type="float" office:value="55.446693865617" calcext:value-type="float">
            <text:p>55.4466938656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.1941582493962" calcext:value-type="float">
            <text:p>17.1941582493962</text:p>
          </table:table-cell>
          <table:table-cell office:value-type="float" office:value="25.8044715524473" calcext:value-type="float">
            <text:p>25.80447155244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5038121660508" calcext:value-type="float">
            <text:p>2.25038121660508</text:p>
          </table:table-cell>
          <table:table-cell office:value-type="float" office:value="2.45438018485671" calcext:value-type="float">
            <text:p>2.45438018485671</text:p>
          </table:table-cell>
          <table:table-cell office:value-type="float" office:value="13.5843855458155" calcext:value-type="float">
            <text:p>13.5843855458155</text:p>
          </table:table-cell>
          <table:table-cell office:value-type="float" office:value="62.8083793553253" calcext:value-type="float">
            <text:p>62.808379355325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.3527908474649" calcext:value-type="float">
            <text:p>44.3527908474649</text:p>
          </table:table-cell>
          <table:table-cell office:value-type="float" office:value="14.0405836972483" calcext:value-type="float">
            <text:p>14.04058369724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6843771841725" calcext:value-type="float">
            <text:p>4.46843771841725</text:p>
          </table:table-cell>
          <table:table-cell office:value-type="float" office:value="0.516641642396065" calcext:value-type="float">
            <text:p>0.516641642396065</text:p>
          </table:table-cell>
          <table:table-cell office:value-type="float" office:value="0.549477045859162" calcext:value-type="float">
            <text:p>0.549477045859162</text:p>
          </table:table-cell>
          <table:table-cell office:value-type="float" office:value="24.838700589732" calcext:value-type="float">
            <text:p>24.83870058973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0.9354169201267" calcext:value-type="float">
            <text:p>80.9354169201267</text:p>
          </table:table-cell>
          <table:table-cell office:value-type="float" office:value="20.3830606218985" calcext:value-type="float">
            <text:p>20.3830606218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37533177053885" calcext:value-type="float">
            <text:p>0.837533177053885</text:p>
          </table:table-cell>
          <table:table-cell office:value-type="float" office:value="2.89963189559637" calcext:value-type="float">
            <text:p>2.89963189559637</text:p>
          </table:table-cell>
          <table:table-cell office:value-type="float" office:value="25.7339951820869" calcext:value-type="float">
            <text:p>25.7339951820869</text:p>
          </table:table-cell>
          <table:table-cell office:value-type="float" office:value="86.1065874933418" calcext:value-type="float">
            <text:p>86.10658749334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6.4373078105031" calcext:value-type="float">
            <text:p>36.4373078105031</text:p>
          </table:table-cell>
          <table:table-cell office:value-type="float" office:value="21.7376762261232" calcext:value-type="float">
            <text:p>21.73767622612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2862053869062" calcext:value-type="float">
            <text:p>2.32862053869062</text:p>
          </table:table-cell>
          <table:table-cell office:value-type="float" office:value="0.157907540936491" calcext:value-type="float">
            <text:p>0.157907540936491</text:p>
          </table:table-cell>
          <table:table-cell office:value-type="float" office:value="7.1612030177902" calcext:value-type="float">
            <text:p>7.1612030177902</text:p>
          </table:table-cell>
          <table:table-cell office:value-type="float" office:value="42.1369250312654" calcext:value-type="float">
            <text:p>42.13692503126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.7896336187856" calcext:value-type="float">
            <text:p>21.7896336187856</text:p>
          </table:table-cell>
          <table:table-cell office:value-type="float" office:value="30.5821276084253" calcext:value-type="float">
            <text:p>30.5821276084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4270242585087" calcext:value-type="float">
            <text:p>4.34270242585087</text:p>
          </table:table-cell>
          <table:table-cell office:value-type="float" office:value="1.75884583361477" calcext:value-type="float">
            <text:p>1.75884583361477</text:p>
          </table:table-cell>
          <table:table-cell office:value-type="float" office:value="3.52557876740637" calcext:value-type="float">
            <text:p>3.52557876740637</text:p>
          </table:table-cell>
          <table:table-cell office:value-type="float" office:value="36.0224392139898" calcext:value-type="float">
            <text:p>36.022439213989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7.8104121036601" calcext:value-type="float">
            <text:p>87.8104121036601</text:p>
          </table:table-cell>
          <table:table-cell office:value-type="float" office:value="10.9371204312587" calcext:value-type="float">
            <text:p>10.93712043125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5063786197273" calcext:value-type="float">
            <text:p>3.95063786197273</text:p>
          </table:table-cell>
          <table:table-cell office:value-type="float" office:value="2.54875034166234" calcext:value-type="float">
            <text:p>2.54875034166234</text:p>
          </table:table-cell>
          <table:table-cell office:value-type="float" office:value="7.59728920084904" calcext:value-type="float">
            <text:p>7.59728920084904</text:p>
          </table:table-cell>
          <table:table-cell office:value-type="float" office:value="47.1859640789867" calcext:value-type="float">
            <text:p>47.18596407898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8.4146712823053" calcext:value-type="float">
            <text:p>88.4146712823053</text:p>
          </table:table-cell>
          <table:table-cell office:value-type="float" office:value="7.10978578422568" calcext:value-type="float">
            <text:p>7.10978578422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6768054185547" calcext:value-type="float">
            <text:p>1.96768054185547</text:p>
          </table:table-cell>
          <table:table-cell office:value-type="float" office:value="2.02054032556298" calcext:value-type="float">
            <text:p>2.02054032556298</text:p>
          </table:table-cell>
          <table:table-cell office:value-type="float" office:value="13.2775445034681" calcext:value-type="float">
            <text:p>13.2775445034681</text:p>
          </table:table-cell>
          <table:table-cell office:value-type="float" office:value="61.5947032057132" calcext:value-type="float">
            <text:p>61.594703205713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1.8173996880911" calcext:value-type="float">
            <text:p>31.8173996880911</text:p>
          </table:table-cell>
          <table:table-cell office:value-type="float" office:value="18.0721412478383" calcext:value-type="float">
            <text:p>18.07214124783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7572323175559" calcext:value-type="float">
            <text:p>4.97572323175559</text:p>
          </table:table-cell>
          <table:table-cell office:value-type="float" office:value="2.76040990996932" calcext:value-type="float">
            <text:p>2.76040990996932</text:p>
          </table:table-cell>
          <table:table-cell office:value-type="float" office:value="7.62045223253323" calcext:value-type="float">
            <text:p>7.62045223253323</text:p>
          </table:table-cell>
          <table:table-cell office:value-type="float" office:value="42.3285723018156" calcext:value-type="float">
            <text:p>42.328572301815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9.510738200357" calcext:value-type="float">
            <text:p>129.510738200357</text:p>
          </table:table-cell>
          <table:table-cell office:value-type="float" office:value="5.01635313284002" calcext:value-type="float">
            <text:p>5.01635313284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06868544425563" calcext:value-type="float">
            <text:p>4.06868544425563</text:p>
          </table:table-cell>
          <table:table-cell office:value-type="float" office:value="1.0646211651206" calcext:value-type="float">
            <text:p>1.0646211651206</text:p>
          </table:table-cell>
          <table:table-cell office:value-type="float" office:value="2.00076502696408" calcext:value-type="float">
            <text:p>2.00076502696408</text:p>
          </table:table-cell>
          <table:table-cell office:value-type="float" office:value="31.9763793521539" calcext:value-type="float">
            <text:p>31.97637935215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0.7504778780813" calcext:value-type="float">
            <text:p>70.7504778780813</text:p>
          </table:table-cell>
          <table:table-cell office:value-type="float" office:value="16.3545533757581" calcext:value-type="float">
            <text:p>16.35455337575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8948797753839" calcext:value-type="float">
            <text:p>2.08948797753839</text:p>
          </table:table-cell>
          <table:table-cell office:value-type="float" office:value="1.60576631674877" calcext:value-type="float">
            <text:p>1.60576631674877</text:p>
          </table:table-cell>
          <table:table-cell office:value-type="float" office:value="11.0495656968985" calcext:value-type="float">
            <text:p>11.0495656968985</text:p>
          </table:table-cell>
          <table:table-cell office:value-type="float" office:value="56.1472357321607" calcext:value-type="float">
            <text:p>56.147235732160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.7777818891295" calcext:value-type="float">
            <text:p>27.7777818891295</text:p>
          </table:table-cell>
          <table:table-cell office:value-type="float" office:value="19.9919025294108" calcext:value-type="float">
            <text:p>19.9919025294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0361443852982" calcext:value-type="float">
            <text:p>3.90361443852982</text:p>
          </table:table-cell>
          <table:table-cell office:value-type="float" office:value="0.958569907811729" calcext:value-type="float">
            <text:p>0.958569907811729</text:p>
          </table:table-cell>
          <table:table-cell office:value-type="float" office:value="2.12091756756248" calcext:value-type="float">
            <text:p>2.12091756756248</text:p>
          </table:table-cell>
          <table:table-cell office:value-type="float" office:value="32.450650383254" calcext:value-type="float">
            <text:p>32.4506503832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4.6282478114426" calcext:value-type="float">
            <text:p>64.6282478114426</text:p>
          </table:table-cell>
          <table:table-cell office:value-type="float" office:value="17.5352184894452" calcext:value-type="float">
            <text:p>17.53521848944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1973210167349" calcext:value-type="float">
            <text:p>4.71973210167349</text:p>
          </table:table-cell>
          <table:table-cell office:value-type="float" office:value="1.53282399436724" calcext:value-type="float">
            <text:p>1.53282399436724</text:p>
          </table:table-cell>
          <table:table-cell office:value-type="float" office:value="2.42809949254029" calcext:value-type="float">
            <text:p>2.42809949254029</text:p>
          </table:table-cell>
          <table:table-cell office:value-type="float" office:value="31.3066508487028" calcext:value-type="float">
            <text:p>31.306650848702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.5016820371008" calcext:value-type="float">
            <text:p>98.5016820371008</text:p>
          </table:table-cell>
          <table:table-cell office:value-type="float" office:value="12.0998595488679" calcext:value-type="float">
            <text:p>12.09985954886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2779204428337" calcext:value-type="float">
            <text:p>1.32779204428337</text:p>
          </table:table-cell>
          <table:table-cell office:value-type="float" office:value="2.00614726193546" calcext:value-type="float">
            <text:p>2.00614726193546</text:p>
          </table:table-cell>
          <table:table-cell office:value-type="float" office:value="17.5097381065996" calcext:value-type="float">
            <text:p>17.5097381065996</text:p>
          </table:table-cell>
          <table:table-cell office:value-type="float" office:value="69.5798694125121" calcext:value-type="float">
            <text:p>69.57986941251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3.1506341977334" calcext:value-type="float">
            <text:p>23.1506341977334</text:p>
          </table:table-cell>
          <table:table-cell office:value-type="float" office:value="22.4482654872451" calcext:value-type="float">
            <text:p>22.4482654872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6333782784646" calcext:value-type="float">
            <text:p>4.46333782784646</text:p>
          </table:table-cell>
          <table:table-cell office:value-type="float" office:value="2.21330931286078" calcext:value-type="float">
            <text:p>2.21330931286078</text:p>
          </table:table-cell>
          <table:table-cell office:value-type="float" office:value="5.18674440141683" calcext:value-type="float">
            <text:p>5.18674440141683</text:p>
          </table:table-cell>
          <table:table-cell office:value-type="float" office:value="39.6865733115028" calcext:value-type="float">
            <text:p>39.686573311502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9.2804907195258" calcext:value-type="float">
            <text:p>99.2804907195258</text:p>
          </table:table-cell>
          <table:table-cell office:value-type="float" office:value="8.05365127280899" calcext:value-type="float">
            <text:p>8.05365127280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6407292320904" calcext:value-type="float">
            <text:p>4.56407292320904</text:p>
          </table:table-cell>
          <table:table-cell office:value-type="float" office:value="1.954886671075" calcext:value-type="float">
            <text:p>1.954886671075</text:p>
          </table:table-cell>
          <table:table-cell office:value-type="float" office:value="4.01161431302619" calcext:value-type="float">
            <text:p>4.01161431302619</text:p>
          </table:table-cell>
          <table:table-cell office:value-type="float" office:value="36.3564968002219" calcext:value-type="float">
            <text:p>36.35649680022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8.6093741804664" calcext:value-type="float">
            <text:p>98.6093741804664</text:p>
          </table:table-cell>
          <table:table-cell office:value-type="float" office:value="9.46274760227623" calcext:value-type="float">
            <text:p>9.46274760227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7257673799575" calcext:value-type="float">
            <text:p>1.47257673799575</text:p>
          </table:table-cell>
          <table:table-cell office:value-type="float" office:value="0.672780644377636" calcext:value-type="float">
            <text:p>0.672780644377636</text:p>
          </table:table-cell>
          <table:table-cell office:value-type="float" office:value="12.8953486647779" calcext:value-type="float">
            <text:p>12.8953486647779</text:p>
          </table:table-cell>
          <table:table-cell office:value-type="float" office:value="56.0965721030692" calcext:value-type="float">
            <text:p>56.09657210306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.4844641789416" calcext:value-type="float">
            <text:p>10.4844641789416</text:p>
          </table:table-cell>
          <table:table-cell office:value-type="float" office:value="31.1675422210015" calcext:value-type="float">
            <text:p>31.167542221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0819826438552" calcext:value-type="float">
            <text:p>3.50819826438552</text:p>
          </table:table-cell>
          <table:table-cell office:value-type="float" office:value="1.51786278109825" calcext:value-type="float">
            <text:p>1.51786278109825</text:p>
          </table:table-cell>
          <table:table-cell office:value-type="float" office:value="4.52937984062568" calcext:value-type="float">
            <text:p>4.52937984062568</text:p>
          </table:table-cell>
          <table:table-cell office:value-type="float" office:value="40.587366940902" calcext:value-type="float">
            <text:p>40.58736694090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8.4454499379235" calcext:value-type="float">
            <text:p>58.4454499379235</text:p>
          </table:table-cell>
          <table:table-cell office:value-type="float" office:value="14.3507520296432" calcext:value-type="float">
            <text:p>14.35075202964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0318992070976" calcext:value-type="float">
            <text:p>0.310318992070976</text:p>
          </table:table-cell>
          <table:table-cell office:value-type="float" office:value="0.664573581805558" calcext:value-type="float">
            <text:p>0.664573581805558</text:p>
          </table:table-cell>
          <table:table-cell office:value-type="float" office:value="22.4347660017641" calcext:value-type="float">
            <text:p>22.4347660017641</text:p>
          </table:table-cell>
          <table:table-cell office:value-type="float" office:value="72.5602935401715" calcext:value-type="float">
            <text:p>72.56029354017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.15182368989526" calcext:value-type="float">
            <text:p>2.15182368989526</text:p>
          </table:table-cell>
          <table:table-cell office:value-type="float" office:value="40.7890301837085" calcext:value-type="float">
            <text:p>40.7890301837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3614265457071" calcext:value-type="float">
            <text:p>4.93614265457071</text:p>
          </table:table-cell>
          <table:table-cell office:value-type="float" office:value="0.766944571012176" calcext:value-type="float">
            <text:p>0.766944571012176</text:p>
          </table:table-cell>
          <table:table-cell office:value-type="float" office:value="0.592281735570327" calcext:value-type="float">
            <text:p>0.592281735570327</text:p>
          </table:table-cell>
          <table:table-cell office:value-type="float" office:value="23.5770932342191" calcext:value-type="float">
            <text:p>23.577093234219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9.8148331251099" calcext:value-type="float">
            <text:p>99.8148331251099</text:p>
          </table:table-cell>
          <table:table-cell office:value-type="float" office:value="17.9228360254486" calcext:value-type="float">
            <text:p>17.92283602544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0418189353245" calcext:value-type="float">
            <text:p>2.80418189353245</text:p>
          </table:table-cell>
          <table:table-cell office:value-type="float" office:value="2.35359530282964" calcext:value-type="float">
            <text:p>2.35359530282964</text:p>
          </table:table-cell>
          <table:table-cell office:value-type="float" office:value="10.3610280061925" calcext:value-type="float">
            <text:p>10.3610280061925</text:p>
          </table:table-cell>
          <table:table-cell office:value-type="float" office:value="55.6575084619757" calcext:value-type="float">
            <text:p>55.657508461975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3.6113877660679" calcext:value-type="float">
            <text:p>53.6113877660679</text:p>
          </table:table-cell>
          <table:table-cell office:value-type="float" office:value="11.8250749778961" calcext:value-type="float">
            <text:p>11.82507497789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9813827670301" calcext:value-type="float">
            <text:p>3.29813827670301</text:p>
          </table:table-cell>
          <table:table-cell office:value-type="float" office:value="2.62813205223785" calcext:value-type="float">
            <text:p>2.62813205223785</text:p>
          </table:table-cell>
          <table:table-cell office:value-type="float" office:value="9.80341140922333" calcext:value-type="float">
            <text:p>9.80341140922333</text:p>
          </table:table-cell>
          <table:table-cell office:value-type="float" office:value="53.7833740624324" calcext:value-type="float">
            <text:p>53.78337406243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1.1391767050136" calcext:value-type="float">
            <text:p>71.1391767050136</text:p>
          </table:table-cell>
          <table:table-cell office:value-type="float" office:value="8.52209088684486" calcext:value-type="float">
            <text:p>8.522090886844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6335742209517" calcext:value-type="float">
            <text:p>3.06335742209517</text:p>
          </table:table-cell>
          <table:table-cell office:value-type="float" office:value="1.80998740288068" calcext:value-type="float">
            <text:p>1.80998740288068</text:p>
          </table:table-cell>
          <table:table-cell office:value-type="float" office:value="7.02663887314059" calcext:value-type="float">
            <text:p>7.02663887314059</text:p>
          </table:table-cell>
          <table:table-cell office:value-type="float" office:value="47.5064187578536" calcext:value-type="float">
            <text:p>47.506418757853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0.6408523763693" calcext:value-type="float">
            <text:p>50.6408523763693</text:p>
          </table:table-cell>
          <table:table-cell office:value-type="float" office:value="13.9267648443338" calcext:value-type="float">
            <text:p>13.9267648443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80839080719" calcext:value-type="float">
            <text:p>2.380839080719</text:p>
          </table:table-cell>
          <table:table-cell office:value-type="float" office:value="1.32131360651684" calcext:value-type="float">
            <text:p>1.32131360651684</text:p>
          </table:table-cell>
          <table:table-cell office:value-type="float" office:value="8.60587356785543" calcext:value-type="float">
            <text:p>8.60587356785543</text:p>
          </table:table-cell>
          <table:table-cell office:value-type="float" office:value="50.2487207226425" calcext:value-type="float">
            <text:p>50.248720722642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9.6570575001817" calcext:value-type="float">
            <text:p>29.6570575001817</text:p>
          </table:table-cell>
          <table:table-cell office:value-type="float" office:value="20.392737502687" calcext:value-type="float">
            <text:p>20.3927375026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7921229185995" calcext:value-type="float">
            <text:p>2.37921229185995</text:p>
          </table:table-cell>
          <table:table-cell office:value-type="float" office:value="1.8596900246368" calcext:value-type="float">
            <text:p>1.8596900246368</text:p>
          </table:table-cell>
          <table:table-cell office:value-type="float" office:value="10.3269751988716" calcext:value-type="float">
            <text:p>10.3269751988716</text:p>
          </table:table-cell>
          <table:table-cell office:value-type="float" office:value="55.2098415955327" calcext:value-type="float">
            <text:p>55.20984159553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6.4763924698845" calcext:value-type="float">
            <text:p>36.4763924698845</text:p>
          </table:table-cell>
          <table:table-cell office:value-type="float" office:value="16.7300749525036" calcext:value-type="float">
            <text:p>16.7300749525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6519405724982" calcext:value-type="float">
            <text:p>4.96519405724982</text:p>
          </table:table-cell>
          <table:table-cell office:value-type="float" office:value="2.57360301007762" calcext:value-type="float">
            <text:p>2.57360301007762</text:p>
          </table:table-cell>
          <table:table-cell office:value-type="float" office:value="6.62464390713132" calcext:value-type="float">
            <text:p>6.62464390713132</text:p>
          </table:table-cell>
          <table:table-cell office:value-type="float" office:value="40.2750976240981" calcext:value-type="float">
            <text:p>40.275097624098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5.106337918518" calcext:value-type="float">
            <text:p>125.106337918518</text:p>
          </table:table-cell>
          <table:table-cell office:value-type="float" office:value="5.88861380635512" calcext:value-type="float">
            <text:p>5.888613806355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1011416820303" calcext:value-type="float">
            <text:p>1.91011416820303</text:p>
          </table:table-cell>
          <table:table-cell office:value-type="float" office:value="0.849914735891847" calcext:value-type="float">
            <text:p>0.849914735891847</text:p>
          </table:table-cell>
          <table:table-cell office:value-type="float" office:value="10.2697495118257" calcext:value-type="float">
            <text:p>10.2697495118257</text:p>
          </table:table-cell>
          <table:table-cell office:value-type="float" office:value="51.9085529179586" calcext:value-type="float">
            <text:p>51.908552917958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.4835647754243" calcext:value-type="float">
            <text:p>17.4835647754243</text:p>
          </table:table-cell>
          <table:table-cell office:value-type="float" office:value="26.7706021529073" calcext:value-type="float">
            <text:p>26.7706021529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2946036620009" calcext:value-type="float">
            <text:p>4.82946036620009</text:p>
          </table:table-cell>
          <table:table-cell office:value-type="float" office:value="0.677099797455635" calcext:value-type="float">
            <text:p>0.677099797455635</text:p>
          </table:table-cell>
          <table:table-cell office:value-type="float" office:value="0.487547902411069" calcext:value-type="float">
            <text:p>0.487547902411069</text:p>
          </table:table-cell>
          <table:table-cell office:value-type="float" office:value="23.5733844899443" calcext:value-type="float">
            <text:p>23.573384489944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5.1286062576479" calcext:value-type="float">
            <text:p>95.1286062576479</text:p>
          </table:table-cell>
          <table:table-cell office:value-type="float" office:value="18.7165499278547" calcext:value-type="float">
            <text:p>18.71654992785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8521067439951" calcext:value-type="float">
            <text:p>2.98521067439951</text:p>
          </table:table-cell>
          <table:table-cell office:value-type="float" office:value="1.60736859962644" calcext:value-type="float">
            <text:p>1.60736859962644</text:p>
          </table:table-cell>
          <table:table-cell office:value-type="float" office:value="6.64300984161874" calcext:value-type="float">
            <text:p>6.64300984161874</text:p>
          </table:table-cell>
          <table:table-cell office:value-type="float" office:value="46.3759573929803" calcext:value-type="float">
            <text:p>46.375957392980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5.9804663424552" calcext:value-type="float">
            <text:p>45.9804663424552</text:p>
          </table:table-cell>
          <table:table-cell office:value-type="float" office:value="15.5693238453544" calcext:value-type="float">
            <text:p>15.56932384535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1531674270418" calcext:value-type="float">
            <text:p>0.011531674270418</text:p>
          </table:table-cell>
          <table:table-cell office:value-type="float" office:value="2.47650424848936" calcext:value-type="float">
            <text:p>2.47650424848936</text:p>
          </table:table-cell>
          <table:table-cell office:value-type="float" office:value="31.0178895295932" calcext:value-type="float">
            <text:p>31.0178895295932</text:p>
          </table:table-cell>
          <table:table-cell office:value-type="float" office:value="93.8077249749069" calcext:value-type="float">
            <text:p>93.807724974906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.5328250891894" calcext:value-type="float">
            <text:p>24.5328250891894</text:p>
          </table:table-cell>
          <table:table-cell office:value-type="float" office:value="31.2528470446995" calcext:value-type="float">
            <text:p>31.2528470446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5545281314832" calcext:value-type="float">
            <text:p>4.45545281314832</text:p>
          </table:table-cell>
          <table:table-cell office:value-type="float" office:value="0.608146699541132" calcext:value-type="float">
            <text:p>0.608146699541132</text:p>
          </table:table-cell>
          <table:table-cell office:value-type="float" office:value="0.666374046870848" calcext:value-type="float">
            <text:p>0.666374046870848</text:p>
          </table:table-cell>
          <table:table-cell office:value-type="float" office:value="25.5825373652277" calcext:value-type="float">
            <text:p>25.5825373652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0.8836087134163" calcext:value-type="float">
            <text:p>80.8836087134163</text:p>
          </table:table-cell>
          <table:table-cell office:value-type="float" office:value="19.5849070514595" calcext:value-type="float">
            <text:p>19.58490705145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22122184275764" calcext:value-type="float">
            <text:p>0.822122184275764</text:p>
          </table:table-cell>
          <table:table-cell office:value-type="float" office:value="0.025574284563004" calcext:value-type="float">
            <text:p>0.025574284563004</text:p>
          </table:table-cell>
          <table:table-cell office:value-type="float" office:value="17.4553170871516" calcext:value-type="float">
            <text:p>17.4553170871516</text:p>
          </table:table-cell>
          <table:table-cell office:value-type="float" office:value="60.6760296888751" calcext:value-type="float">
            <text:p>60.676029688875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.70615571963705" calcext:value-type="float">
            <text:p>2.70615571963705</text:p>
          </table:table-cell>
          <table:table-cell office:value-type="float" office:value="42.1995742415216" calcext:value-type="float">
            <text:p>42.1995742415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8812569539839" calcext:value-type="float">
            <text:p>1.68812569539839</text:p>
          </table:table-cell>
          <table:table-cell office:value-type="float" office:value="1.07813641834827" calcext:value-type="float">
            <text:p>1.07813641834827</text:p>
          </table:table-cell>
          <table:table-cell office:value-type="float" office:value="12.1308895460492" calcext:value-type="float">
            <text:p>12.1308895460492</text:p>
          </table:table-cell>
          <table:table-cell office:value-type="float" office:value="56.4709538837485" calcext:value-type="float">
            <text:p>56.47095388374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.0485860001325" calcext:value-type="float">
            <text:p>16.0485860001325</text:p>
          </table:table-cell>
          <table:table-cell office:value-type="float" office:value="26.3495253625665" calcext:value-type="float">
            <text:p>26.34952536256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2155315329861" calcext:value-type="float">
            <text:p>1.82155315329861</text:p>
          </table:table-cell>
          <table:table-cell office:value-type="float" office:value="1.77816322084515" calcext:value-type="float">
            <text:p>1.77816322084515</text:p>
          </table:table-cell>
          <table:table-cell office:value-type="float" office:value="13.2643887972724" calcext:value-type="float">
            <text:p>13.2643887972724</text:p>
          </table:table-cell>
          <table:table-cell office:value-type="float" office:value="61.0040492025516" calcext:value-type="float">
            <text:p>61.00404920255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.9196813210342" calcext:value-type="float">
            <text:p>25.9196813210342</text:p>
          </table:table-cell>
          <table:table-cell office:value-type="float" office:value="20.4827565888208" calcext:value-type="float">
            <text:p>20.4827565888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7770750201433" calcext:value-type="float">
            <text:p>1.97770750201433</text:p>
          </table:table-cell>
          <table:table-cell office:value-type="float" office:value="2.58989315549924" calcext:value-type="float">
            <text:p>2.58989315549924</text:p>
          </table:table-cell>
          <table:table-cell office:value-type="float" office:value="15.8417985002823" calcext:value-type="float">
            <text:p>15.8417985002823</text:p>
          </table:table-cell>
          <table:table-cell office:value-type="float" office:value="67.5149124211918" calcext:value-type="float">
            <text:p>67.51491242119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2.4754940817023" calcext:value-type="float">
            <text:p>42.4754940817023</text:p>
          </table:table-cell>
          <table:table-cell office:value-type="float" office:value="14.9428669452899" calcext:value-type="float">
            <text:p>14.9428669452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1204404378822" calcext:value-type="float">
            <text:p>3.91204404378822</text:p>
          </table:table-cell>
          <table:table-cell office:value-type="float" office:value="0.852914885538587" calcext:value-type="float">
            <text:p>0.852914885538587</text:p>
          </table:table-cell>
          <table:table-cell office:value-type="float" office:value="1.91111196462998" calcext:value-type="float">
            <text:p>1.91111196462998</text:p>
          </table:table-cell>
          <table:table-cell office:value-type="float" office:value="31.5563370151321" calcext:value-type="float">
            <text:p>31.55633701513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4.1262096100489" calcext:value-type="float">
            <text:p>64.1262096100489</text:p>
          </table:table-cell>
          <table:table-cell office:value-type="float" office:value="18.3819631092441" calcext:value-type="float">
            <text:p>18.38196310924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2349037405099" calcext:value-type="float">
            <text:p>2.12349037405099</text:p>
          </table:table-cell>
          <table:table-cell office:value-type="float" office:value="1.70950797449148" calcext:value-type="float">
            <text:p>1.70950797449148</text:p>
          </table:table-cell>
          <table:table-cell office:value-type="float" office:value="11.1967251430273" calcext:value-type="float">
            <text:p>11.1967251430273</text:p>
          </table:table-cell>
          <table:table-cell office:value-type="float" office:value="56.7128307456702" calcext:value-type="float">
            <text:p>56.71283074567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9.7265155341488" calcext:value-type="float">
            <text:p>29.7265155341488</text:p>
          </table:table-cell>
          <table:table-cell office:value-type="float" office:value="19.1016453981125" calcext:value-type="float">
            <text:p>19.1016453981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8657119408808" calcext:value-type="float">
            <text:p>3.58657119408808</text:p>
          </table:table-cell>
          <table:table-cell office:value-type="float" office:value="2.43211266094578" calcext:value-type="float">
            <text:p>2.43211266094578</text:p>
          </table:table-cell>
          <table:table-cell office:value-type="float" office:value="7.91295298491438" calcext:value-type="float">
            <text:p>7.91295298491438</text:p>
          </table:table-cell>
          <table:table-cell office:value-type="float" office:value="48.9862017860606" calcext:value-type="float">
            <text:p>48.986201786060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5.1146597031806" calcext:value-type="float">
            <text:p>75.1146597031806</text:p>
          </table:table-cell>
          <table:table-cell office:value-type="float" office:value="8.59182637545655" calcext:value-type="float">
            <text:p>8.59182637545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7596682974111" calcext:value-type="float">
            <text:p>3.77596682974111</text:p>
          </table:table-cell>
          <table:table-cell office:value-type="float" office:value="1.64042983969369" calcext:value-type="float">
            <text:p>1.64042983969369</text:p>
          </table:table-cell>
          <table:table-cell office:value-type="float" office:value="4.18926726085152" calcext:value-type="float">
            <text:p>4.18926726085152</text:p>
          </table:table-cell>
          <table:table-cell office:value-type="float" office:value="39.3760453205671" calcext:value-type="float">
            <text:p>39.376045320567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7.7957422330503" calcext:value-type="float">
            <text:p>67.7957422330503</text:p>
          </table:table-cell>
          <table:table-cell office:value-type="float" office:value="12.7849688639146" calcext:value-type="float">
            <text:p>12.78496886391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86783812318909" calcext:value-type="float">
            <text:p>0.386783812318909</text:p>
          </table:table-cell>
          <table:table-cell office:value-type="float" office:value="0.481020611564717" calcext:value-type="float">
            <text:p>0.481020611564717</text:p>
          </table:table-cell>
          <table:table-cell office:value-type="float" office:value="21.513144423033" calcext:value-type="float">
            <text:p>21.513144423033</text:p>
          </table:table-cell>
          <table:table-cell office:value-type="float" office:value="70.0785652185078" calcext:value-type="float">
            <text:p>70.078565218507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52393018488817" calcext:value-type="float">
            <text:p>1.52393018488817</text:p>
          </table:table-cell>
          <table:table-cell office:value-type="float" office:value="41.7029383073858" calcext:value-type="float">
            <text:p>41.70293830738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71922190218709" calcext:value-type="float">
            <text:p>0.671922190218709</text:p>
          </table:table-cell>
          <table:table-cell office:value-type="float" office:value="2.5361638942496" calcext:value-type="float">
            <text:p>2.5361638942496</text:p>
          </table:table-cell>
          <table:table-cell office:value-type="float" office:value="25.1643848260165" calcext:value-type="float">
            <text:p>25.1643848260165</text:p>
          </table:table-cell>
          <table:table-cell office:value-type="float" office:value="84.3498350502019" calcext:value-type="float">
            <text:p>84.34983505020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7.5344269128144" calcext:value-type="float">
            <text:p>27.5344269128144</text:p>
          </table:table-cell>
          <table:table-cell office:value-type="float" office:value="24.8027458835205" calcext:value-type="float">
            <text:p>24.8027458835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793084567789" calcext:value-type="float">
            <text:p>1.3793084567789</text:p>
          </table:table-cell>
          <table:table-cell office:value-type="float" office:value="1.463071341842" calcext:value-type="float">
            <text:p>1.463071341842</text:p>
          </table:table-cell>
          <table:table-cell office:value-type="float" office:value="15.2499850024721" calcext:value-type="float">
            <text:p>15.2499850024721</text:p>
          </table:table-cell>
          <table:table-cell office:value-type="float" office:value="63.7525623128507" calcext:value-type="float">
            <text:p>63.75256231285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.1722782810446" calcext:value-type="float">
            <text:p>16.1722782810446</text:p>
          </table:table-cell>
          <table:table-cell office:value-type="float" office:value="25.6192715840521" calcext:value-type="float">
            <text:p>25.6192715840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04553600800363" calcext:value-type="float">
            <text:p>0.104553600800363</text:p>
          </table:table-cell>
          <table:table-cell office:value-type="float" office:value="2.38345461614355" calcext:value-type="float">
            <text:p>2.38345461614355</text:p>
          </table:table-cell>
          <table:table-cell office:value-type="float" office:value="29.6462513546527" calcext:value-type="float">
            <text:p>29.6462513546527</text:p>
          </table:table-cell>
          <table:table-cell office:value-type="float" office:value="91.3196574467118" calcext:value-type="float">
            <text:p>91.31965744671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2.7671494506253" calcext:value-type="float">
            <text:p>22.7671494506253</text:p>
          </table:table-cell>
          <table:table-cell office:value-type="float" office:value="30.8117051932172" calcext:value-type="float">
            <text:p>30.8117051932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294897262616" calcext:value-type="float">
            <text:p>1.0294897262616</text:p>
          </table:table-cell>
          <table:table-cell office:value-type="float" office:value="0.660339299671225" calcext:value-type="float">
            <text:p>0.660339299671225</text:p>
          </table:table-cell>
          <table:table-cell office:value-type="float" office:value="16.2009998245525" calcext:value-type="float">
            <text:p>16.2009998245525</text:p>
          </table:table-cell>
          <table:table-cell office:value-type="float" office:value="61.9860972650103" calcext:value-type="float">
            <text:p>61.986097265010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.98358834867385" calcext:value-type="float">
            <text:p>5.98358834867385</text:p>
          </table:table-cell>
          <table:table-cell office:value-type="float" office:value="34.5976068278402" calcext:value-type="float">
            <text:p>34.59760682784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2474116973356" calcext:value-type="float">
            <text:p>1.52474116973356</text:p>
          </table:table-cell>
          <table:table-cell office:value-type="float" office:value="2.88910506356138" calcext:value-type="float">
            <text:p>2.88910506356138</text:p>
          </table:table-cell>
          <table:table-cell office:value-type="float" office:value="20.4243520056409" calcext:value-type="float">
            <text:p>20.4243520056409</text:p>
          </table:table-cell>
          <table:table-cell office:value-type="float" office:value="76.6105353686078" calcext:value-type="float">
            <text:p>76.610535368607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2.6870548119058" calcext:value-type="float">
            <text:p>42.6870548119058</text:p>
          </table:table-cell>
          <table:table-cell office:value-type="float" office:value="16.5333013700271" calcext:value-type="float">
            <text:p>16.53330137002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0588606412367" calcext:value-type="float">
            <text:p>2.30588606412367</text:p>
          </table:table-cell>
          <table:table-cell office:value-type="float" office:value="2.97029591333955" calcext:value-type="float">
            <text:p>2.97029591333955</text:p>
          </table:table-cell>
          <table:table-cell office:value-type="float" office:value="16.0809077122847" calcext:value-type="float">
            <text:p>16.0809077122847</text:p>
          </table:table-cell>
          <table:table-cell office:value-type="float" office:value="68.06736680758" calcext:value-type="float">
            <text:p>68.0673668075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6.5590734140854" calcext:value-type="float">
            <text:p>56.5590734140854</text:p>
          </table:table-cell>
          <table:table-cell office:value-type="float" office:value="11.3779485788892" calcext:value-type="float">
            <text:p>11.37794857888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5026706794334" calcext:value-type="float">
            <text:p>0.595026706794334</text:p>
          </table:table-cell>
          <table:table-cell office:value-type="float" office:value="1.25621072440732" calcext:value-type="float">
            <text:p>1.25621072440732</text:p>
          </table:table-cell>
          <table:table-cell office:value-type="float" office:value="20.9818550979711" calcext:value-type="float">
            <text:p>20.9818550979711</text:p>
          </table:table-cell>
          <table:table-cell office:value-type="float" office:value="72.9489592036491" calcext:value-type="float">
            <text:p>72.948959203649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.72848866365789" calcext:value-type="float">
            <text:p>7.72848866365789</text:p>
          </table:table-cell>
          <table:table-cell office:value-type="float" office:value="33.4197478538979" calcext:value-type="float">
            <text:p>33.4197478538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9891820743716" calcext:value-type="float">
            <text:p>4.79891820743716</text:p>
          </table:table-cell>
          <table:table-cell office:value-type="float" office:value="2.45747114108304" calcext:value-type="float">
            <text:p>2.45747114108304</text:p>
          </table:table-cell>
          <table:table-cell office:value-type="float" office:value="6.07959829655627" calcext:value-type="float">
            <text:p>6.07959829655627</text:p>
          </table:table-cell>
          <table:table-cell office:value-type="float" office:value="40.0309158984316" calcext:value-type="float">
            <text:p>40.03091589843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6.275121483711" calcext:value-type="float">
            <text:p>116.275121483711</text:p>
          </table:table-cell>
          <table:table-cell office:value-type="float" office:value="6.50488688572586" calcext:value-type="float">
            <text:p>6.50488688572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4701056973471" calcext:value-type="float">
            <text:p>0.854701056973471</text:p>
          </table:table-cell>
          <table:table-cell office:value-type="float" office:value="0.18665030855757" calcext:value-type="float">
            <text:p>0.18665030855757</text:p>
          </table:table-cell>
          <table:table-cell office:value-type="float" office:value="17.2183416647415" calcext:value-type="float">
            <text:p>17.2183416647415</text:p>
          </table:table-cell>
          <table:table-cell office:value-type="float" office:value="61.2100371742461" calcext:value-type="float">
            <text:p>61.210037174246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.06140893790482" calcext:value-type="float">
            <text:p>3.06140893790482</text:p>
          </table:table-cell>
          <table:table-cell office:value-type="float" office:value="40.3518385791658" calcext:value-type="float">
            <text:p>40.35183857916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0937352061008" calcext:value-type="float">
            <text:p>2.70937352061008</text:p>
          </table:table-cell>
          <table:table-cell office:value-type="float" office:value="0.389486297665694" calcext:value-type="float">
            <text:p>0.389486297665694</text:p>
          </table:table-cell>
          <table:table-cell office:value-type="float" office:value="5.39866924415157" calcext:value-type="float">
            <text:p>5.39866924415157</text:p>
          </table:table-cell>
          <table:table-cell office:value-type="float" office:value="39.4793459064852" calcext:value-type="float">
            <text:p>39.47934590648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9.9696178010096" calcext:value-type="float">
            <text:p>29.9696178010096</text:p>
          </table:table-cell>
          <table:table-cell office:value-type="float" office:value="26.5038062674946" calcext:value-type="float">
            <text:p>26.5038062674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6014921118844" calcext:value-type="float">
            <text:p>1.06014921118844</text:p>
          </table:table-cell>
          <table:table-cell office:value-type="float" office:value="2.9992900849616" calcext:value-type="float">
            <text:p>2.9992900849616</text:p>
          </table:table-cell>
          <table:table-cell office:value-type="float" office:value="24.518165251848" calcext:value-type="float">
            <text:p>24.518165251848</text:p>
          </table:table-cell>
          <table:table-cell office:value-type="float" office:value="84.1530104944869" calcext:value-type="float">
            <text:p>84.15301049448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0.4786294549297" calcext:value-type="float">
            <text:p>40.4786294549297</text:p>
          </table:table-cell>
          <table:table-cell office:value-type="float" office:value="19.525264402232" calcext:value-type="float">
            <text:p>19.5252644022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7504642530618" calcext:value-type="float">
            <text:p>2.47504642530618</text:p>
          </table:table-cell>
          <table:table-cell office:value-type="float" office:value="1.59663494404948" calcext:value-type="float">
            <text:p>1.59663494404948</text:p>
          </table:table-cell>
          <table:table-cell office:value-type="float" office:value="8.92463369891898" calcext:value-type="float">
            <text:p>8.92463369891898</text:p>
          </table:table-cell>
          <table:table-cell office:value-type="float" office:value="51.6541648113788" calcext:value-type="float">
            <text:p>51.65416481137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4.7003918079233" calcext:value-type="float">
            <text:p>34.7003918079233</text:p>
          </table:table-cell>
          <table:table-cell office:value-type="float" office:value="17.9582842584241" calcext:value-type="float">
            <text:p>17.9582842584241</text:p>
          </table:table-cell>
          <table:table-cell table:number-columns-repeated="3"/>
        </table:table-row>
      </table:table>
      <table:named-expressions>
        <table:named-range table:name="fa" table:base-cell-address="$Sheet1.$I$2" table:cell-range-address="$Sheet1.$I$2"/>
        <table:named-range table:name="fb" table:base-cell-address="$Sheet1.$J$2" table:cell-range-address="$Sheet1.$J$2"/>
        <table:named-range table:name="wa" table:base-cell-address="$Sheet1.$G$2" table:cell-range-address="$Sheet1.$G$2"/>
        <table:named-range table:name="wb" table:base-cell-address="$Sheet1.$H$2" table:cell-range-address="$Sheet1.$H$2"/>
        <table:named-range table:name="x" table:base-cell-address="$Sheet1.$B$2" table:cell-range-address="$Sheet1.$B$2"/>
        <table:named-range table:name="y" table:base-cell-address="$Sheet1.$C$2" table:cell-range-address="$Sheet1.$C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5:47:32.749769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6:41:12.545867516</meta:creation-date>
    <dc:date>2021-08-29T15:53:58.956905620</dc:date>
    <meta:editing-duration>PT3H12M47S</meta:editing-duration>
    <meta:editing-cycles>59</meta:editing-cycles>
    <meta:generator>LibreOffice/6.4.7.2$Linux_X86_64 LibreOffice_project/40$Build-2</meta:generator>
    <meta:document-statistic meta:table-count="1" meta:cell-count="363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8.928cm" svg:height="15.096cm" xlink:href=".." xlink:type="simple" chart:class="chart:scatter" chart:style-name="ch1">
        <chart:plot-area chart:style-name="ch2" table:cell-range-address="Sheet1.I9:Sheet1.J1008" svg:x="0.378cm" svg:y="0.301cm" svg:width="18.172cm" svg:height="14.494cm">
          <chartooo:coordinate-region svg:x="0.999cm" svg:y="0.5cm" svg:width="17.271cm" svg:height="13.648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J9:Sheet1.J1008" chart:class="chart:scatter">
            <chart:domain table:cell-range-address="Sheet1.I9:Sheet1.I1008"/>
            <chart:data-point chart:repeated="10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9:Sheet1.I1008</svg:desc>
                </draw:g>
              </table:table-cell>
              <table:table-cell office:value-type="float" office:value="NaN">
                <text:p>NaN</text:p>
                <draw:g>
                  <svg:desc>Sheet1.J9:Sheet1.J10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7815176381554">
                <text:p>46.7815176381554</text:p>
              </table:table-cell>
              <table:table-cell office:value-type="float" office:value="18.714281848896">
                <text:p>18.714281848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9186925220112">
                <text:p>66.9186925220112</text:p>
              </table:table-cell>
              <table:table-cell office:value-type="float" office:value="9.42498893374188">
                <text:p>9.42498893374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83158371908902">
                <text:p>8.83158371908902</text:p>
              </table:table-cell>
              <table:table-cell office:value-type="float" office:value="31.5490989712687">
                <text:p>31.549098971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.3842955406964">
                <text:p>96.3842955406964</text:p>
              </table:table-cell>
              <table:table-cell office:value-type="float" office:value="9.01562723773111">
                <text:p>9.01562723773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8698835298993">
                <text:p>50.8698835298993</text:p>
              </table:table-cell>
              <table:table-cell office:value-type="float" office:value="22.2430576776473">
                <text:p>22.2430576776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3958708271936">
                <text:p>63.3958708271936</text:p>
              </table:table-cell>
              <table:table-cell office:value-type="float" office:value="12.5980197229521">
                <text:p>12.5980197229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6617100612958">
                <text:p>11.6617100612958</text:p>
              </table:table-cell>
              <table:table-cell office:value-type="float" office:value="29.4010785409831">
                <text:p>29.4010785409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3787604136739">
                <text:p>35.3787604136739</text:p>
              </table:table-cell>
              <table:table-cell office:value-type="float" office:value="17.2527532116225">
                <text:p>17.2527532116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7789619976445">
                <text:p>27.7789619976445</text:p>
              </table:table-cell>
              <table:table-cell office:value-type="float" office:value="23.5628344519979">
                <text:p>23.5628344519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4975860509821">
                <text:p>34.4975860509821</text:p>
              </table:table-cell>
              <table:table-cell office:value-type="float" office:value="25.6751878615351">
                <text:p>25.6751878615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9759913439701">
                <text:p>5.39759913439701</text:p>
              </table:table-cell>
              <table:table-cell office:value-type="float" office:value="38.460312344894">
                <text:p>38.460312344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59948646738">
                <text:p>27.59948646738</text:p>
              </table:table-cell>
              <table:table-cell office:value-type="float" office:value="26.6055095490179">
                <text:p>26.60550954901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4372428135929">
                <text:p>11.4372428135929</text:p>
              </table:table-cell>
              <table:table-cell office:value-type="float" office:value="29.038103712672">
                <text:p>29.038103712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.2699907706925">
                <text:p>83.2699907706925</text:p>
              </table:table-cell>
              <table:table-cell office:value-type="float" office:value="6.89303891481906">
                <text:p>6.89303891481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918028652779">
                <text:p>60.6918028652779</text:p>
              </table:table-cell>
              <table:table-cell office:value-type="float" office:value="11.1749588095729">
                <text:p>11.1749588095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.8236736378668">
                <text:p>54.8236736378668</text:p>
              </table:table-cell>
              <table:table-cell office:value-type="float" office:value="15.2132894861976">
                <text:p>15.2132894861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7178660928862">
                <text:p>3.87178660928862</text:p>
              </table:table-cell>
              <table:table-cell office:value-type="float" office:value="37.1671824198857">
                <text:p>37.1671824198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.9882295228214">
                <text:p>41.9882295228214</text:p>
              </table:table-cell>
              <table:table-cell office:value-type="float" office:value="14.6794008159015">
                <text:p>14.6794008159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8071941261883">
                <text:p>25.8071941261883</text:p>
              </table:table-cell>
              <table:table-cell office:value-type="float" office:value="21.9077815935758">
                <text:p>21.90778159357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.528923721619">
                <text:p>107.528923721619</text:p>
              </table:table-cell>
              <table:table-cell office:value-type="float" office:value="6.26144974894759">
                <text:p>6.261449748947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831059143684">
                <text:p>25.831059143684</text:p>
              </table:table-cell>
              <table:table-cell office:value-type="float" office:value="20.5214326580055">
                <text:p>20.5214326580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.2010375622605">
                <text:p>45.2010375622605</text:p>
              </table:table-cell>
              <table:table-cell office:value-type="float" office:value="22.9561497847204">
                <text:p>22.9561497847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9834276401541">
                <text:p>72.9834276401541</text:p>
              </table:table-cell>
              <table:table-cell office:value-type="float" office:value="21.8403132452315">
                <text:p>21.8403132452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.4376302547278">
                <text:p>83.4376302547278</text:p>
              </table:table-cell>
              <table:table-cell office:value-type="float" office:value="12.4829785971769">
                <text:p>12.4829785971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7190178283434">
                <text:p>31.7190178283434</text:p>
              </table:table-cell>
              <table:table-cell office:value-type="float" office:value="18.1926427539098">
                <text:p>18.19264275390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7921958761288">
                <text:p>17.7921958761288</text:p>
              </table:table-cell>
              <table:table-cell office:value-type="float" office:value="29.5002646966213">
                <text:p>29.5002646966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3140864338159">
                <text:p>17.3140864338159</text:p>
              </table:table-cell>
              <table:table-cell office:value-type="float" office:value="32.5841701607742">
                <text:p>32.5841701607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.3659129240164">
                <text:p>68.3659129240164</text:p>
              </table:table-cell>
              <table:table-cell office:value-type="float" office:value="23.4705596401129">
                <text:p>23.4705596401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1.1554462252829">
                <text:p>81.1554462252829</text:p>
              </table:table-cell>
              <table:table-cell office:value-type="float" office:value="7.62193234318753">
                <text:p>7.621932343187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.3874482276476">
                <text:p>36.3874482276476</text:p>
              </table:table-cell>
              <table:table-cell office:value-type="float" office:value="19.5740073429182">
                <text:p>19.5740073429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.7047997696616">
                <text:p>57.7047997696616</text:p>
              </table:table-cell>
              <table:table-cell office:value-type="float" office:value="14.6548208056333">
                <text:p>14.6548208056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3063162652042">
                <text:p>39.3063162652042</text:p>
              </table:table-cell>
              <table:table-cell office:value-type="float" office:value="24.7175128455689">
                <text:p>24.7175128455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.5523531075758">
                <text:p>40.5523531075758</text:p>
              </table:table-cell>
              <table:table-cell office:value-type="float" office:value="15.3159385767905">
                <text:p>15.31593857679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483182152206">
                <text:p>40.483182152206</text:p>
              </table:table-cell>
              <table:table-cell office:value-type="float" office:value="27.8730040820822">
                <text:p>27.87300408208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.819952858115">
                <text:p>95.819952858115</text:p>
              </table:table-cell>
              <table:table-cell office:value-type="float" office:value="9.62760210268143">
                <text:p>9.62760210268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9802927381172">
                <text:p>16.9802927381172</text:p>
              </table:table-cell>
              <table:table-cell office:value-type="float" office:value="28.3286591819311">
                <text:p>28.32865918193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.308146926068">
                <text:p>120.308146926068</text:p>
              </table:table-cell>
              <table:table-cell office:value-type="float" office:value="5.67246126096527">
                <text:p>5.672461260965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8895464851548">
                <text:p>46.8895464851548</text:p>
              </table:table-cell>
              <table:table-cell office:value-type="float" office:value="18.8586375990423">
                <text:p>18.85863759904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8041121429383">
                <text:p>3.48041121429383</text:p>
              </table:table-cell>
              <table:table-cell office:value-type="float" office:value="38.700910719146">
                <text:p>38.700910719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5768206909041">
                <text:p>23.5768206909041</text:p>
              </table:table-cell>
              <table:table-cell office:value-type="float" office:value="25.3167695401955">
                <text:p>25.31676954019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.548244459902">
                <text:p>112.548244459902</text:p>
              </table:table-cell>
              <table:table-cell office:value-type="float" office:value="8.96013819377571">
                <text:p>8.96013819377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2787580068039">
                <text:p>8.62787580068039</text:p>
              </table:table-cell>
              <table:table-cell office:value-type="float" office:value="37.0768683596558">
                <text:p>37.0768683596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5517458514032">
                <text:p>40.5517458514032</text:p>
              </table:table-cell>
              <table:table-cell office:value-type="float" office:value="19.2159193013559">
                <text:p>19.2159193013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0892400134627">
                <text:p>18.0892400134627</text:p>
              </table:table-cell>
              <table:table-cell office:value-type="float" office:value="27.1259551375146">
                <text:p>27.12595513751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939049580583">
                <text:p>12.939049580583</text:p>
              </table:table-cell>
              <table:table-cell office:value-type="float" office:value="29.3106458416549">
                <text:p>29.31064584165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.5337691565988">
                <text:p>64.5337691565988</text:p>
              </table:table-cell>
              <table:table-cell office:value-type="float" office:value="9.42727810419742">
                <text:p>9.42727810419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.0722009957161">
                <text:p>64.0722009957161</text:p>
              </table:table-cell>
              <table:table-cell office:value-type="float" office:value="11.067114888662">
                <text:p>11.0671148886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.0949455674677">
                <text:p>40.0949455674677</text:p>
              </table:table-cell>
              <table:table-cell office:value-type="float" office:value="19.9101561995577">
                <text:p>19.9101561995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.0235368111223">
                <text:p>47.0235368111223</text:p>
              </table:table-cell>
              <table:table-cell office:value-type="float" office:value="13.4728454268965">
                <text:p>13.4728454268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.9248164278339">
                <text:p>52.9248164278339</text:p>
              </table:table-cell>
              <table:table-cell office:value-type="float" office:value="17.2723559666335">
                <text:p>17.27235596663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.4507419540897">
                <text:p>36.4507419540897</text:p>
              </table:table-cell>
              <table:table-cell office:value-type="float" office:value="16.5226105425515">
                <text:p>16.52261054255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9435156354144">
                <text:p>32.9435156354144</text:p>
              </table:table-cell>
              <table:table-cell office:value-type="float" office:value="24.2415062744822">
                <text:p>24.24150627448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.5083441264194">
                <text:p>38.5083441264194</text:p>
              </table:table-cell>
              <table:table-cell office:value-type="float" office:value="15.7827966158937">
                <text:p>15.78279661589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.0661526028537">
                <text:p>39.0661526028537</text:p>
              </table:table-cell>
              <table:table-cell office:value-type="float" office:value="16.5136003546053">
                <text:p>16.51360035460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.6678693830017">
                <text:p>30.6678693830017</text:p>
              </table:table-cell>
              <table:table-cell office:value-type="float" office:value="22.5509819152166">
                <text:p>22.55098191521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.5982787302522">
                <text:p>81.5982787302522</text:p>
              </table:table-cell>
              <table:table-cell office:value-type="float" office:value="12.2045728471434">
                <text:p>12.20457284714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82352728027654">
                <text:p>7.82352728027654</text:p>
              </table:table-cell>
              <table:table-cell office:value-type="float" office:value="33.1820341678315">
                <text:p>33.18203416783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.842782828108">
                <text:p>39.842782828108</text:p>
              </table:table-cell>
              <table:table-cell office:value-type="float" office:value="27.7359596146236">
                <text:p>27.7359596146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8913553761484">
                <text:p>30.8913553761484</text:p>
              </table:table-cell>
              <table:table-cell office:value-type="float" office:value="21.0488135057114">
                <text:p>21.04881350571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.6935012924019">
                <text:p>39.6935012924019</text:p>
              </table:table-cell>
              <table:table-cell office:value-type="float" office:value="15.666214683234">
                <text:p>15.6662146832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65669951860884">
                <text:p>9.65669951860884</text:p>
              </table:table-cell>
              <table:table-cell office:value-type="float" office:value="30.5099118791912">
                <text:p>30.50991187919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17501806973664">
                <text:p>7.17501806973664</text:p>
              </table:table-cell>
              <table:table-cell office:value-type="float" office:value="36.4478722859018">
                <text:p>36.44787228590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8765986335053">
                <text:p>20.8765986335053</text:p>
              </table:table-cell>
              <table:table-cell office:value-type="float" office:value="28.4701284556102">
                <text:p>28.47012845561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.1420431843998">
                <text:p>42.1420431843998</text:p>
              </table:table-cell>
              <table:table-cell office:value-type="float" office:value="14.7364207092853">
                <text:p>14.73642070928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1393193763275">
                <text:p>5.1393193763275</text:p>
              </table:table-cell>
              <table:table-cell office:value-type="float" office:value="35.4500979208001">
                <text:p>35.4500979208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0876812226803">
                <text:p>16.0876812226803</text:p>
              </table:table-cell>
              <table:table-cell office:value-type="float" office:value="25.6871432189719">
                <text:p>25.68714321897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.4365575467776">
                <text:p>58.4365575467776</text:p>
              </table:table-cell>
              <table:table-cell office:value-type="float" office:value="15.9323646771167">
                <text:p>15.93236467711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3980164354453">
                <text:p>18.3980164354453</text:p>
              </table:table-cell>
              <table:table-cell office:value-type="float" office:value="24.398462640141">
                <text:p>24.3984626401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8.3985212698812">
                <text:p>88.3985212698812</text:p>
              </table:table-cell>
              <table:table-cell office:value-type="float" office:value="10.2088643703775">
                <text:p>10.20886437037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.6669624646817">
                <text:p>43.6669624646817</text:p>
              </table:table-cell>
              <table:table-cell office:value-type="float" office:value="15.4718981920694">
                <text:p>15.47189819206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.310730862317">
                <text:p>56.310730862317</text:p>
              </table:table-cell>
              <table:table-cell office:value-type="float" office:value="19.6387446736385">
                <text:p>19.63874467363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.9338256277082">
                <text:p>38.9338256277082</text:p>
              </table:table-cell>
              <table:table-cell office:value-type="float" office:value="20.1047047913004">
                <text:p>20.10470479130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.8951245917349">
                <text:p>37.8951245917349</text:p>
              </table:table-cell>
              <table:table-cell office:value-type="float" office:value="18.354970240765">
                <text:p>18.3549702407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2240057704669">
                <text:p>69.2240057704669</text:p>
              </table:table-cell>
              <table:table-cell office:value-type="float" office:value="24.5856210840234">
                <text:p>24.58562108402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9988758067729">
                <text:p>11.9988758067729</text:p>
              </table:table-cell>
              <table:table-cell office:value-type="float" office:value="32.0011312215562">
                <text:p>32.0011312215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.6106625295133">
                <text:p>40.6106625295133</text:p>
              </table:table-cell>
              <table:table-cell office:value-type="float" office:value="17.4343956377883">
                <text:p>17.43439563778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2646745259313">
                <text:p>22.2646745259313</text:p>
              </table:table-cell>
              <table:table-cell office:value-type="float" office:value="27.5691854247887">
                <text:p>27.56918542478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.653098997484">
                <text:p>49.653098997484</text:p>
              </table:table-cell>
              <table:table-cell office:value-type="float" office:value="12.8944871537458">
                <text:p>12.8944871537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8775017331713">
                <text:p>16.8775017331713</text:p>
              </table:table-cell>
              <table:table-cell office:value-type="float" office:value="25.8036896547791">
                <text:p>25.80368965477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.3420345942765">
                <text:p>24.3420345942765</text:p>
              </table:table-cell>
              <table:table-cell office:value-type="float" office:value="25.1470122868737">
                <text:p>25.1470122868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.750794602992">
                <text:p>72.750794602992</text:p>
              </table:table-cell>
              <table:table-cell office:value-type="float" office:value="16.5927548922911">
                <text:p>16.59275489229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5013305751719">
                <text:p>2.15013305751719</text:p>
              </table:table-cell>
              <table:table-cell office:value-type="float" office:value="42.3186171216779">
                <text:p>42.31861712167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.950260647759">
                <text:p>59.950260647759</text:p>
              </table:table-cell>
              <table:table-cell office:value-type="float" office:value="10.2432348673612">
                <text:p>10.24323486736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9606712344107">
                <text:p>18.9606712344107</text:p>
              </table:table-cell>
              <table:table-cell office:value-type="float" office:value="30.5569210231555">
                <text:p>30.55692102315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6044878429516">
                <text:p>30.6044878429516</text:p>
              </table:table-cell>
              <table:table-cell office:value-type="float" office:value="24.6839723853387">
                <text:p>24.6839723853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1942013996183">
                <text:p>12.1942013996183</text:p>
              </table:table-cell>
              <table:table-cell office:value-type="float" office:value="29.249090312051">
                <text:p>29.2490903120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.5459579529891">
                <text:p>44.5459579529891</text:p>
              </table:table-cell>
              <table:table-cell office:value-type="float" office:value="15.8322468391804">
                <text:p>15.83224683918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6876483863347">
                <text:p>20.6876483863347</text:p>
              </table:table-cell>
              <table:table-cell office:value-type="float" office:value="28.9020754963836">
                <text:p>28.90207549638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.9097418416653">
                <text:p>36.9097418416653</text:p>
              </table:table-cell>
              <table:table-cell office:value-type="float" office:value="22.5072255449454">
                <text:p>22.50722554494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8442605038342">
                <text:p>38.8442605038342</text:p>
              </table:table-cell>
              <table:table-cell office:value-type="float" office:value="23.2607769254434">
                <text:p>23.26077692544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7.119480003948">
                <text:p>117.119480003948</text:p>
              </table:table-cell>
              <table:table-cell office:value-type="float" office:value="8.31079833448561">
                <text:p>8.310798334485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.6786898903426">
                <text:p>49.6786898903426</text:p>
              </table:table-cell>
              <table:table-cell office:value-type="float" office:value="15.8735456605739">
                <text:p>15.87354566057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.2561624254192">
                <text:p>44.2561624254192</text:p>
              </table:table-cell>
              <table:table-cell office:value-type="float" office:value="15.1520577790777">
                <text:p>15.1520577790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.9215347148827">
                <text:p>23.9215347148827</text:p>
              </table:table-cell>
              <table:table-cell office:value-type="float" office:value="25.5374408047766">
                <text:p>25.53744080477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5.1233682199774">
                <text:p>85.1233682199774</text:p>
              </table:table-cell>
              <table:table-cell office:value-type="float" office:value="11.4927535826743">
                <text:p>11.49275358267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.04766360392">
                <text:p>26.04766360392</text:p>
              </table:table-cell>
              <table:table-cell office:value-type="float" office:value="23.9040884153431">
                <text:p>23.90408841534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7114597148213">
                <text:p>24.7114597148213</text:p>
              </table:table-cell>
              <table:table-cell office:value-type="float" office:value="26.8786100749779">
                <text:p>26.87861007497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.7253995940097">
                <text:p>84.7253995940097</text:p>
              </table:table-cell>
              <table:table-cell office:value-type="float" office:value="7.43976684011316">
                <text:p>7.439766840113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.855180367032">
                <text:p>100.855180367032</text:p>
              </table:table-cell>
              <table:table-cell office:value-type="float" office:value="13.5484168860269">
                <text:p>13.54841688602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.2801171861396">
                <text:p>51.2801171861396</text:p>
              </table:table-cell>
              <table:table-cell office:value-type="float" office:value="13.1304044093458">
                <text:p>13.13040440934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.1567270447367">
                <text:p>58.1567270447367</text:p>
              </table:table-cell>
              <table:table-cell office:value-type="float" office:value="18.7470527275671">
                <text:p>18.74705272756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.0993029223708">
                <text:p>51.0993029223708</text:p>
              </table:table-cell>
              <table:table-cell office:value-type="float" office:value="24.442331341147">
                <text:p>24.4423313411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32913448279999">
                <text:p>4.32913448279999</text:p>
              </table:table-cell>
              <table:table-cell office:value-type="float" office:value="40.5973692233704">
                <text:p>40.59736922337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.9835356361515">
                <text:p>99.9835356361515</text:p>
              </table:table-cell>
              <table:table-cell office:value-type="float" office:value="8.39871469469321">
                <text:p>8.398714694693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9.6331851684599">
                <text:p>89.6331851684599</text:p>
              </table:table-cell>
              <table:table-cell office:value-type="float" office:value="16.3816232342245">
                <text:p>16.38162323422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.4809098354897">
                <text:p>62.4809098354897</text:p>
              </table:table-cell>
              <table:table-cell office:value-type="float" office:value="25.9045148525227">
                <text:p>25.90451485252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.925275152195">
                <text:p>126.925275152195</text:p>
              </table:table-cell>
              <table:table-cell office:value-type="float" office:value="5.1636975610933">
                <text:p>5.16369756109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.2693608014849">
                <text:p>45.2693608014849</text:p>
              </table:table-cell>
              <table:table-cell office:value-type="float" office:value="13.7579942758397">
                <text:p>13.75799427583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1142379443273">
                <text:p>4.31142379443273</text:p>
              </table:table-cell>
              <table:table-cell office:value-type="float" office:value="37.68671895149">
                <text:p>37.686718951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.044272461131">
                <text:p>21.044272461131</text:p>
              </table:table-cell>
              <table:table-cell office:value-type="float" office:value="31.5692252104574">
                <text:p>31.56922521045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5551624446788">
                <text:p>4.45551624446788</text:p>
              </table:table-cell>
              <table:table-cell office:value-type="float" office:value="36.2214672339417">
                <text:p>36.22146723394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71226086229792">
                <text:p>9.71226086229792</text:p>
              </table:table-cell>
              <table:table-cell office:value-type="float" office:value="36.007045244397">
                <text:p>36.0070452443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9.9162651568143">
                <text:p>89.9162651568143</text:p>
              </table:table-cell>
              <table:table-cell office:value-type="float" office:value="12.0599559708308">
                <text:p>12.05995597083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.6506720193011">
                <text:p>28.6506720193011</text:p>
              </table:table-cell>
              <table:table-cell office:value-type="float" office:value="28.8354368424996">
                <text:p>28.83543684249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.9413172669972">
                <text:p>53.9413172669972</text:p>
              </table:table-cell>
              <table:table-cell office:value-type="float" office:value="11.9910236860455">
                <text:p>11.99102368604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.8297482527163">
                <text:p>67.8297482527163</text:p>
              </table:table-cell>
              <table:table-cell office:value-type="float" office:value="9.16098373711227">
                <text:p>9.160983737112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.0808976406336">
                <text:p>57.0808976406336</text:p>
              </table:table-cell>
              <table:table-cell office:value-type="float" office:value="10.8875304650602">
                <text:p>10.88753046506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1.760291720422">
                <text:p>101.760291720422</text:p>
              </table:table-cell>
              <table:table-cell office:value-type="float" office:value="11.0360667576857">
                <text:p>11.03606675768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7.4619102549279">
                <text:p>67.4619102549279</text:p>
              </table:table-cell>
              <table:table-cell office:value-type="float" office:value="16.7237774716616">
                <text:p>16.72377747166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4536900228565">
                <text:p>36.4536900228565</text:p>
              </table:table-cell>
              <table:table-cell office:value-type="float" office:value="27.0066188755412">
                <text:p>27.00661887554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.5511198291787">
                <text:p>32.5511198291787</text:p>
              </table:table-cell>
              <table:table-cell office:value-type="float" office:value="17.9771508291969">
                <text:p>17.97715082919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.035434462813">
                <text:p>42.035434462813</text:p>
              </table:table-cell>
              <table:table-cell office:value-type="float" office:value="15.7389151321287">
                <text:p>15.73891513212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51371955958145">
                <text:p>8.51371955958145</text:p>
              </table:table-cell>
              <table:table-cell office:value-type="float" office:value="34.1375980924164">
                <text:p>34.13759809241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0.37733562177">
                <text:p>120.37733562177</text:p>
              </table:table-cell>
              <table:table-cell office:value-type="float" office:value="5.86334969397241">
                <text:p>5.863349693972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9990935791836">
                <text:p>37.9990935791836</text:p>
              </table:table-cell>
              <table:table-cell office:value-type="float" office:value="19.5894748071922">
                <text:p>19.58947480719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1363250517392">
                <text:p>10.1363250517392</text:p>
              </table:table-cell>
              <table:table-cell office:value-type="float" office:value="30.1968017470004">
                <text:p>30.19680174700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.188453446303">
                <text:p>69.188453446303</text:p>
              </table:table-cell>
              <table:table-cell office:value-type="float" office:value="10.4141003874316">
                <text:p>10.41410038743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5.906177942002">
                <text:p>105.906177942002</text:p>
              </table:table-cell>
              <table:table-cell office:value-type="float" office:value="6.37335703262918">
                <text:p>6.373357032629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.1804517288402">
                <text:p>41.1804517288402</text:p>
              </table:table-cell>
              <table:table-cell office:value-type="float" office:value="25.8317678371833">
                <text:p>25.83176783718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7798920804223">
                <text:p>23.7798920804223</text:p>
              </table:table-cell>
              <table:table-cell office:value-type="float" office:value="26.0319331020576">
                <text:p>26.03193310205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50710898497">
                <text:p>12.50710898497</text:p>
              </table:table-cell>
              <table:table-cell office:value-type="float" office:value="32.9604652505565">
                <text:p>32.96046525055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7732591976869">
                <text:p>24.7732591976869</text:p>
              </table:table-cell>
              <table:table-cell office:value-type="float" office:value="23.8548199790772">
                <text:p>23.85481997907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6269727799544">
                <text:p>26.6269727799544</text:p>
              </table:table-cell>
              <table:table-cell office:value-type="float" office:value="21.5484202537361">
                <text:p>21.54842025373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.323930198122">
                <text:p>18.323930198122</text:p>
              </table:table-cell>
              <table:table-cell office:value-type="float" office:value="27.295927207909">
                <text:p>27.2959272079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.4084292414804">
                <text:p>65.4084292414804</text:p>
              </table:table-cell>
              <table:table-cell office:value-type="float" office:value="17.3114306779449">
                <text:p>17.31143067794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16631784114405">
                <text:p>5.16631784114405</text:p>
              </table:table-cell>
              <table:table-cell office:value-type="float" office:value="36.2822966352598">
                <text:p>36.28229663525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6203061452576">
                <text:p>18.6203061452576</text:p>
              </table:table-cell>
              <table:table-cell office:value-type="float" office:value="24.7369934730652">
                <text:p>24.73699347306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6.527903494195">
                <text:p>106.527903494195</text:p>
              </table:table-cell>
              <table:table-cell office:value-type="float" office:value="9.41829313274813">
                <text:p>9.418293132748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6413090580603">
                <text:p>27.6413090580603</text:p>
              </table:table-cell>
              <table:table-cell office:value-type="float" office:value="30.5359363975913">
                <text:p>30.53593639759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31159508874356">
                <text:p>4.31159508874356</text:p>
              </table:table-cell>
              <table:table-cell office:value-type="float" office:value="39.5025529976547">
                <text:p>39.50255299765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.6311167161079">
                <text:p>23.6311167161079</text:p>
              </table:table-cell>
              <table:table-cell office:value-type="float" office:value="28.6861197030635">
                <text:p>28.68611970306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.9301547872525">
                <text:p>30.9301547872525</text:p>
              </table:table-cell>
              <table:table-cell office:value-type="float" office:value="23.6573670837489">
                <text:p>23.65736708374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9.1177834546459">
                <text:p>89.1177834546459</text:p>
              </table:table-cell>
              <table:table-cell office:value-type="float" office:value="8.05584965338085">
                <text:p>8.055849653380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.1876662164183">
                <text:p>45.1876662164183</text:p>
              </table:table-cell>
              <table:table-cell office:value-type="float" office:value="13.7806814633584">
                <text:p>13.78068146335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3382426008059">
                <text:p>10.3382426008059</text:p>
              </table:table-cell>
              <table:table-cell office:value-type="float" office:value="30.0992284878733">
                <text:p>30.09922848787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2.7006569938477">
                <text:p>82.7006569938477</text:p>
              </table:table-cell>
              <table:table-cell office:value-type="float" office:value="24.9259062951205">
                <text:p>24.92590629512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1.364317756026">
                <text:p>101.364317756026</text:p>
              </table:table-cell>
              <table:table-cell office:value-type="float" office:value="13.8950622582326">
                <text:p>13.8950622582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.8903567197366">
                <text:p>74.8903567197366</text:p>
              </table:table-cell>
              <table:table-cell office:value-type="float" office:value="18.9082085689547">
                <text:p>18.90820856895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.6990947434135">
                <text:p>34.6990947434135</text:p>
              </table:table-cell>
              <table:table-cell office:value-type="float" office:value="17.5482182317177">
                <text:p>17.54821823171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1563098760384">
                <text:p>72.1563098760384</text:p>
              </table:table-cell>
              <table:table-cell office:value-type="float" office:value="12.8693766211689">
                <text:p>12.86937662116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.4623954825883">
                <text:p>33.4623954825883</text:p>
              </table:table-cell>
              <table:table-cell office:value-type="float" office:value="28.777180637485">
                <text:p>28.7771806374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2.5324622444234">
                <text:p>62.5324622444234</text:p>
              </table:table-cell>
              <table:table-cell office:value-type="float" office:value="22.3758571629844">
                <text:p>22.37585716298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3.7894791502">
                <text:p>103.7894791502</text:p>
              </table:table-cell>
              <table:table-cell office:value-type="float" office:value="13.5951303642803">
                <text:p>13.59513036428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8697155673038">
                <text:p>12.8697155673038</text:p>
              </table:table-cell>
              <table:table-cell office:value-type="float" office:value="32.8132313181077">
                <text:p>32.81323131810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3640759310768">
                <text:p>26.3640759310768</text:p>
              </table:table-cell>
              <table:table-cell office:value-type="float" office:value="22.6125177461421">
                <text:p>22.61251774614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4776674397773">
                <text:p>17.4776674397773</text:p>
              </table:table-cell>
              <table:table-cell office:value-type="float" office:value="24.8093904982342">
                <text:p>24.80939049823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.8274180766408">
                <text:p>24.8274180766408</text:p>
              </table:table-cell>
              <table:table-cell office:value-type="float" office:value="21.7626998978799">
                <text:p>21.76269989787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.3908955048969">
                <text:p>32.3908955048969</text:p>
              </table:table-cell>
              <table:table-cell office:value-type="float" office:value="18.3378944973113">
                <text:p>18.33789449731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8.4184791293666">
                <text:p>78.4184791293666</text:p>
              </table:table-cell>
              <table:table-cell office:value-type="float" office:value="10.1484894136383">
                <text:p>10.14848941363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.0697163780082">
                <text:p>35.0697163780082</text:p>
              </table:table-cell>
              <table:table-cell office:value-type="float" office:value="18.6701043665474">
                <text:p>18.67010436654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.3852897956974">
                <text:p>55.3852897956974</text:p>
              </table:table-cell>
              <table:table-cell office:value-type="float" office:value="23.2056756330359">
                <text:p>23.20567563303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0.833129729782">
                <text:p>120.833129729782</text:p>
              </table:table-cell>
              <table:table-cell office:value-type="float" office:value="6.97168390792514">
                <text:p>6.971683907925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5658831940598">
                <text:p>16.5658831940598</text:p>
              </table:table-cell>
              <table:table-cell office:value-type="float" office:value="33.3748288265594">
                <text:p>33.37482882655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9.402983843151">
                <text:p>109.402983843151</text:p>
              </table:table-cell>
              <table:table-cell office:value-type="float" office:value="8.91791548241904">
                <text:p>8.917915482419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9484042350278">
                <text:p>35.9484042350278</text:p>
              </table:table-cell>
              <table:table-cell office:value-type="float" office:value="20.3170686830561">
                <text:p>20.31706868305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1.8992337002075">
                <text:p>91.8992337002075</text:p>
              </table:table-cell>
              <table:table-cell office:value-type="float" office:value="21.7944858238705">
                <text:p>21.79448582387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.0522667951941">
                <text:p>88.0522667951941</text:p>
              </table:table-cell>
              <table:table-cell office:value-type="float" office:value="11.1479171456549">
                <text:p>11.14791714565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.4615488562247">
                <text:p>24.4615488562247</text:p>
              </table:table-cell>
              <table:table-cell office:value-type="float" office:value="24.325514365135">
                <text:p>24.3255143651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.3511090243299">
                <text:p>19.3511090243299</text:p>
              </table:table-cell>
              <table:table-cell office:value-type="float" office:value="23.7880056760195">
                <text:p>23.78800567601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92903331556304">
                <text:p>3.92903331556304</text:p>
              </table:table-cell>
              <table:table-cell office:value-type="float" office:value="36.9666158306268">
                <text:p>36.96661583062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296395477746">
                <text:p>21.3296395477746</text:p>
              </table:table-cell>
              <table:table-cell office:value-type="float" office:value="24.9282590258404">
                <text:p>24.92825902584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9.4244480844248">
                <text:p>89.4244480844248</text:p>
              </table:table-cell>
              <table:table-cell office:value-type="float" office:value="5.86210811998957">
                <text:p>5.862108119989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.301540219261">
                <text:p>100.301540219261</text:p>
              </table:table-cell>
              <table:table-cell office:value-type="float" office:value="5.17207509664225">
                <text:p>5.172075096642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1683329190126">
                <text:p>18.1683329190126</text:p>
              </table:table-cell>
              <table:table-cell office:value-type="float" office:value="28.3526390747227">
                <text:p>28.35263907472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.0023646226007">
                <text:p>50.0023646226007</text:p>
              </table:table-cell>
              <table:table-cell office:value-type="float" office:value="12.9581506744604">
                <text:p>12.95815067446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9576467170884">
                <text:p>21.9576467170884</text:p>
              </table:table-cell>
              <table:table-cell office:value-type="float" office:value="22.4011241654268">
                <text:p>22.40112416542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6411012658375">
                <text:p>2.6411012658375</text:p>
              </table:table-cell>
              <table:table-cell office:value-type="float" office:value="39.7725615719606">
                <text:p>39.77256157196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6.3067729955817">
                <text:p>96.3067729955817</text:p>
              </table:table-cell>
              <table:table-cell office:value-type="float" office:value="6.6119659741907">
                <text:p>6.61196597419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.4539125410785">
                <text:p>31.4539125410785</text:p>
              </table:table-cell>
              <table:table-cell office:value-type="float" office:value="18.5994010272635">
                <text:p>18.59940102726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.6734315105152">
                <text:p>62.6734315105152</text:p>
              </table:table-cell>
              <table:table-cell office:value-type="float" office:value="24.6929575655625">
                <text:p>24.6929575655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10102838367341">
                <text:p>4.10102838367341</text:p>
              </table:table-cell>
              <table:table-cell office:value-type="float" office:value="36.7089386412612">
                <text:p>36.70893864126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0.236907596009">
                <text:p>60.236907596009</text:p>
              </table:table-cell>
              <table:table-cell office:value-type="float" office:value="10.229004522401">
                <text:p>10.2290045224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.5680016924206">
                <text:p>25.5680016924206</text:p>
              </table:table-cell>
              <table:table-cell office:value-type="float" office:value="26.0277193832613">
                <text:p>26.02771938326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4586902039738">
                <text:p>21.4586902039738</text:p>
              </table:table-cell>
              <table:table-cell office:value-type="float" office:value="22.8636454412404">
                <text:p>22.86364544124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4.4115683030046">
                <text:p>94.4115683030046</text:p>
              </table:table-cell>
              <table:table-cell office:value-type="float" office:value="12.4764556224181">
                <text:p>12.47645562241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7198075842437">
                <text:p>0.867198075842437</text:p>
              </table:table-cell>
              <table:table-cell office:value-type="float" office:value="44.3414604959492">
                <text:p>44.34146049594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.5884248956838">
                <text:p>58.5884248956838</text:p>
              </table:table-cell>
              <table:table-cell office:value-type="float" office:value="22.431724266259">
                <text:p>22.4317242662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.4635671668256">
                <text:p>88.4635671668256</text:p>
              </table:table-cell>
              <table:table-cell office:value-type="float" office:value="6.87496743618347">
                <text:p>6.874967436183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6.3866821646733">
                <text:p>46.3866821646733</text:p>
              </table:table-cell>
              <table:table-cell office:value-type="float" office:value="15.0525238128453">
                <text:p>15.05252381284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.4714809890121">
                <text:p>44.4714809890121</text:p>
              </table:table-cell>
              <table:table-cell office:value-type="float" office:value="25.4806259430446">
                <text:p>25.48062594304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25371794338142">
                <text:p>9.25371794338142</text:p>
              </table:table-cell>
              <table:table-cell office:value-type="float" office:value="30.9094308000477">
                <text:p>30.90943080004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3.1833826730452">
                <text:p>83.1833826730452</text:p>
              </table:table-cell>
              <table:table-cell office:value-type="float" office:value="13.0218030227969">
                <text:p>13.02180302279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9289715353427">
                <text:p>16.9289715353427</text:p>
              </table:table-cell>
              <table:table-cell office:value-type="float" office:value="29.4913083406537">
                <text:p>29.49130834065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.1897016235417">
                <text:p>53.1897016235417</text:p>
              </table:table-cell>
              <table:table-cell office:value-type="float" office:value="19.673222887925">
                <text:p>19.6732228879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9.877258038103">
                <text:p>129.877258038103</text:p>
              </table:table-cell>
              <table:table-cell office:value-type="float" office:value="4.53726934824848">
                <text:p>4.537269348248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0256453383727">
                <text:p>39.0256453383727</text:p>
              </table:table-cell>
              <table:table-cell office:value-type="float" office:value="15.714951965602">
                <text:p>15.7149519656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.9720599321014">
                <text:p>33.9720599321014</text:p>
              </table:table-cell>
              <table:table-cell office:value-type="float" office:value="20.4029139408678">
                <text:p>20.40291394086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.6478220413195">
                <text:p>35.6478220413195</text:p>
              </table:table-cell>
              <table:table-cell office:value-type="float" office:value="23.8834002086871">
                <text:p>23.88340020868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2787279636335">
                <text:p>19.2787279636335</text:p>
              </table:table-cell>
              <table:table-cell office:value-type="float" office:value="25.4917870938292">
                <text:p>25.49178709382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.6414203270145">
                <text:p>35.6414203270145</text:p>
              </table:table-cell>
              <table:table-cell office:value-type="float" office:value="20.1844942930141">
                <text:p>20.18449429301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5.1794320296064">
                <text:p>75.1794320296064</text:p>
              </table:table-cell>
              <table:table-cell office:value-type="float" office:value="12.9238872227571">
                <text:p>12.92388722275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.0570153656532">
                <text:p>27.0570153656532</text:p>
              </table:table-cell>
              <table:table-cell office:value-type="float" office:value="21.1454827588987">
                <text:p>21.14548275889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65839463765412">
                <text:p>7.65839463765412</text:p>
              </table:table-cell>
              <table:table-cell office:value-type="float" office:value="37.3375955308024">
                <text:p>37.33759553080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7.4770499197129">
                <text:p>37.4770499197129</text:p>
              </table:table-cell>
              <table:table-cell office:value-type="float" office:value="21.6197552482747">
                <text:p>21.61975524827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0.731930334811">
                <text:p>110.731930334811</text:p>
              </table:table-cell>
              <table:table-cell office:value-type="float" office:value="5.92636568959392">
                <text:p>5.926365689593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6.8369010265501">
                <text:p>96.8369010265501</text:p>
              </table:table-cell>
              <table:table-cell office:value-type="float" office:value="12.5048792632629">
                <text:p>12.50487926326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.798090036192">
                <text:p>39.798090036192</text:p>
              </table:table-cell>
              <table:table-cell office:value-type="float" office:value="15.8767822393204">
                <text:p>15.87678223932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.8643860937664">
                <text:p>23.8643860937664</text:p>
              </table:table-cell>
              <table:table-cell office:value-type="float" office:value="27.4556574056931">
                <text:p>27.45565740569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.1223178573044">
                <text:p>38.1223178573044</text:p>
              </table:table-cell>
              <table:table-cell office:value-type="float" office:value="17.0149231923286">
                <text:p>17.01492319232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1.2062951653026">
                <text:p>71.2062951653026</text:p>
              </table:table-cell>
              <table:table-cell office:value-type="float" office:value="14.3201566542743">
                <text:p>14.32015665427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2.4934847270608">
                <text:p>62.4934847270608</text:p>
              </table:table-cell>
              <table:table-cell office:value-type="float" office:value="18.921336402675">
                <text:p>18.9213364026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9.346886921437">
                <text:p>69.346886921437</text:p>
              </table:table-cell>
              <table:table-cell office:value-type="float" office:value="13.2716155513971">
                <text:p>13.27161555139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2.957772716176">
                <text:p>102.957772716176</text:p>
              </table:table-cell>
              <table:table-cell office:value-type="float" office:value="11.777856718683">
                <text:p>11.7778567186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1.7648851024761">
                <text:p>51.7648851024761</text:p>
              </table:table-cell>
              <table:table-cell office:value-type="float" office:value="25.4795091826633">
                <text:p>25.47950918266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.3545214152624">
                <text:p>57.3545214152624</text:p>
              </table:table-cell>
              <table:table-cell office:value-type="float" office:value="14.1612533601406">
                <text:p>14.16125336014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.4912598229812">
                <text:p>56.4912598229812</text:p>
              </table:table-cell>
              <table:table-cell office:value-type="float" office:value="23.0282892901363">
                <text:p>23.02828929013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.8893077493164">
                <text:p>17.8893077493164</text:p>
              </table:table-cell>
              <table:table-cell office:value-type="float" office:value="28.8812558828799">
                <text:p>28.88125588287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.9793927891541">
                <text:p>33.9793927891541</text:p>
              </table:table-cell>
              <table:table-cell office:value-type="float" office:value="20.0098749568707">
                <text:p>20.00987495687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.6631913272891">
                <text:p>19.6631913272891</text:p>
              </table:table-cell>
              <table:table-cell office:value-type="float" office:value="23.8866149954316">
                <text:p>23.88661499543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4.1617769012437">
                <text:p>74.1617769012437</text:p>
              </table:table-cell>
              <table:table-cell office:value-type="float" office:value="7.66799604427966">
                <text:p>7.667996044279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6.2233837603116">
                <text:p>66.2233837603116</text:p>
              </table:table-cell>
              <table:table-cell office:value-type="float" office:value="22.9478969439827">
                <text:p>22.94789694398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0849575905129">
                <text:p>10.0849575905129</text:p>
              </table:table-cell>
              <table:table-cell office:value-type="float" office:value="30.2656896155299">
                <text:p>30.26568961552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.5873869192822">
                <text:p>38.5873869192822</text:p>
              </table:table-cell>
              <table:table-cell office:value-type="float" office:value="21.5856389408445">
                <text:p>21.58563894084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.4253803855989">
                <text:p>28.4253803855989</text:p>
              </table:table-cell>
              <table:table-cell office:value-type="float" office:value="21.2831356970621">
                <text:p>21.28313569706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6301168576739">
                <text:p>0.226301168576739</text:p>
              </table:table-cell>
              <table:table-cell office:value-type="float" office:value="46.7083603040009">
                <text:p>46.70836030400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0.680843164451">
                <text:p>120.680843164451</text:p>
              </table:table-cell>
              <table:table-cell office:value-type="float" office:value="4.85386149463693">
                <text:p>4.853861494636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5.0510853099097">
                <text:p>55.0510853099097</text:p>
              </table:table-cell>
              <table:table-cell office:value-type="float" office:value="15.605142004873">
                <text:p>15.6051420048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.59217937202">
                <text:p>100.59217937202</text:p>
              </table:table-cell>
              <table:table-cell office:value-type="float" office:value="17.0196868829501">
                <text:p>17.01968688295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3.7479441443326">
                <text:p>63.7479441443326</text:p>
              </table:table-cell>
              <table:table-cell office:value-type="float" office:value="17.237888134073">
                <text:p>17.2378881340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.7525775382419">
                <text:p>16.7525775382419</text:p>
              </table:table-cell>
              <table:table-cell office:value-type="float" office:value="26.0980150947014">
                <text:p>26.09801509470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.2528652884419">
                <text:p>60.2528652884419</text:p>
              </table:table-cell>
              <table:table-cell office:value-type="float" office:value="10.4786308630008">
                <text:p>10.47863086300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22927563876132">
                <text:p>5.22927563876132</text:p>
              </table:table-cell>
              <table:table-cell office:value-type="float" office:value="38.0284437067817">
                <text:p>38.02844370678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.9685229225995">
                <text:p>45.9685229225995</text:p>
              </table:table-cell>
              <table:table-cell office:value-type="float" office:value="14.1898537146353">
                <text:p>14.18985371463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87491153251308">
                <text:p>5.87491153251308</text:p>
              </table:table-cell>
              <table:table-cell office:value-type="float" office:value="36.8236340680667">
                <text:p>36.8236340680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7832685404226">
                <text:p>12.7832685404226</text:p>
              </table:table-cell>
              <table:table-cell office:value-type="float" office:value="32.5741847983464">
                <text:p>32.57418479834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9477121056645">
                <text:p>16.9477121056645</text:p>
              </table:table-cell>
              <table:table-cell office:value-type="float" office:value="30.5029769899082">
                <text:p>30.50297698990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89776626238745">
                <text:p>3.89776626238745</text:p>
              </table:table-cell>
              <table:table-cell office:value-type="float" office:value="37.2394785627141">
                <text:p>37.23947856271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6985045754757">
                <text:p>29.6985045754757</text:p>
              </table:table-cell>
              <table:table-cell office:value-type="float" office:value="19.8509257827689">
                <text:p>19.85092578276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.2253651083178">
                <text:p>55.2253651083178</text:p>
              </table:table-cell>
              <table:table-cell office:value-type="float" office:value="24.9061880648126">
                <text:p>24.90618806481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8993768795341">
                <text:p>15.8993768795341</text:p>
              </table:table-cell>
              <table:table-cell office:value-type="float" office:value="25.9336175835637">
                <text:p>25.93361758356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5.9467693012834">
                <text:p>55.9467693012834</text:p>
              </table:table-cell>
              <table:table-cell office:value-type="float" office:value="11.1786268455321">
                <text:p>11.17862684553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6687252340249">
                <text:p>14.6687252340249</text:p>
              </table:table-cell>
              <table:table-cell office:value-type="float" office:value="28.567398594283">
                <text:p>28.5673985942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8.7058216335527">
                <text:p>58.7058216335527</text:p>
              </table:table-cell>
              <table:table-cell office:value-type="float" office:value="21.3530112120669">
                <text:p>21.35301121206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.979322383149">
                <text:p>30.979322383149</text:p>
              </table:table-cell>
              <table:table-cell office:value-type="float" office:value="27.7565059339804">
                <text:p>27.75650593398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1672107450703">
                <text:p>24.1672107450703</text:p>
              </table:table-cell>
              <table:table-cell office:value-type="float" office:value="24.7823674327996">
                <text:p>24.78236743279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6.700592551207">
                <text:p>106.700592551207</text:p>
              </table:table-cell>
              <table:table-cell office:value-type="float" office:value="9.6802606567505">
                <text:p>9.68026065675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.9709153128124">
                <text:p>39.9709153128124</text:p>
              </table:table-cell>
              <table:table-cell office:value-type="float" office:value="16.741103895298">
                <text:p>16.7411038952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7.6836585902906">
                <text:p>57.6836585902906</text:p>
              </table:table-cell>
              <table:table-cell office:value-type="float" office:value="11.472994162926">
                <text:p>11.4729941629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.1738427976109">
                <text:p>41.1738427976109</text:p>
              </table:table-cell>
              <table:table-cell office:value-type="float" office:value="15.0436884436134">
                <text:p>15.04368844361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4907700156303">
                <text:p>23.4907700156303</text:p>
              </table:table-cell>
              <table:table-cell office:value-type="float" office:value="28.6115627170505">
                <text:p>28.61156271705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0419020478877">
                <text:p>60.0419020478877</text:p>
              </table:table-cell>
              <table:table-cell office:value-type="float" office:value="10.9260083224086">
                <text:p>10.92600832240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3.664620217175">
                <text:p>103.664620217175</text:p>
              </table:table-cell>
              <table:table-cell office:value-type="float" office:value="11.8182895148441">
                <text:p>11.81828951484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4242343224989">
                <text:p>63.4242343224989</text:p>
              </table:table-cell>
              <table:table-cell office:value-type="float" office:value="13.8763774983638">
                <text:p>13.87637749836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4817328172701">
                <text:p>4.4817328172701</text:p>
              </table:table-cell>
              <table:table-cell office:value-type="float" office:value="40.3004772771075">
                <text:p>40.30047727710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4767362238447">
                <text:p>24.4767362238447</text:p>
              </table:table-cell>
              <table:table-cell office:value-type="float" office:value="21.3025568661903">
                <text:p>21.30255686619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6.5584814387972">
                <text:p>96.5584814387972</text:p>
              </table:table-cell>
              <table:table-cell office:value-type="float" office:value="9.3179807455003">
                <text:p>9.31798074550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2.444426144942">
                <text:p>112.444426144942</text:p>
              </table:table-cell>
              <table:table-cell office:value-type="float" office:value="5.69234705233694">
                <text:p>5.692347052336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4.045287665239">
                <text:p>134.045287665239</text:p>
              </table:table-cell>
              <table:table-cell office:value-type="float" office:value="4.05536251764687">
                <text:p>4.055362517646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.9690435698768">
                <text:p>82.9690435698768</text:p>
              </table:table-cell>
              <table:table-cell office:value-type="float" office:value="10.0847983051756">
                <text:p>10.08479830517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6.6765988254775">
                <text:p>66.6765988254775</text:p>
              </table:table-cell>
              <table:table-cell office:value-type="float" office:value="17.1024851989315">
                <text:p>17.10248519893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4.2845303308327">
                <text:p>54.2845303308327</text:p>
              </table:table-cell>
              <table:table-cell office:value-type="float" office:value="12.4339102827103">
                <text:p>12.43391028271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.7447997500074">
                <text:p>66.7447997500074</text:p>
              </table:table-cell>
              <table:table-cell office:value-type="float" office:value="17.8212444133772">
                <text:p>17.82124441337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.0113089693961">
                <text:p>36.0113089693961</text:p>
              </table:table-cell>
              <table:table-cell office:value-type="float" office:value="21.8868538175455">
                <text:p>21.88685381754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7.6995902195635">
                <text:p>87.6995902195635</text:p>
              </table:table-cell>
              <table:table-cell office:value-type="float" office:value="6.02165412266617">
                <text:p>6.021654122666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14988225176596">
                <text:p>3.14988225176596</text:p>
              </table:table-cell>
              <table:table-cell office:value-type="float" office:value="41.431424201467">
                <text:p>41.4314242014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8.884066976995">
                <text:p>108.884066976995</text:p>
              </table:table-cell>
              <table:table-cell office:value-type="float" office:value="10.4526427986251">
                <text:p>10.45264279862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32035125306211">
                <text:p>6.32035125306211</text:p>
              </table:table-cell>
              <table:table-cell office:value-type="float" office:value="36.5759702490032">
                <text:p>36.57597024900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41856352652623">
                <text:p>3.41856352652623</text:p>
              </table:table-cell>
              <table:table-cell office:value-type="float" office:value="37.7972306776011">
                <text:p>37.79723067760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.1234240165403">
                <text:p>12.1234240165403</text:p>
              </table:table-cell>
              <table:table-cell office:value-type="float" office:value="33.8525399765508">
                <text:p>33.85253997655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0903299075849">
                <text:p>13.0903299075849</text:p>
              </table:table-cell>
              <table:table-cell office:value-type="float" office:value="27.8268460020883">
                <text:p>27.82684600208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7.0279125018685">
                <text:p>77.0279125018685</text:p>
              </table:table-cell>
              <table:table-cell office:value-type="float" office:value="21.86274240483">
                <text:p>21.862742404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4.5775330825179">
                <text:p>64.5775330825179</text:p>
              </table:table-cell>
              <table:table-cell office:value-type="float" office:value="9.33009044061035">
                <text:p>9.330090440610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.0083575007143">
                <text:p>11.0083575007143</text:p>
              </table:table-cell>
              <table:table-cell office:value-type="float" office:value="30.0430763240969">
                <text:p>30.04307632409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.6244464995768">
                <text:p>34.6244464995768</text:p>
              </table:table-cell>
              <table:table-cell office:value-type="float" office:value="25.1215690724346">
                <text:p>25.12156907243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.2414769590953">
                <text:p>56.2414769590953</text:p>
              </table:table-cell>
              <table:table-cell office:value-type="float" office:value="13.3250746375117">
                <text:p>13.32507463751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.7299232496429">
                <text:p>12.7299232496429</text:p>
              </table:table-cell>
              <table:table-cell office:value-type="float" office:value="27.9889984090253">
                <text:p>27.98899840902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9.1006048766677">
                <text:p>39.1006048766677</text:p>
              </table:table-cell>
              <table:table-cell office:value-type="float" office:value="16.7251870411298">
                <text:p>16.72518704112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2.085766668227">
                <text:p>102.085766668227</text:p>
              </table:table-cell>
              <table:table-cell office:value-type="float" office:value="9.27709419767414">
                <text:p>9.277094197674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.9089985422378">
                <text:p>62.9089985422378</text:p>
              </table:table-cell>
              <table:table-cell office:value-type="float" office:value="10.4892629103858">
                <text:p>10.48926291038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.0665566303749">
                <text:p>35.0665566303749</text:p>
              </table:table-cell>
              <table:table-cell office:value-type="float" office:value="20.6828594722871">
                <text:p>20.68285947228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.7134358975103">
                <text:p>12.7134358975103</text:p>
              </table:table-cell>
              <table:table-cell office:value-type="float" office:value="32.2225348818814">
                <text:p>32.22253488188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.8975574237071">
                <text:p>20.8975574237071</text:p>
              </table:table-cell>
              <table:table-cell office:value-type="float" office:value="24.6667119668602">
                <text:p>24.66671196686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9.3150038843957">
                <text:p>79.3150038843957</text:p>
              </table:table-cell>
              <table:table-cell office:value-type="float" office:value="15.2669946780739">
                <text:p>15.26699467807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.471737123081">
                <text:p>42.471737123081</text:p>
              </table:table-cell>
              <table:table-cell office:value-type="float" office:value="26.4791904372484">
                <text:p>26.47919043724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7212536078581">
                <text:p>1.57212536078581</text:p>
              </table:table-cell>
              <table:table-cell office:value-type="float" office:value="42.5106904229926">
                <text:p>42.51069042299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9344225186149">
                <text:p>25.9344225186149</text:p>
              </table:table-cell>
              <table:table-cell office:value-type="float" office:value="26.2524301035118">
                <text:p>26.25243010351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3.329955861028">
                <text:p>83.329955861028</text:p>
              </table:table-cell>
              <table:table-cell office:value-type="float" office:value="6.55408846813711">
                <text:p>6.554088468137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72711211917494">
                <text:p>8.72711211917494</text:p>
              </table:table-cell>
              <table:table-cell office:value-type="float" office:value="35.148131156238">
                <text:p>35.1481311562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.9552197255519">
                <text:p>24.9552197255519</text:p>
              </table:table-cell>
              <table:table-cell office:value-type="float" office:value="29.0496256176187">
                <text:p>29.04962561761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0.5685262871362">
                <text:p>90.5685262871362</text:p>
              </table:table-cell>
              <table:table-cell office:value-type="float" office:value="14.4209504170446">
                <text:p>14.42095041704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9.9264239303473">
                <text:p>49.9264239303473</text:p>
              </table:table-cell>
              <table:table-cell office:value-type="float" office:value="12.5283945591927">
                <text:p>12.52839455919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3320700745974">
                <text:p>46.3320700745974</text:p>
              </table:table-cell>
              <table:table-cell office:value-type="float" office:value="14.6488539799921">
                <text:p>14.64885397999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5798436490873">
                <text:p>29.5798436490873</text:p>
              </table:table-cell>
              <table:table-cell office:value-type="float" office:value="27.7671532915866">
                <text:p>27.76715329158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.8147225215742">
                <text:p>39.8147225215742</text:p>
              </table:table-cell>
              <table:table-cell office:value-type="float" office:value="19.7708414487541">
                <text:p>19.77084144875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.9156801990538">
                <text:p>25.9156801990538</text:p>
              </table:table-cell>
              <table:table-cell office:value-type="float" office:value="21.6911264418693">
                <text:p>21.69112644186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.8468168172441">
                <text:p>60.8468168172441</text:p>
              </table:table-cell>
              <table:table-cell office:value-type="float" office:value="10.2666651239853">
                <text:p>10.26666512398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7009135234704">
                <text:p>17.7009135234704</text:p>
              </table:table-cell>
              <table:table-cell office:value-type="float" office:value="28.7403300247349">
                <text:p>28.74033002473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.00324266800748">
                <text:p>8.00324266800748</text:p>
              </table:table-cell>
              <table:table-cell office:value-type="float" office:value="32.8699629637738">
                <text:p>32.86996296377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.3931762994192">
                <text:p>36.3931762994192</text:p>
              </table:table-cell>
              <table:table-cell office:value-type="float" office:value="19.047207727288">
                <text:p>19.0472077272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7.6784803247068">
                <text:p>67.6784803247068</text:p>
              </table:table-cell>
              <table:table-cell office:value-type="float" office:value="24.5580240957043">
                <text:p>24.55802409570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5.0005713103303">
                <text:p>45.0005713103303</text:p>
              </table:table-cell>
              <table:table-cell office:value-type="float" office:value="13.9361455028621">
                <text:p>13.93614550286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38882686835131">
                <text:p>7.38882686835131</text:p>
              </table:table-cell>
              <table:table-cell office:value-type="float" office:value="32.8610855938597">
                <text:p>32.86108559385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2.790019502036">
                <text:p>22.790019502036</text:p>
              </table:table-cell>
              <table:table-cell office:value-type="float" office:value="24.5226812740223">
                <text:p>24.52268127402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21054182559604">
                <text:p>6.21054182559604</text:p>
              </table:table-cell>
              <table:table-cell office:value-type="float" office:value="34.0521070138727">
                <text:p>34.05210701387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4.2036593934525">
                <text:p>54.2036593934525</text:p>
              </table:table-cell>
              <table:table-cell office:value-type="float" office:value="15.4769184985334">
                <text:p>15.47691849853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.2849668518472">
                <text:p>27.2849668518472</text:p>
              </table:table-cell>
              <table:table-cell office:value-type="float" office:value="29.7539867480761">
                <text:p>29.75398674807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.4514833330742">
                <text:p>35.4514833330742</text:p>
              </table:table-cell>
              <table:table-cell office:value-type="float" office:value="21.1795462423132">
                <text:p>21.17954624231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2.2514703388749">
                <text:p>52.2514703388749</text:p>
              </table:table-cell>
              <table:table-cell office:value-type="float" office:value="19.2020902564063">
                <text:p>19.20209025640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92566380900468">
                <text:p>1.92566380900468</text:p>
              </table:table-cell>
              <table:table-cell office:value-type="float" office:value="40.8567024866496">
                <text:p>40.85670248664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8.737716476307">
                <text:p>108.737716476307</text:p>
              </table:table-cell>
              <table:table-cell office:value-type="float" office:value="6.65955783247272">
                <text:p>6.659557832472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.9375673704097">
                <text:p>38.9375673704097</text:p>
              </table:table-cell>
              <table:table-cell office:value-type="float" office:value="23.6305198055032">
                <text:p>23.63051980550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30376153711017">
                <text:p>3.30376153711017</text:p>
              </table:table-cell>
              <table:table-cell office:value-type="float" office:value="39.4392998236123">
                <text:p>39.43929982361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5815278408574">
                <text:p>3.5815278408574</text:p>
              </table:table-cell>
              <table:table-cell office:value-type="float" office:value="38.9857435999307">
                <text:p>38.98574359993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.4984775625732">
                <text:p>26.4984775625732</text:p>
              </table:table-cell>
              <table:table-cell office:value-type="float" office:value="22.1326495031006">
                <text:p>22.13264950310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4.4623569114406">
                <text:p>74.4623569114406</text:p>
              </table:table-cell>
              <table:table-cell office:value-type="float" office:value="8.43593082903371">
                <text:p>8.435930829033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36490620389726">
                <text:p>4.36490620389726</text:p>
              </table:table-cell>
              <table:table-cell office:value-type="float" office:value="36.3789072213158">
                <text:p>36.37890722131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.1731517996996">
                <text:p>19.1731517996996</text:p>
              </table:table-cell>
              <table:table-cell office:value-type="float" office:value="24.6879617625565">
                <text:p>24.68796176255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16444809528571">
                <text:p>4.16444809528571</text:p>
              </table:table-cell>
              <table:table-cell office:value-type="float" office:value="37.4098269451926">
                <text:p>37.40982694519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.6693765019631">
                <text:p>50.6693765019631</text:p>
              </table:table-cell>
              <table:table-cell office:value-type="float" office:value="14.837129432234">
                <text:p>14.8371294322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5.0327620661527">
                <text:p>95.0327620661527</text:p>
              </table:table-cell>
              <table:table-cell office:value-type="float" office:value="23.4764956147694">
                <text:p>23.47649561476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5.377019592362">
                <text:p>115.377019592362</text:p>
              </table:table-cell>
              <table:table-cell office:value-type="float" office:value="6.87478145344969">
                <text:p>6.874781453449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2828372414931">
                <text:p>12.2828372414931</text:p>
              </table:table-cell>
              <table:table-cell office:value-type="float" office:value="32.1860620654425">
                <text:p>32.18606206544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62410692526526">
                <text:p>1.62410692526526</text:p>
              </table:table-cell>
              <table:table-cell office:value-type="float" office:value="41.3996082185355">
                <text:p>41.39960821853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7.4909001359887">
                <text:p>67.4909001359887</text:p>
              </table:table-cell>
              <table:table-cell office:value-type="float" office:value="9.40488591873891">
                <text:p>9.404885918738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7783493115985">
                <text:p>32.7783493115985</text:p>
              </table:table-cell>
              <table:table-cell office:value-type="float" office:value="21.8964735338428">
                <text:p>21.89647353384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.0347878721055">
                <text:p>24.0347878721055</text:p>
              </table:table-cell>
              <table:table-cell office:value-type="float" office:value="21.4410332823789">
                <text:p>21.44103328237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38064799602335">
                <text:p>5.38064799602335</text:p>
              </table:table-cell>
              <table:table-cell office:value-type="float" office:value="39.4707170728595">
                <text:p>39.47071707285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9312853025262">
                <text:p>32.9312853025262</text:p>
              </table:table-cell>
              <table:table-cell office:value-type="float" office:value="26.5009443844619">
                <text:p>26.50094438446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.3002813878078">
                <text:p>18.3002813878078</text:p>
              </table:table-cell>
              <table:table-cell office:value-type="float" office:value="31.165556179433">
                <text:p>31.1655561794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.8701624864632">
                <text:p>20.8701624864632</text:p>
              </table:table-cell>
              <table:table-cell office:value-type="float" office:value="30.6625399527343">
                <text:p>30.66253995273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7.97237133468">
                <text:p>117.97237133468</text:p>
              </table:table-cell>
              <table:table-cell office:value-type="float" office:value="7.55073974118106">
                <text:p>7.550739741181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9375336016242">
                <text:p>66.9375336016242</text:p>
              </table:table-cell>
              <table:table-cell office:value-type="float" office:value="8.94744893166978">
                <text:p>8.947448931669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2.4641007416026">
                <text:p>82.4641007416026</text:p>
              </table:table-cell>
              <table:table-cell office:value-type="float" office:value="9.07416476082951">
                <text:p>9.074164760829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0.6057240678205">
                <text:p>50.6057240678205</text:p>
              </table:table-cell>
              <table:table-cell office:value-type="float" office:value="17.5976213658428">
                <text:p>17.59762136584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.5571775179214">
                <text:p>15.5571775179214</text:p>
              </table:table-cell>
              <table:table-cell office:value-type="float" office:value="27.3686750898696">
                <text:p>27.36867508986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1020138073826">
                <text:p>7.1020138073826</text:p>
              </table:table-cell>
              <table:table-cell office:value-type="float" office:value="35.5203306507254">
                <text:p>35.52033065072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.6909944680319">
                <text:p>44.6909944680319</text:p>
              </table:table-cell>
              <table:table-cell office:value-type="float" office:value="20.5207085889678">
                <text:p>20.52070858896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.40809747816574">
                <text:p>9.40809747816574</text:p>
              </table:table-cell>
              <table:table-cell office:value-type="float" office:value="33.7392211929043">
                <text:p>33.73922119290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89867992689125">
                <text:p>2.89867992689125</text:p>
              </table:table-cell>
              <table:table-cell office:value-type="float" office:value="38.6875869765715">
                <text:p>38.68758697657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.8101475134389">
                <text:p>32.8101475134389</text:p>
              </table:table-cell>
              <table:table-cell office:value-type="float" office:value="26.9521240365353">
                <text:p>26.95212403653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.8180603918279">
                <text:p>12.8180603918279</text:p>
              </table:table-cell>
              <table:table-cell office:value-type="float" office:value="31.7477054289721">
                <text:p>31.74770542897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3.1718212808315">
                <text:p>53.1718212808315</text:p>
              </table:table-cell>
              <table:table-cell office:value-type="float" office:value="14.4367410560345">
                <text:p>14.43674105603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.0385064790599">
                <text:p>38.0385064790599</text:p>
              </table:table-cell>
              <table:table-cell office:value-type="float" office:value="17.5233787793035">
                <text:p>17.52337877930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.5270788991488">
                <text:p>22.5270788991488</text:p>
              </table:table-cell>
              <table:table-cell office:value-type="float" office:value="23.1219498216993">
                <text:p>23.12194982169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7586487308329">
                <text:p>11.7586487308329</text:p>
              </table:table-cell>
              <table:table-cell office:value-type="float" office:value="29.5891631335941">
                <text:p>29.58916313359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.625158200634">
                <text:p>30.625158200634</text:p>
              </table:table-cell>
              <table:table-cell office:value-type="float" office:value="24.8718532677835">
                <text:p>24.87185326778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7.098037848963">
                <text:p>27.098037848963</text:p>
              </table:table-cell>
              <table:table-cell office:value-type="float" office:value="19.9781225699663">
                <text:p>19.97812256996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.661455354915">
                <text:p>26.661455354915</text:p>
              </table:table-cell>
              <table:table-cell office:value-type="float" office:value="20.5458044531315">
                <text:p>20.54580445313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.1941582493962">
                <text:p>17.1941582493962</text:p>
              </table:table-cell>
              <table:table-cell office:value-type="float" office:value="25.8044715524473">
                <text:p>25.80447155244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4.3527908474649">
                <text:p>44.3527908474649</text:p>
              </table:table-cell>
              <table:table-cell office:value-type="float" office:value="14.0405836972483">
                <text:p>14.04058369724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.9354169201267">
                <text:p>80.9354169201267</text:p>
              </table:table-cell>
              <table:table-cell office:value-type="float" office:value="20.3830606218985">
                <text:p>20.383060621898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.4373078105031">
                <text:p>36.4373078105031</text:p>
              </table:table-cell>
              <table:table-cell office:value-type="float" office:value="21.7376762261232">
                <text:p>21.73767622612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.7896336187856">
                <text:p>21.7896336187856</text:p>
              </table:table-cell>
              <table:table-cell office:value-type="float" office:value="30.5821276084253">
                <text:p>30.58212760842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.8104121036601">
                <text:p>87.8104121036601</text:p>
              </table:table-cell>
              <table:table-cell office:value-type="float" office:value="10.9371204312587">
                <text:p>10.93712043125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8.4146712823053">
                <text:p>88.4146712823053</text:p>
              </table:table-cell>
              <table:table-cell office:value-type="float" office:value="7.10978578422568">
                <text:p>7.109785784225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.8173996880911">
                <text:p>31.8173996880911</text:p>
              </table:table-cell>
              <table:table-cell office:value-type="float" office:value="18.0721412478383">
                <text:p>18.07214124783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9.510738200357">
                <text:p>129.510738200357</text:p>
              </table:table-cell>
              <table:table-cell office:value-type="float" office:value="5.01635313284002">
                <text:p>5.016353132840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0.7504778780813">
                <text:p>70.7504778780813</text:p>
              </table:table-cell>
              <table:table-cell office:value-type="float" office:value="16.3545533757581">
                <text:p>16.35455337575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7.7777818891295">
                <text:p>27.7777818891295</text:p>
              </table:table-cell>
              <table:table-cell office:value-type="float" office:value="19.9919025294108">
                <text:p>19.99190252941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4.6282478114426">
                <text:p>64.6282478114426</text:p>
              </table:table-cell>
              <table:table-cell office:value-type="float" office:value="17.5352184894452">
                <text:p>17.53521848944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8.5016820371008">
                <text:p>98.5016820371008</text:p>
              </table:table-cell>
              <table:table-cell office:value-type="float" office:value="12.0998595488679">
                <text:p>12.09985954886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.1506341977334">
                <text:p>23.1506341977334</text:p>
              </table:table-cell>
              <table:table-cell office:value-type="float" office:value="22.4482654872451">
                <text:p>22.44826548724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2804907195258">
                <text:p>99.2804907195258</text:p>
              </table:table-cell>
              <table:table-cell office:value-type="float" office:value="8.05365127280899">
                <text:p>8.053651272808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8.6093741804664">
                <text:p>98.6093741804664</text:p>
              </table:table-cell>
              <table:table-cell office:value-type="float" office:value="9.46274760227623">
                <text:p>9.462747602276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.4844641789416">
                <text:p>10.4844641789416</text:p>
              </table:table-cell>
              <table:table-cell office:value-type="float" office:value="31.1675422210015">
                <text:p>31.16754222100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8.4454499379235">
                <text:p>58.4454499379235</text:p>
              </table:table-cell>
              <table:table-cell office:value-type="float" office:value="14.3507520296432">
                <text:p>14.35075202964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15182368989526">
                <text:p>2.15182368989526</text:p>
              </table:table-cell>
              <table:table-cell office:value-type="float" office:value="40.7890301837085">
                <text:p>40.78903018370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9.8148331251099">
                <text:p>99.8148331251099</text:p>
              </table:table-cell>
              <table:table-cell office:value-type="float" office:value="17.9228360254486">
                <text:p>17.922836025448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3.6113877660679">
                <text:p>53.6113877660679</text:p>
              </table:table-cell>
              <table:table-cell office:value-type="float" office:value="11.8250749778961">
                <text:p>11.82507497789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1.1391767050136">
                <text:p>71.1391767050136</text:p>
              </table:table-cell>
              <table:table-cell office:value-type="float" office:value="8.52209088684486">
                <text:p>8.522090886844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0.6408523763693">
                <text:p>50.6408523763693</text:p>
              </table:table-cell>
              <table:table-cell office:value-type="float" office:value="13.9267648443338">
                <text:p>13.92676484433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.6570575001817">
                <text:p>29.6570575001817</text:p>
              </table:table-cell>
              <table:table-cell office:value-type="float" office:value="20.392737502687">
                <text:p>20.3927375026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.4763924698845">
                <text:p>36.4763924698845</text:p>
              </table:table-cell>
              <table:table-cell office:value-type="float" office:value="16.7300749525036">
                <text:p>16.73007495250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5.106337918518">
                <text:p>125.106337918518</text:p>
              </table:table-cell>
              <table:table-cell office:value-type="float" office:value="5.88861380635512">
                <text:p>5.888613806355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.4835647754243">
                <text:p>17.4835647754243</text:p>
              </table:table-cell>
              <table:table-cell office:value-type="float" office:value="26.7706021529073">
                <text:p>26.77060215290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.1286062576479">
                <text:p>95.1286062576479</text:p>
              </table:table-cell>
              <table:table-cell office:value-type="float" office:value="18.7165499278547">
                <text:p>18.71654992785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.9804663424552">
                <text:p>45.9804663424552</text:p>
              </table:table-cell>
              <table:table-cell office:value-type="float" office:value="15.5693238453544">
                <text:p>15.56932384535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.5328250891894">
                <text:p>24.5328250891894</text:p>
              </table:table-cell>
              <table:table-cell office:value-type="float" office:value="31.2528470446995">
                <text:p>31.25284704469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.8836087134163">
                <text:p>80.8836087134163</text:p>
              </table:table-cell>
              <table:table-cell office:value-type="float" office:value="19.5849070514595">
                <text:p>19.58490705145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70615571963705">
                <text:p>2.70615571963705</text:p>
              </table:table-cell>
              <table:table-cell office:value-type="float" office:value="42.1995742415216">
                <text:p>42.19957424152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.0485860001325">
                <text:p>16.0485860001325</text:p>
              </table:table-cell>
              <table:table-cell office:value-type="float" office:value="26.3495253625665">
                <text:p>26.34952536256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.9196813210342">
                <text:p>25.9196813210342</text:p>
              </table:table-cell>
              <table:table-cell office:value-type="float" office:value="20.4827565888208">
                <text:p>20.48275658882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2.4754940817023">
                <text:p>42.4754940817023</text:p>
              </table:table-cell>
              <table:table-cell office:value-type="float" office:value="14.9428669452899">
                <text:p>14.94286694528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4.1262096100489">
                <text:p>64.1262096100489</text:p>
              </table:table-cell>
              <table:table-cell office:value-type="float" office:value="18.3819631092441">
                <text:p>18.38196310924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.7265155341488">
                <text:p>29.7265155341488</text:p>
              </table:table-cell>
              <table:table-cell office:value-type="float" office:value="19.1016453981125">
                <text:p>19.10164539811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5.1146597031806">
                <text:p>75.1146597031806</text:p>
              </table:table-cell>
              <table:table-cell office:value-type="float" office:value="8.59182637545655">
                <text:p>8.591826375456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7.7957422330503">
                <text:p>67.7957422330503</text:p>
              </table:table-cell>
              <table:table-cell office:value-type="float" office:value="12.7849688639146">
                <text:p>12.78496886391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2393018488817">
                <text:p>1.52393018488817</text:p>
              </table:table-cell>
              <table:table-cell office:value-type="float" office:value="41.7029383073858">
                <text:p>41.70293830738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7.5344269128144">
                <text:p>27.5344269128144</text:p>
              </table:table-cell>
              <table:table-cell office:value-type="float" office:value="24.8027458835205">
                <text:p>24.80274588352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.1722782810446">
                <text:p>16.1722782810446</text:p>
              </table:table-cell>
              <table:table-cell office:value-type="float" office:value="25.6192715840521">
                <text:p>25.61927158405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7671494506253">
                <text:p>22.7671494506253</text:p>
              </table:table-cell>
              <table:table-cell office:value-type="float" office:value="30.8117051932172">
                <text:p>30.81170519321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98358834867385">
                <text:p>5.98358834867385</text:p>
              </table:table-cell>
              <table:table-cell office:value-type="float" office:value="34.5976068278402">
                <text:p>34.59760682784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.6870548119058">
                <text:p>42.6870548119058</text:p>
              </table:table-cell>
              <table:table-cell office:value-type="float" office:value="16.5333013700271">
                <text:p>16.53330137002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.5590734140854">
                <text:p>56.5590734140854</text:p>
              </table:table-cell>
              <table:table-cell office:value-type="float" office:value="11.3779485788892">
                <text:p>11.37794857888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72848866365789">
                <text:p>7.72848866365789</text:p>
              </table:table-cell>
              <table:table-cell office:value-type="float" office:value="33.4197478538979">
                <text:p>33.41974785389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6.275121483711">
                <text:p>116.275121483711</text:p>
              </table:table-cell>
              <table:table-cell office:value-type="float" office:value="6.50488688572586">
                <text:p>6.504886885725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06140893790482">
                <text:p>3.06140893790482</text:p>
              </table:table-cell>
              <table:table-cell office:value-type="float" office:value="40.3518385791658">
                <text:p>40.35183857916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.9696178010096">
                <text:p>29.9696178010096</text:p>
              </table:table-cell>
              <table:table-cell office:value-type="float" office:value="26.5038062674946">
                <text:p>26.50380626749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.4786294549297">
                <text:p>40.4786294549297</text:p>
              </table:table-cell>
              <table:table-cell office:value-type="float" office:value="19.525264402232">
                <text:p>19.5252644022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4.7003918079233">
                <text:p>34.7003918079233</text:p>
              </table:table-cell>
              <table:table-cell office:value-type="float" office:value="17.9582842584241">
                <text:p>17.95828425842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